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lsevierGulliver" svg:font-family="ElsevierGulliver, Georgia, 'Times New Roman', STIXGeneral, 'Cambria Math', Arial, Helvetica, 'Lucida Sans Unicode', 'Microsoft Sans Serif', 'Segoe UI Symbol', 'Arial Unicode MS', serif"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text-properties fo:font-size="10pt" style:font-size-asian="10pt" style:font-size-complex="10pt"/>
    </style:style>
    <style:style style:name="P2" style:family="paragraph" style:parent-style-name="Footnote">
      <style:text-properties fo:font-size="8pt" style:font-size-asian="8pt" style:font-size-complex="8pt"/>
    </style:style>
    <style:style style:name="P3" style:family="paragraph" style:parent-style-name="Heading_20_2">
      <style:text-properties officeooo:paragraph-rsid="001e177d"/>
    </style:style>
    <style:style style:name="P4"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1e177d"/>
    </style:style>
    <style:style style:name="P5" style:family="paragraph" style:parent-style-name="Text_20_body">
      <style:paragraph-properties fo:margin-left="0in" fo:margin-right="0in" fo:text-align="justify" style:justify-single-word="false" fo:text-indent="0in" style:auto-text-indent="false"/>
      <style:text-properties officeooo:paragraph-rsid="001e177d"/>
    </style:style>
    <style:style style:name="P6" style:family="paragraph" style:parent-style-name="Text_20_body">
      <style:paragraph-properties fo:text-align="justify" style:justify-single-word="false"/>
      <style:text-properties officeooo:paragraph-rsid="001e177d"/>
    </style:style>
    <style:style style:name="P7" style:family="paragraph" style:parent-style-name="Text_20_body">
      <style:paragraph-properties fo:text-align="justify" style:justify-single-word="false"/>
      <style:text-properties officeooo:paragraph-rsid="002328fe"/>
    </style:style>
    <style:style style:name="P8" style:family="paragraph" style:parent-style-name="Text_20_body">
      <loext:graphic-properties draw:fill-gradient-name="gradient" draw:fill-hatch-name="hatch"/>
      <style:paragraph-properties fo:margin-left="0in" fo:margin-right="0in" fo:line-height="100%" fo:text-indent="0in" style:auto-text-indent="false"/>
      <style:text-properties fo:font-weight="bold" officeooo:paragraph-rsid="001e177d" style:font-weight-asian="bold" style:font-weight-complex="bold"/>
    </style:style>
    <style:style style:name="P9" style:family="paragraph" style:parent-style-name="Text_20_body">
      <style:paragraph-properties fo:margin-left="0in" fo:margin-right="0in" fo:text-indent="0in" style:auto-text-indent="false"/>
      <style:text-properties fo:font-weight="bold" officeooo:paragraph-rsid="001e177d" style:font-weight-asian="bold" style:font-weight-complex="bold"/>
    </style:style>
    <style:style style:name="P10" style:family="paragraph" style:parent-style-name="Text_20_body">
      <style:paragraph-properties fo:margin-left="0in" fo:margin-right="0in" fo:text-indent="0in" style:auto-text-indent="false"/>
      <style:text-properties style:text-underline-style="solid" style:text-underline-width="auto" style:text-underline-color="font-color" fo:font-weight="bold" officeooo:rsid="000b769e" officeooo:paragraph-rsid="001e177d" style:font-weight-asian="bold" style:font-weight-complex="bold"/>
    </style:style>
    <style:style style:name="P11" style:family="paragraph" style:parent-style-name="Text_20_body">
      <loext:graphic-properties draw:fill-gradient-name="gradient" draw:fill-hatch-name="hatch"/>
      <style:paragraph-properties fo:line-height="100%" fo:text-align="justify" style:justify-single-word="false"/>
      <style:text-properties officeooo:paragraph-rsid="001e177d"/>
    </style:style>
    <style:style style:name="P12" style:family="paragraph">
      <style:text-properties officeooo:paragraph-rsid="001e177d"/>
    </style:style>
    <style:style style:name="P13" style:family="paragraph" style:parent-style-name="Text_20_body">
      <style:paragraph-properties fo:margin-left="0in" fo:margin-right="0in" fo:text-indent="0in" style:auto-text-indent="false"/>
      <style:text-properties officeooo:paragraph-rsid="001e177d"/>
    </style:style>
    <style:style style:name="P14" style:family="paragraph" style:parent-style-name="Text_20_body">
      <style:text-properties officeooo:paragraph-rsid="001e177d"/>
    </style:style>
    <style:style style:name="P15" style:family="paragraph">
      <style:paragraph-properties style:writing-mode="lr-tb"/>
      <style:text-properties officeooo:paragraph-rsid="001e177d"/>
    </style:style>
    <style:style style:name="P16" style:family="paragraph" style:parent-style-name="Text_20_body">
      <style:paragraph-properties style:writing-mode="lr-tb"/>
      <style:text-properties officeooo:paragraph-rsid="001e177d"/>
    </style:style>
    <style:style style:name="T1" style:family="text">
      <style:text-properties fo:font-variant="normal" fo:text-transform="none" fo:color="#2e2e2e" loext:opacity="100%" style:font-name="ElsevierGulliver" fo:font-size="9pt" fo:letter-spacing="normal" fo:font-style="normal" fo:font-weight="normal" style:font-size-asian="9pt" style:font-style-asian="normal" style:font-weight-asian="normal" style:font-weight-complex="bold"/>
    </style:style>
    <style:style style:name="T2" style:family="text">
      <style:text-properties fo:font-variant="normal" fo:text-transform="none" fo:color="#2e2e2e" loext:opacity="100%" style:font-name="ElsevierGulliver" fo:font-size="9pt" fo:letter-spacing="normal" fo:font-style="normal" style:font-size-asian="9pt" style:font-style-asian="normal"/>
    </style:style>
    <style:style style:name="T3" style:family="text">
      <style:text-properties fo:font-variant="normal" fo:text-transform="none" style:text-position="0% 100%" fo:font-size="10pt" fo:font-style="normal" style:text-underline-style="none" fo:font-weight="normal" style:font-size-asian="10pt" style:font-style-asian="normal" style:font-weight-asian="normal"/>
    </style:style>
    <style:style style:name="T4" style:family="text">
      <style:text-properties fo:font-variant="normal" fo:text-transform="none" style:text-position="0% 100%" fo:font-style="normal" style:text-underline-style="none" fo:font-weight="normal"/>
    </style:style>
    <style:style style:name="T5" style:family="text">
      <style:text-properties fo:font-variant="normal" fo:text-transform="none" style:text-position="0% 100%" style:text-underline-style="none" fo:font-weight="normal"/>
    </style:style>
    <style:style style:name="T6" style:family="text">
      <style:text-properties fo:font-variant="normal" fo:text-transform="none" style:text-position="0% 100%" style:text-underline-style="none" fo:font-weight="normal" officeooo:rsid="00213b08"/>
    </style:style>
    <style:style style:name="T7" style:family="text">
      <style:text-properties fo:font-variant="normal" fo:text-transform="none" style:text-position="0% 100%" fo:font-style="italic" style:text-underline-style="none" fo:font-weight="normal" style:font-style-asian="italic"/>
    </style:style>
    <style:style style:name="T8" style:family="text">
      <style:text-properties fo:font-variant="normal" fo:text-transform="none" style:text-position="0% 100%" fo:font-size="8pt" style:text-underline-style="none" fo:font-weight="normal" style:font-size-asian="8pt" style:font-size-complex="8pt"/>
    </style:style>
    <style:style style:name="T9" style:family="text">
      <style:text-properties fo:font-variant="normal" fo:text-transform="none" style:text-position="0% 100%" fo:font-size="8pt" fo:font-style="normal" style:text-underline-style="none" fo:font-weight="normal" style:font-size-asian="8pt" style:font-size-complex="8pt"/>
    </style:style>
    <style:style style:name="T10" style:family="text">
      <style:text-properties fo:font-variant="normal" fo:text-transform="none" style:text-position="0% 100%" fo:font-size="12pt" fo:font-style="normal" style:text-underline-style="none" fo:font-weight="normal" style:font-size-asian="12pt" style:font-style-asian="normal" style:font-weight-asian="normal" style:font-size-complex="12pt"/>
    </style:style>
    <style:style style:name="T11" style:family="text">
      <style:text-properties fo:font-variant="normal" fo:text-transform="none" style:text-position="super 58%" fo:font-size="10pt" fo:font-style="normal" style:text-underline-style="none" fo:font-weight="normal" officeooo:rsid="00213b08" style:font-size-asian="10pt" style:font-style-asian="normal" style:font-weight-asian="normal"/>
    </style:style>
    <style:style style:name="T12" style:family="text">
      <style:text-properties fo:font-variant="normal" fo:text-transform="none" style:text-position="super 58%" fo:font-size="12pt" fo:font-style="normal" style:text-underline-style="none" fo:font-weight="normal" officeooo:rsid="00213b08" style:font-size-asian="12pt" style:font-style-asian="normal" style:font-weight-asian="normal" style:font-size-complex="12pt"/>
    </style:style>
    <style:style style:name="T13" style:family="text">
      <style:text-properties officeooo:rsid="000b769e"/>
    </style:style>
    <style:style style:name="T14" style:family="text">
      <style:text-properties fo:font-weight="bold" style:font-weight-asian="bold" style:font-weight-complex="bold"/>
    </style:style>
    <style:style style:name="T15" style:family="text">
      <style:text-properties fo:font-weight="bold" officeooo:rsid="000b769e" style:font-weight-asian="bold"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0b769e" style:font-weight-asian="normal" style:font-weight-complex="normal"/>
    </style:style>
    <style:style style:name="T20" style:family="text">
      <style:text-properties fo:font-weight="normal" officeooo:rsid="001ee78b" style:font-weight-asian="normal" style:font-weight-complex="normal"/>
    </style:style>
    <style:style style:name="T21" style:family="text">
      <style:text-properties fo:font-weight="normal" officeooo:rsid="00213b08" style:font-weight-asian="normal" style:font-weight-complex="normal"/>
    </style:style>
    <style:style style:name="T22" style:family="text">
      <style:text-properties fo:font-weight="normal" officeooo:rsid="00215937" style:font-weight-asian="normal" style:font-weight-complex="normal"/>
    </style:style>
    <style:style style:name="T23" style:family="text">
      <style:text-properties fo:font-weight="normal" officeooo:rsid="002328fe" style:font-weight-asian="normal" style:font-weight-complex="normal"/>
    </style:style>
    <style:style style:name="T24" style:family="text">
      <style:text-properties officeooo:rsid="001e177d"/>
    </style:style>
    <style:style style:name="T25" style:family="text">
      <style:text-properties style:font-style-asian="italic"/>
    </style:style>
    <style:style style:name="T26" style:family="text">
      <style:text-properties officeooo:rsid="001ee78b"/>
    </style:style>
    <style:style style:name="T27" style:family="text">
      <style:text-properties officeooo:rsid="001fd05a"/>
    </style:style>
    <style:style style:name="T28" style:family="text">
      <style:text-properties style:text-position="super 58%" officeooo:rsid="00213b08"/>
    </style:style>
    <style:style style:name="T29" style:family="text">
      <style:text-properties style:text-position="super 58%" officeooo:rsid="002328fe"/>
    </style:style>
    <style:style style:name="T30" style:family="text">
      <style:text-properties officeooo:rsid="00213b08"/>
    </style:style>
    <style:style style:name="T31" style:family="text">
      <style:text-properties style:text-position="0% 100%" officeooo:rsid="002328fe"/>
    </style:style>
    <style:style style:name="T32" style:family="text">
      <style:text-properties officeooo:rsid="002328fe"/>
    </style:style>
    <style:style style:name="T33" style:family="text">
      <style:text-properties fo:font-size="12pt" style:font-size-asian="12pt" style:font-size-complex="12pt"/>
    </style:style>
    <style:style style:name="T34" style:family="text">
      <style:text-properties style:font-name="Liberation Serif" officeooo:rsid="002328f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 text:is-list-header="true"><text:span text:style-name="T24">1.2 </text:span>Crop Yield</text:h>
      <text:p text:style-name="P5">Earth Observation (EO) methods have long been established as a promising approach to support agricultural activities and food security at multiple spatio-temporal scales. Indeed, satellite remote sensing is increasingly being used to support government agencies ability to monitor agricultural water use, yield and irrigation delimitation at large spatial scales, allowing to support policy making, account for natural resources and mitigate the effects of climate change on agricultural production and food security, especially in data-scarce regions such as the African continent. <text:s/>Over the years, different methods have been developed to estimate crop yield based on EO imagery. </text:p>
      <text:p text:style-name="P5">These techniques can be largely grouped into 1) regression-based empirical models, 2) light-use efficiency (LUE) models, <text:s/><text:span text:style-name="T13">3</text:span>) data assimilation methods that calibrate/<text:span text:style-name="T13">force </text:span>crop growth models <text:span text:style-name="T32">using</text:span> remote sensing data <text:span text:style-name="T32">and</text:span> <text:span text:style-name="T13">4</text:span>) hybrid models that use crop growth models to <text:span text:style-name="T13">train</text:span> remote sensing-based regression models.</text:p>
      <text:p text:style-name="P5"/>
      <text:p text:style-name="P13"><text:span text:style-name="T14">1.2.1 Empirical models</text:span><text:span text:style-name="T14"/></text:p>
      <text:p text:style-name="P6">There is a large body of literature that have demonstrated a strong relation between crop yield and vegetation indices (V<text:span text:style-name="T27">I</text:span>s) from satellite imagery <text:note text:id="ftn20" text:note-class="footnote"><text:note-citation>1</text:note-citation><text:note-body><text:p text:style-name="P2"><text:reference-mark-start text:name="ZOTERO_ITEM CSL_CITATION {&quot;citationID&quot;:&quot;s5EtOfi9&quot;,&quot;properties&quot;:{&quot;formattedCitation&quot;:&quot;P. Bogn\\uc0\\u225{}r et al., \\uc0\\u8220{}Yield Forecasting for Wheat and Corn in Hungary by Satellite Remote Sensing,\\uc0\\u8221{} {\\i{}International Journal of Remote Sensing} 32, no. 17 (2011): 4759\\uc0\\u8211{}67, https://doi.org/10.1080/01431161.2010.493566.&quot;,&quot;plainCitation&quot;:&quot;P. Bognár et al., “Yield Forecasting for Wheat and Corn in Hungary by Satellite Remote Sensing,” International Journal of Remote Sensing 32, no. 17 (2011): 4759–67, https://doi.org/10.1080/01431161.2010.493566.&quot;,&quot;noteIndex&quot;:1},&quot;citationItems&quot;:[{&quot;id&quot;:3995,&quot;uris&quot;:[&quot;http://zotero.org/groups/4960551/items/IJFXEY2H&quot;],&quot;itemData&quot;:{&quot;id&quot;:3995,&quot;type&quot;:&quot;article-journal&quot;,&quot;abstract&quot;:&quot;We have developed an advanced version of our yield estimation method [Ferencz et al., 2004, Crop yield estimation by satellite remote sensing. International Journal of Remote Sensing, 25, pp. 4113-4149], that is able to provide reliable forecasts for corn and wheat, several weeks before the harvest. The forecasting method is based on the data of the Advanced Very High Resolution Radiometer (AVHRR) instruments of the National Oceanic and Atmospheric Administration's (NOAA) Polar Orbiting Environmental Satellites (POES). The method was applied to Hungary between the years 1996 and 2000. The forecasted yield values are all within 5% reliability with respect to the actual yield data produced by classic (non-satellite based) methods and provided by the Hungarian Statistical Office, with the exception of 1997, where the absolute error is about 8%. © 2011 Taylor &amp; Francis.&quot;,&quot;container-title&quot;:&quot;International Journal of Remote Sensing&quot;,&quot;DOI&quot;:&quot;10.1080/01431161.2010.493566&quot;,&quot;ISSN&quot;:&quot;13665901&quot;,&quot;issue&quot;:&quot;17&quot;,&quot;page&quot;:&quot;4759–4767&quot;,&quot;title&quot;:&quot;Yield forecasting for wheat and corn in Hungary by satellite remote sensing&quot;,&quot;volume&quot;:&quot;32&quot;,&quot;author&quot;:[{&quot;family&quot;:&quot;Bognár&quot;,&quot;given&quot;:&quot;P.&quot;},{&quot;family&quot;:&quot;Ferencz&quot;,&quot;given&quot;:&quot;Cs&quot;},{&quot;family&quot;:&quot;Pásztor&quot;,&quot;given&quot;:&quot;S. Z.&quot;},{&quot;family&quot;:&quot;Molnár&quot;,&quot;given&quot;:&quot;G.&quot;},{&quot;family&quot;:&quot;Timár&quot;,&quot;given&quot;:&quot;G.&quot;},{&quot;family&quot;:&quot;Hamar&quot;,&quot;given&quot;:&quot;D.&quot;},{&quot;family&quot;:&quot;Lichtenberger&quot;,&quot;given&quot;:&quot;J.&quot;},{&quot;family&quot;:&quot;Székely&quot;,&quot;given&quot;:&quot;B.&quot;},{&quot;family&quot;:&quot;Steinbach&quot;,&quot;given&quot;:&quot;P.&quot;},{&quot;family&quot;:&quot;Ferencz&quot;,&quot;given&quot;:&quot;O. E.&quot;}],&quot;issued&quot;:{&quot;date-parts&quot;:[[&quot;2011&quot;]]}}}],&quot;schema&quot;:&quot;https://github.com/citation-style-language/schema/raw/master/csl-citation.json&quot;} RNDShcss28iyu"/><text:span text:style-name="T5">P. Bognár et al., “Yield Forecasting for Wheat and Corn in Hungary by Satellite Remote Sensing,” </text:span><text:span text:style-name="T7">International Journal of Remote Sensing</text:span><text:span text:style-name="T5"> 32, no. 17 (2011): 4759–67, https://doi.org/10.1080/01431161.2010.493566.</text:span><text:reference-mark-end text:name="ZOTERO_ITEM CSL_CITATION {&quot;citationID&quot;:&quot;s5EtOfi9&quot;,&quot;properties&quot;:{&quot;formattedCitation&quot;:&quot;P. Bogn\\uc0\\u225{}r et al., \\uc0\\u8220{}Yield Forecasting for Wheat and Corn in Hungary by Satellite Remote Sensing,\\uc0\\u8221{} {\\i{}International Journal of Remote Sensing} 32, no. 17 (2011): 4759\\uc0\\u8211{}67, https://doi.org/10.1080/01431161.2010.493566.&quot;,&quot;plainCitation&quot;:&quot;P. Bognár et al., “Yield Forecasting for Wheat and Corn in Hungary by Satellite Remote Sensing,” International Journal of Remote Sensing 32, no. 17 (2011): 4759–67, https://doi.org/10.1080/01431161.2010.493566.&quot;,&quot;noteIndex&quot;:1},&quot;citationItems&quot;:[{&quot;id&quot;:3995,&quot;uris&quot;:[&quot;http://zotero.org/groups/4960551/items/IJFXEY2H&quot;],&quot;itemData&quot;:{&quot;id&quot;:3995,&quot;type&quot;:&quot;article-journal&quot;,&quot;abstract&quot;:&quot;We have developed an advanced version of our yield estimation method [Ferencz et al., 2004, Crop yield estimation by satellite remote sensing. International Journal of Remote Sensing, 25, pp. 4113-4149], that is able to provide reliable forecasts for corn and wheat, several weeks before the harvest. The forecasting method is based on the data of the Advanced Very High Resolution Radiometer (AVHRR) instruments of the National Oceanic and Atmospheric Administration's (NOAA) Polar Orbiting Environmental Satellites (POES). The method was applied to Hungary between the years 1996 and 2000. The forecasted yield values are all within 5% reliability with respect to the actual yield data produced by classic (non-satellite based) methods and provided by the Hungarian Statistical Office, with the exception of 1997, where the absolute error is about 8%. © 2011 Taylor &amp; Francis.&quot;,&quot;container-title&quot;:&quot;International Journal of Remote Sensing&quot;,&quot;DOI&quot;:&quot;10.1080/01431161.2010.493566&quot;,&quot;ISSN&quot;:&quot;13665901&quot;,&quot;issue&quot;:&quot;17&quot;,&quot;page&quot;:&quot;4759–4767&quot;,&quot;title&quot;:&quot;Yield forecasting for wheat and corn in Hungary by satellite remote sensing&quot;,&quot;volume&quot;:&quot;32&quot;,&quot;author&quot;:[{&quot;family&quot;:&quot;Bognár&quot;,&quot;given&quot;:&quot;P.&quot;},{&quot;family&quot;:&quot;Ferencz&quot;,&quot;given&quot;:&quot;Cs&quot;},{&quot;family&quot;:&quot;Pásztor&quot;,&quot;given&quot;:&quot;S. Z.&quot;},{&quot;family&quot;:&quot;Molnár&quot;,&quot;given&quot;:&quot;G.&quot;},{&quot;family&quot;:&quot;Timár&quot;,&quot;given&quot;:&quot;G.&quot;},{&quot;family&quot;:&quot;Hamar&quot;,&quot;given&quot;:&quot;D.&quot;},{&quot;family&quot;:&quot;Lichtenberger&quot;,&quot;given&quot;:&quot;J.&quot;},{&quot;family&quot;:&quot;Székely&quot;,&quot;given&quot;:&quot;B.&quot;},{&quot;family&quot;:&quot;Steinbach&quot;,&quot;given&quot;:&quot;P.&quot;},{&quot;family&quot;:&quot;Ferencz&quot;,&quot;given&quot;:&quot;O. E.&quot;}],&quot;issued&quot;:{&quot;date-parts&quot;:[[&quot;2011&quot;]]}}}],&quot;schema&quot;:&quot;https://github.com/citation-style-language/schema/raw/master/csl-citation.json&quot;} RNDShcss28iyu"/></text:p></text:note-body></text:note><text:s/><text:note text:id="ftn25" text:note-class="footnote"><text:note-citation>2</text:note-citation><text:note-body><text:p text:style-name="P2"><text:reference-mark-start text:name="ZOTERO_ITEM CSL_CITATION {&quot;citationID&quot;:&quot;byP5JykI&quot;,&quot;properties&quot;:{&quot;formattedCitation&quot;:&quot;B. Franch et al., \\uc0\\u8220{}Remote Sensing Based Yield Monitoring: Application to Winter Wheat in United States and Ukraine,\\uc0\\u8221{} {\\i{}International Journal of Applied Earth Observation and Geoinformation} 76, no. November 2018 (2019): 112\\uc0\\u8211{}27, https://doi.org/10.1016/j.jag.2018.11.012.&quot;,&quot;plainCitation&quot;:&quot;B. Franch et al., “Remote Sensing Based Yield Monitoring: Application to Winter Wheat in United States and Ukraine,” International Journal of Applied Earth Observation and Geoinformation 76, no. November 2018 (2019): 112–27, https://doi.org/10.1016/j.jag.2018.11.012.&quot;,&quot;noteIndex&quot;:2},&quot;citationItems&quot;:[{&quot;id&quot;:3987,&quot;uris&quot;:[&quot;http://zotero.org/groups/4960551/items/3U4RL2QR&quot;],&quot;itemData&quot;:{&quot;id&quot;:3987,&quot;type&quot;:&quot;article-journal&quot;,&quot;abstract&quot;:&quot;Accurate and timely crop yield forecasts are critical for making informed agricultural policies and investments, as well as increasing market efficiency and stability. Earth observation data from space can contribute to agricultural monitoring, including crop yield assessment and forecasting. In this study, we present a new crop yield model based on the Difference Vegetation Index (DVI) extracted from Moderate Resolution Imaging Spectroradiometer (MODIS) data at 1 km resolution and the un-mixing of DVI at coarse resolution to a pure wheat signal (100% of wheat within the pixel). The model was applied to estimate the national and subnational winter wheat yield in the United States and Ukraine from 2001 to 2017. The model at the subnational level shows very good performance for both countries with a coefficient of determination higher than 0.7 and a root mean square error (RMSE) of lower than 0.6 t/ha (15–18%). At the national level for the United States (US) and Ukraine the model provides a strong coefficient of determination of 0.81 and 0.86, respectively, which demonstrates good performance at this scale. The model was also able to capture low winter wheat yields during years with extreme weather events, for example 2002 in US and 2003 in Ukraine. The RMSE of the model for the US at the national scale is 0.11 t/ha (3.7%) while for Ukraine it is 0.27 t/ha (8.4%).&quot;,&quot;container-title&quot;:&quot;International Journal of Applied Earth Observation and Geoinformation&quot;,&quot;DOI&quot;:&quot;10.1016/j.jag.2018.11.012&quot;,&quot;ISSN&quot;:&quot;1872826X&quot;,&quot;issue&quot;:&quot;November 2018&quot;,&quot;note&quot;:&quot;publisher: Elsevier&quot;,&quot;page&quot;:&quot;112–127&quot;,&quot;title&quot;:&quot;Remote sensing based yield monitoring: Application to winter wheat in United States and Ukraine&quot;,&quot;volume&quot;:&quot;76&quot;,&quot;author&quot;:[{&quot;family&quot;:&quot;Franch&quot;,&quot;given&quot;:&quot;B.&quot;},{&quot;family&quot;:&quot;Vermote&quot;,&quot;given&quot;:&quot;E. F.&quot;},{&quot;family&quot;:&quot;Skakun&quot;,&quot;given&quot;:&quot;S.&quot;},{&quot;family&quot;:&quot;Roger&quot;,&quot;given&quot;:&quot;J. C.&quot;},{&quot;family&quot;:&quot;Becker-Reshef&quot;,&quot;given&quot;:&quot;I.&quot;},{&quot;family&quot;:&quot;Murphy&quot;,&quot;given&quot;:&quot;E.&quot;},{&quot;family&quot;:&quot;Justice&quot;,&quot;given&quot;:&quot;C.&quot;}],&quot;issued&quot;:{&quot;date-parts&quot;:[[&quot;2019&quot;]]}}}],&quot;schema&quot;:&quot;https://github.com/citation-style-language/schema/raw/master/csl-citation.json&quot;} RNDy09ycpdW1l"/><text:span text:style-name="T5">B. Franch et al., “Remote Sensing Based Yield Monitoring: Application to Winter Wheat in United States and Ukraine,” </text:span><text:span text:style-name="T7">International Journal of Applied Earth Observation and Geoinformation</text:span><text:span text:style-name="T5"> 76, no. November 2018 (2019): 112–27, https://doi.org/10.1016/j.jag.2018.11.012.</text:span><text:reference-mark-end text:name="ZOTERO_ITEM CSL_CITATION {&quot;citationID&quot;:&quot;byP5JykI&quot;,&quot;properties&quot;:{&quot;formattedCitation&quot;:&quot;B. Franch et al., \\uc0\\u8220{}Remote Sensing Based Yield Monitoring: Application to Winter Wheat in United States and Ukraine,\\uc0\\u8221{} {\\i{}International Journal of Applied Earth Observation and Geoinformation} 76, no. November 2018 (2019): 112\\uc0\\u8211{}27, https://doi.org/10.1016/j.jag.2018.11.012.&quot;,&quot;plainCitation&quot;:&quot;B. Franch et al., “Remote Sensing Based Yield Monitoring: Application to Winter Wheat in United States and Ukraine,” International Journal of Applied Earth Observation and Geoinformation 76, no. November 2018 (2019): 112–27, https://doi.org/10.1016/j.jag.2018.11.012.&quot;,&quot;noteIndex&quot;:2},&quot;citationItems&quot;:[{&quot;id&quot;:3987,&quot;uris&quot;:[&quot;http://zotero.org/groups/4960551/items/3U4RL2QR&quot;],&quot;itemData&quot;:{&quot;id&quot;:3987,&quot;type&quot;:&quot;article-journal&quot;,&quot;abstract&quot;:&quot;Accurate and timely crop yield forecasts are critical for making informed agricultural policies and investments, as well as increasing market efficiency and stability. Earth observation data from space can contribute to agricultural monitoring, including crop yield assessment and forecasting. In this study, we present a new crop yield model based on the Difference Vegetation Index (DVI) extracted from Moderate Resolution Imaging Spectroradiometer (MODIS) data at 1 km resolution and the un-mixing of DVI at coarse resolution to a pure wheat signal (100% of wheat within the pixel). The model was applied to estimate the national and subnational winter wheat yield in the United States and Ukraine from 2001 to 2017. The model at the subnational level shows very good performance for both countries with a coefficient of determination higher than 0.7 and a root mean square error (RMSE) of lower than 0.6 t/ha (15–18%). At the national level for the United States (US) and Ukraine the model provides a strong coefficient of determination of 0.81 and 0.86, respectively, which demonstrates good performance at this scale. The model was also able to capture low winter wheat yields during years with extreme weather events, for example 2002 in US and 2003 in Ukraine. The RMSE of the model for the US at the national scale is 0.11 t/ha (3.7%) while for Ukraine it is 0.27 t/ha (8.4%).&quot;,&quot;container-title&quot;:&quot;International Journal of Applied Earth Observation and Geoinformation&quot;,&quot;DOI&quot;:&quot;10.1016/j.jag.2018.11.012&quot;,&quot;ISSN&quot;:&quot;1872826X&quot;,&quot;issue&quot;:&quot;November 2018&quot;,&quot;note&quot;:&quot;publisher: Elsevier&quot;,&quot;page&quot;:&quot;112–127&quot;,&quot;title&quot;:&quot;Remote sensing based yield monitoring: Application to winter wheat in United States and Ukraine&quot;,&quot;volume&quot;:&quot;76&quot;,&quot;author&quot;:[{&quot;family&quot;:&quot;Franch&quot;,&quot;given&quot;:&quot;B.&quot;},{&quot;family&quot;:&quot;Vermote&quot;,&quot;given&quot;:&quot;E. F.&quot;},{&quot;family&quot;:&quot;Skakun&quot;,&quot;given&quot;:&quot;S.&quot;},{&quot;family&quot;:&quot;Roger&quot;,&quot;given&quot;:&quot;J. C.&quot;},{&quot;family&quot;:&quot;Becker-Reshef&quot;,&quot;given&quot;:&quot;I.&quot;},{&quot;family&quot;:&quot;Murphy&quot;,&quot;given&quot;:&quot;E.&quot;},{&quot;family&quot;:&quot;Justice&quot;,&quot;given&quot;:&quot;C.&quot;}],&quot;issued&quot;:{&quot;date-parts&quot;:[[&quot;2019&quot;]]}}}],&quot;schema&quot;:&quot;https://github.com/citation-style-language/schema/raw/master/csl-citation.json&quot;} RNDy09ycpdW1l"/></text:p></text:note-body></text:note><text:s/><text:note text:id="ftn26" text:note-class="footnote"><text:note-citation>3</text:note-citation><text:note-body><text:p text:style-name="P2"><text:reference-mark-start text:name="ZOTERO_ITEM CSL_CITATION {&quot;citationID&quot;:&quot;deuLI4Yk&quot;,&quot;properties&quot;:{&quot;formattedCitation&quot;:&quot;Chris Funk and Michael E. Budde, \\uc0\\u8220{}Phenologically-Tuned MODIS NDVI-Based Production Anomaly Estimates for Zimbabwe,\\uc0\\u8221{} {\\i{}Remote Sensing of Environment} 113, no. 1 (January 15, 2009): 115\\uc0\\u8211{}25, https://doi.org/10.1016/j.rse.2008.08.015.&quot;,&quot;plainCitation&quot;:&quot;Chris Funk and Michael E. Budde, “Phenologically-Tuned MODIS NDVI-Based Production Anomaly Estimates for Zimbabwe,” Remote Sensing of Environment 113, no. 1 (January 15, 2009): 115–25, https://doi.org/10.1016/j.rse.2008.08.015.&quot;,&quot;noteIndex&quot;:3},&quot;citationItems&quot;:[{&quot;id&quot;:4008,&quot;uris&quot;:[&quot;http://zotero.org/groups/4960551/items/G8FWPPQE&quot;],&quot;itemData&quot;:{&quot;id&quot;:4008,&quot;type&quot;:&quot;article-journal&quot;,&quot;abstract&quot;:&quot;For thirty years, simple crop water balance models have been used by the early warning community to monitor agricultural drought. These models estimate and accumulate actual crop evapotranspiration, evaluating environmental conditions based on crop water requirements. Unlike seasonal rainfall totals, these models take into account the phenology of the crop, emphasizing conditions during the peak grain filling phase of crop growth. In this paper we describe an analogous metric of crop performance based on time series of Moderate Resolution Imaging Spectroradiometer (MODIS) Normalized Difference Vegetation Index (NDVI) imagery. A special temporal filter is used to screen for cloud contamination. Regional NDVI time series are then composited for cultivated areas, and adjusted temporally according to the timing of the rainy season. This adjustment standardizes the NDVI response vis-à-vis the expected phenological response of maize. A national time series index is then created by taking the cropped-area weighted average of the regional series. This national time series provides an effective summary of vegetation response in agricultural areas, and allows for the identification of NDVI green-up during grain filling. Onset-adjusted NDVI values following the grain filling period are well correlated with U.S. Department of Agriculture production figures, possess desirable linear characteristics, and perform better than more common indices such as maximum seasonal NDVI or seasonally averaged NDVI. Thus, just as appropriately calibrated crop water balance models can provide more information than seasonal rainfall totals, the appropriate agro-phenological filtering of NDVI can improve the utility and accuracy of space-based agricultural monitoring.&quot;,&quot;container-title&quot;:&quot;Remote Sensing of Environment&quot;,&quot;DOI&quot;:&quot;10.1016/j.rse.2008.08.015&quot;,&quot;ISSN&quot;:&quot;0034-4257&quot;,&quot;issue&quot;:&quot;1&quot;,&quot;journalAbbreviation&quot;:&quot;Remote Sensing of Environment&quot;,&quot;language&quot;:&quot;en&quot;,&quot;page&quot;:&quot;115-125&quot;,&quot;source&quot;:&quot;ScienceDirect&quot;,&quot;title&quot;:&quot;Phenologically-tuned MODIS NDVI-based production anomaly estimates for Zimbabwe&quot;,&quot;volume&quot;:&quot;113&quot;,&quot;author&quot;:[{&quot;family&quot;:&quot;Funk&quot;,&quot;given&quot;:&quot;Chris&quot;},{&quot;family&quot;:&quot;Budde&quot;,&quot;given&quot;:&quot;Michael E.&quot;}],&quot;issued&quot;:{&quot;date-parts&quot;:[[&quot;2009&quot;,1,15]]}}}],&quot;schema&quot;:&quot;https://github.com/citation-style-language/schema/raw/master/csl-citation.json&quot;} RNDEwubfRfbX5"/><text:span text:style-name="T5">Chris Funk and Michael E. Budde, “Phenologically-Tuned MODIS NDVI-Based Production Anomaly Estimates for Zimbabwe,” </text:span><text:span text:style-name="T7">Remote Sensing of Environment</text:span><text:span text:style-name="T5"> 113, no. 1 (January 15, 2009): 115–25, https://doi.org/10.1016/j.rse.2008.08.015.</text:span><text:reference-mark-end text:name="ZOTERO_ITEM CSL_CITATION {&quot;citationID&quot;:&quot;deuLI4Yk&quot;,&quot;properties&quot;:{&quot;formattedCitation&quot;:&quot;Chris Funk and Michael E. Budde, \\uc0\\u8220{}Phenologically-Tuned MODIS NDVI-Based Production Anomaly Estimates for Zimbabwe,\\uc0\\u8221{} {\\i{}Remote Sensing of Environment} 113, no. 1 (January 15, 2009): 115\\uc0\\u8211{}25, https://doi.org/10.1016/j.rse.2008.08.015.&quot;,&quot;plainCitation&quot;:&quot;Chris Funk and Michael E. Budde, “Phenologically-Tuned MODIS NDVI-Based Production Anomaly Estimates for Zimbabwe,” Remote Sensing of Environment 113, no. 1 (January 15, 2009): 115–25, https://doi.org/10.1016/j.rse.2008.08.015.&quot;,&quot;noteIndex&quot;:3},&quot;citationItems&quot;:[{&quot;id&quot;:4008,&quot;uris&quot;:[&quot;http://zotero.org/groups/4960551/items/G8FWPPQE&quot;],&quot;itemData&quot;:{&quot;id&quot;:4008,&quot;type&quot;:&quot;article-journal&quot;,&quot;abstract&quot;:&quot;For thirty years, simple crop water balance models have been used by the early warning community to monitor agricultural drought. These models estimate and accumulate actual crop evapotranspiration, evaluating environmental conditions based on crop water requirements. Unlike seasonal rainfall totals, these models take into account the phenology of the crop, emphasizing conditions during the peak grain filling phase of crop growth. In this paper we describe an analogous metric of crop performance based on time series of Moderate Resolution Imaging Spectroradiometer (MODIS) Normalized Difference Vegetation Index (NDVI) imagery. A special temporal filter is used to screen for cloud contamination. Regional NDVI time series are then composited for cultivated areas, and adjusted temporally according to the timing of the rainy season. This adjustment standardizes the NDVI response vis-à-vis the expected phenological response of maize. A national time series index is then created by taking the cropped-area weighted average of the regional series. This national time series provides an effective summary of vegetation response in agricultural areas, and allows for the identification of NDVI green-up during grain filling. Onset-adjusted NDVI values following the grain filling period are well correlated with U.S. Department of Agriculture production figures, possess desirable linear characteristics, and perform better than more common indices such as maximum seasonal NDVI or seasonally averaged NDVI. Thus, just as appropriately calibrated crop water balance models can provide more information than seasonal rainfall totals, the appropriate agro-phenological filtering of NDVI can improve the utility and accuracy of space-based agricultural monitoring.&quot;,&quot;container-title&quot;:&quot;Remote Sensing of Environment&quot;,&quot;DOI&quot;:&quot;10.1016/j.rse.2008.08.015&quot;,&quot;ISSN&quot;:&quot;0034-4257&quot;,&quot;issue&quot;:&quot;1&quot;,&quot;journalAbbreviation&quot;:&quot;Remote Sensing of Environment&quot;,&quot;language&quot;:&quot;en&quot;,&quot;page&quot;:&quot;115-125&quot;,&quot;source&quot;:&quot;ScienceDirect&quot;,&quot;title&quot;:&quot;Phenologically-tuned MODIS NDVI-based production anomaly estimates for Zimbabwe&quot;,&quot;volume&quot;:&quot;113&quot;,&quot;author&quot;:[{&quot;family&quot;:&quot;Funk&quot;,&quot;given&quot;:&quot;Chris&quot;},{&quot;family&quot;:&quot;Budde&quot;,&quot;given&quot;:&quot;Michael E.&quot;}],&quot;issued&quot;:{&quot;date-parts&quot;:[[&quot;2009&quot;,1,15]]}}}],&quot;schema&quot;:&quot;https://github.com/citation-style-language/schema/raw/master/csl-citation.json&quot;} RNDEwubfRfbX5"/></text:p></text:note-body></text:note><text:s/>. Indeed, these methods generally establish an empirical relationship between VIs and observed crop yield. Subsequently, these calibrated empirical models are applied to predict and/<text:span text:style-name="T32">or</text:span> forecast crop yield for upcoming seasons. Most of the developed models used aggregated VIs over a period of time, rather than instantaneous satellite overpasses, as the relation of crop yield and spectral characteristics varies with crop growth, while temporal aggregation also limits the effects of other factors (e.g. clouds, soils) that affect the vegetation spectral response<text:note text:id="ftn27" text:note-class="footnote"><text:note-citation>4</text:note-citation><text:note-body><text:p text:style-name="P2"><text:reference-mark-start text:name="ZOTERO_ITEM CSL_CITATION {&quot;citationID&quot;:&quot;aXwVHlDj&quot;,&quot;properties&quot;:{&quot;formattedCitation&quot;:&quot;L. Karthikeyan, Ila Chawla, and Ashok K. Mishra, \\uc0\\u8220{}A Review of Remote Sensing Applications in Agriculture for Food Security: Crop Growth and Yield, Irrigation, and Crop Losses,\\uc0\\u8221{} {\\i{}Journal of Hydrology} 586 (July 1, 2020): 124905, https://doi.org/10.1016/j.jhydrol.2020.124905.&quot;,&quot;plainCitation&quot;:&quot;L. Karthikeyan, Ila Chawla, and Ashok K. Mishra, “A Review of Remote Sensing Applications in Agriculture for Food Security: Crop Growth and Yield, Irrigation, and Crop Losses,” Journal of Hydrology 586 (July 1, 2020): 124905, https://doi.org/10.1016/j.jhydrol.2020.124905.&quot;,&quot;noteIndex&quot;: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bGent0I64j"/><text:span text:style-name="T5">L. Karthikeyan, Ila Chawla, and Ashok K. Mishra, “A Review of Remote Sensing Applications in Agriculture for Food Security: Crop Growth and Yield, Irrigation, and Crop Losses,” </text:span><text:span text:style-name="T7">Journal of Hydrology</text:span><text:span text:style-name="T5"> 586 (July 1, 2020): 124905, https://doi.org/10.1016/j.jhydrol.2020.124905.</text:span><text:reference-mark-end text:name="ZOTERO_ITEM CSL_CITATION {&quot;citationID&quot;:&quot;aXwVHlDj&quot;,&quot;properties&quot;:{&quot;formattedCitation&quot;:&quot;L. Karthikeyan, Ila Chawla, and Ashok K. Mishra, \\uc0\\u8220{}A Review of Remote Sensing Applications in Agriculture for Food Security: Crop Growth and Yield, Irrigation, and Crop Losses,\\uc0\\u8221{} {\\i{}Journal of Hydrology} 586 (July 1, 2020): 124905, https://doi.org/10.1016/j.jhydrol.2020.124905.&quot;,&quot;plainCitation&quot;:&quot;L. Karthikeyan, Ila Chawla, and Ashok K. Mishra, “A Review of Remote Sensing Applications in Agriculture for Food Security: Crop Growth and Yield, Irrigation, and Crop Losses,” Journal of Hydrology 586 (July 1, 2020): 124905, https://doi.org/10.1016/j.jhydrol.2020.124905.&quot;,&quot;noteIndex&quot;: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bGent0I64j"/></text:p></text:note-body></text:note>. Indeed, there is a general consensus that the relationship between spectral VIs and crop yield is largely dependent on the seasonal timing of observation and aggregation. The extensive literature on the NDVI-yield relationship suggest mid-to-late season NDVI better represent<text:span text:style-name="T32">s</text:span> yield estimates than maximum NDVI or other seasonal integration<text:span text:style-name="T29">3</text:span>. For example, Rasmussen (1992)<text:note text:id="ftn29" text:note-class="footnote"><text:note-citation>5</text:note-citation><text:note-body><text:p text:style-name="P2"><text:reference-mark-start text:name="ZOTERO_ITEM CSL_CITATION {&quot;citationID&quot;:&quot;gqIRGGlA&quot;,&quot;properties&quot;:{&quot;formattedCitation&quot;:&quot;M. S. RASMUSSEN, \\uc0\\u8220{}Assessment of Millet Yields and Production in Northern Burkina Faso Using Integrated NDVI from the AVHRR.,\\uc0\\u8221{} {\\i{}International Journal of Remote Sensing} 13, no. 18 (December 1, 1992): 3431\\uc0\\u8211{}42, https://doi.org/10.1080/01431169208904132.&quot;,&quot;plainCitation&quot;:&quot;M. S. RASMUSSEN, “Assessment of Millet Yields and Production in Northern Burkina Faso Using Integrated NDVI from the AVHRR.,” International Journal of Remote Sensing 13, no. 18 (December 1, 1992): 3431–42, https://doi.org/10.1080/01431169208904132.&quot;,&quot;noteIndex&quot;:5},&quot;citationItems&quot;:[{&quot;id&quot;:4011,&quot;uris&quot;:[&quot;http://zotero.org/groups/4960551/items/WADL83WM&quot;],&quot;itemData&quot;:{&quot;id&quot;:4011,&quot;type&quot;:&quot;article-journal&quot;,&quot;abstract&quot;:&quot;It is possible to assess crop yields at the end of the growing season in a semi-arid environment using data from meteorological satellites. This is the result of a work carried out in northern Burkina Faso. The technique used is based on linear correlation between millet yield and the time integral of the Normalized Difference Vegetation Index (iNDVI) derived from NOAA AVHRR data. In contrast to earlier related studies, the correlation has been established using satellite data extracted exclusively within the agricultural domain. The integration period for the iNDVI correponds to the reproductive phase only of the growing period of millet. Furthermore, iNDVI can also be used to estimate the acreage or the agricultural domain, by the application of a suitable threshold to classify areas into agricultural and non-agricultural domains. It is therefore possible to assess the yield and the acreage of the agricultural domain and to derive an estimate of the millet production of the area by the end of the season, on the basis of NOAA AVHRR data alone.&quot;,&quot;container-title&quot;:&quot;International Journal of Remote Sensing&quot;,&quot;DOI&quot;:&quot;10.1080/01431169208904132&quot;,&quot;ISSN&quot;:&quot;0143-1161&quot;,&quot;issue&quot;:&quot;18&quot;,&quot;note&quot;:&quot;publisher: Taylor &amp; Francis\n_eprint: https://doi.org/10.1080/01431169208904132&quot;,&quot;page&quot;:&quot;3431-3442&quot;,&quot;source&quot;:&quot;Taylor and Francis+NEJM&quot;,&quot;title&quot;:&quot;Assessment of millet yields and production in northern Burkina Faso using integrated NDVI from the AVHRR.&quot;,&quot;volume&quot;:&quot;13&quot;,&quot;author&quot;:[{&quot;family&quot;:&quot;RASMUSSEN&quot;,&quot;given&quot;:&quot;M. S.&quot;}],&quot;issued&quot;:{&quot;date-parts&quot;:[[&quot;1992&quot;,12,1]]}}}],&quot;schema&quot;:&quot;https://github.com/citation-style-language/schema/raw/master/csl-citation.json&quot;} RNDQvbT3L1UzW"/><text:span text:style-name="T5">M. S. RASMUSSEN, “Assessment of Millet Yields and Production in Northern Burkina Faso Using Integrated NDVI from the AVHRR.,” </text:span><text:span text:style-name="T7">International Journal of Remote Sensing</text:span><text:span text:style-name="T5"> 13, no. 18 (December 1, 1992): 3431–42, https://doi.org/10.1080/01431169208904132.</text:span><text:reference-mark-end text:name="ZOTERO_ITEM CSL_CITATION {&quot;citationID&quot;:&quot;gqIRGGlA&quot;,&quot;properties&quot;:{&quot;formattedCitation&quot;:&quot;M. S. RASMUSSEN, \\uc0\\u8220{}Assessment of Millet Yields and Production in Northern Burkina Faso Using Integrated NDVI from the AVHRR.,\\uc0\\u8221{} {\\i{}International Journal of Remote Sensing} 13, no. 18 (December 1, 1992): 3431\\uc0\\u8211{}42, https://doi.org/10.1080/01431169208904132.&quot;,&quot;plainCitation&quot;:&quot;M. S. RASMUSSEN, “Assessment of Millet Yields and Production in Northern Burkina Faso Using Integrated NDVI from the AVHRR.,” International Journal of Remote Sensing 13, no. 18 (December 1, 1992): 3431–42, https://doi.org/10.1080/01431169208904132.&quot;,&quot;noteIndex&quot;:5},&quot;citationItems&quot;:[{&quot;id&quot;:4011,&quot;uris&quot;:[&quot;http://zotero.org/groups/4960551/items/WADL83WM&quot;],&quot;itemData&quot;:{&quot;id&quot;:4011,&quot;type&quot;:&quot;article-journal&quot;,&quot;abstract&quot;:&quot;It is possible to assess crop yields at the end of the growing season in a semi-arid environment using data from meteorological satellites. This is the result of a work carried out in northern Burkina Faso. The technique used is based on linear correlation between millet yield and the time integral of the Normalized Difference Vegetation Index (iNDVI) derived from NOAA AVHRR data. In contrast to earlier related studies, the correlation has been established using satellite data extracted exclusively within the agricultural domain. The integration period for the iNDVI correponds to the reproductive phase only of the growing period of millet. Furthermore, iNDVI can also be used to estimate the acreage or the agricultural domain, by the application of a suitable threshold to classify areas into agricultural and non-agricultural domains. It is therefore possible to assess the yield and the acreage of the agricultural domain and to derive an estimate of the millet production of the area by the end of the season, on the basis of NOAA AVHRR data alone.&quot;,&quot;container-title&quot;:&quot;International Journal of Remote Sensing&quot;,&quot;DOI&quot;:&quot;10.1080/01431169208904132&quot;,&quot;ISSN&quot;:&quot;0143-1161&quot;,&quot;issue&quot;:&quot;18&quot;,&quot;note&quot;:&quot;publisher: Taylor &amp; Francis\n_eprint: https://doi.org/10.1080/01431169208904132&quot;,&quot;page&quot;:&quot;3431-3442&quot;,&quot;source&quot;:&quot;Taylor and Francis+NEJM&quot;,&quot;title&quot;:&quot;Assessment of millet yields and production in northern Burkina Faso using integrated NDVI from the AVHRR.&quot;,&quot;volume&quot;:&quot;13&quot;,&quot;author&quot;:[{&quot;family&quot;:&quot;RASMUSSEN&quot;,&quot;given&quot;:&quot;M. S.&quot;}],&quot;issued&quot;:{&quot;date-parts&quot;:[[&quot;1992&quot;,12,1]]}}}],&quot;schema&quot;:&quot;https://github.com/citation-style-language/schema/raw/master/csl-citation.json&quot;} RNDQvbT3L1UzW"/></text:p></text:note-body></text:note> demonstrated that early season NDVI had no significant relationship with millet yield (r2 &gt; 0.1), while NDVI values 30 days after the peak maximum NDVI explained 90% of the variance of observed yields in Burkina Faso. <text:span text:style-name="T10">Bognár et al. (2011)</text:span><text:span text:style-name="T12">1</text:span><text:span text:style-name="T33"> found that they could could successfully forecast county-level <text:s/>winter wheat yield in Hungary up to 50 days before harvest and county-level corn up to 70 days harvest using near-infrared (NIR)-based spectral indices from the National Oceanic and Atmospheric Administration’s (NOAA) Advanced Very High Resolution Radiometer (AVHRR).</text:span> The study by Funk and Budde (2009)<text:span text:style-name="T28">3</text:span> also stressed the importance of temporal smoothing to reduce atmospheric contamination and applying masks to remove non-agricultural vegetation signals, including removing pre-season vegetation signals for <text:soft-page-break/>increased robustness, in developing scale-invariant empirical models in in East Africa (i.e., Kenya and Zimbabwe). </text:p>
      <text:p text:style-name="P7">While most empirical models for crop yield have been based using VIs from the shortwave optical region (i.e. 0.4-2.5 <text:span text:style-name="T34">µ</text:span>m), certain studies have also explore the use of thermal infrared (TIR: 8-14 <text:span text:style-name="T34">µ</text:span>m) remote sensing to better incorporate the effects of seasonal droughts on crop yield predictions. Johnson (2014)<text:note text:id="ftn31" text:note-class="footnote"><text:note-citation>6</text:note-citation><text:note-body><text:p text:style-name="P2"><text:reference-mark-start text:name="ZOTERO_ITEM CSL_CITATION {&quot;citationID&quot;:&quot;vuw7iza3&quot;,&quot;properties&quot;:{&quot;formattedCitation&quot;:&quot;David M. Johnson, \\uc0\\u8220{}An Assessment of Pre- and within-Season Remotely Sensed Variables for Forecasting Corn and Soybean Yields in the United States,\\uc0\\u8221{} {\\i{}Remote Sensing of Environment} 141 (February 5, 2014): 116\\uc0\\u8211{}28, https://doi.org/10.1016/j.rse.2013.10.027.&quot;,&quot;plainCitation&quot;:&quot;David M. Johnson, “An Assessment of Pre- and within-Season Remotely Sensed Variables for Forecasting Corn and Soybean Yields in the United States,” Remote Sensing of Environment 141 (February 5, 2014): 116–28, https://doi.org/10.1016/j.rse.2013.10.027.&quot;,&quot;noteIndex&quot;:6},&quot;citationItems&quot;:[{&quot;id&quot;:4012,&quot;uris&quot;:[&quot;http://zotero.org/groups/4960551/items/C9WCSKQ5&quot;],&quot;itemData&quot;:{&quot;id&quot;:4012,&quot;type&quot;:&quot;article-journal&quot;,&quot;abstract&quot;:&quot;Four timely and broadly available remotely sensed datasets were assessed for inclusion into county-level corn and soybean yield forecasting efforts focused on the Corn Belt region of the central United States (US). Those datasets were the (1) Normalized Difference Vegetation Index (NDVI) as derived from the Terra satellite's Moderate Resolution Imaging Spectroradiometer (MODIS), (2) daytime and (3) nighttime land surface temperature (LST) as derived from Aqua satellite's MODIS, and (4) precipitation from the National Weather Service (NWS) Nexrad-based gridded data product. The originating MODIS data utilized were the globally produced 8-day, clear sky composited science products (MOD09Q1 and MYD11A2), while the US-wide NWS data were manipulated to mesh with the MODIS imagery both spatially and temporally by regridding and summing the otherwise daily measurements. The crop growing seasons of 2006–2011 were analyzed with each year bounded by 32 8-day periods from mid-February through late October. Land cover classifications known as the Cropland Data Layer as produced annually by the National Agricultural Statistics Service (NASS) were used to isolate the input dataset pixels as to corn and soybeans for each of the corresponding years. The relevant pixels were then averaged by crop and time period to produce a county-level estimate of NDVI, the LSTs, and precipitation. They in turn were related to official annual NASS county level yield statistics. For the Corn Belt region as a whole, both corn and soybean yields were found to be positively correlated with NDVI in the middle of the summer and negatively correlated to daytime LST at that same time. Nighttime LST and precipitation showed no correlations to yield, regardless of the time prior or during the growing season. There was also slight suggestion of low NDVI and high daytime LST in the spring being positively related to final yields, again for both crops. Taking only NDVI and daytime LST as inputs from the 2006–2011 dataset, regression tree-based models were built and county-level, within-sample coefficients of determination (R2) of 0.93 were found for both crops. Limiting the models by systematically removing late season data showed the model performance to remain strong even at mid-season and still viable even earlier. Finally, the derived models were used to predict out-of-sample for the 2012 season, which ended up having an anomalous drought. Yet, the county-level results compared reasonably well against official statistics with R2=0.77 for corn and 0.71 for soybeans. The root-mean-square errors were 1.26 and 0.42metrictonsper hectare, respectively.&quot;,&quot;container-title&quot;:&quot;Remote Sensing of Environment&quot;,&quot;DOI&quot;:&quot;10.1016/j.rse.2013.10.027&quot;,&quot;ISSN&quot;:&quot;0034-4257&quot;,&quot;journalAbbreviation&quot;:&quot;Remote Sensing of Environment&quot;,&quot;language&quot;:&quot;en&quot;,&quot;page&quot;:&quot;116-128&quot;,&quot;source&quot;:&quot;ScienceDirect&quot;,&quot;title&quot;:&quot;An assessment of pre- and within-season remotely sensed variables for forecasting corn and soybean yields in the United States&quot;,&quot;volume&quot;:&quot;141&quot;,&quot;author&quot;:[{&quot;family&quot;:&quot;Johnson&quot;,&quot;given&quot;:&quot;David M.&quot;}],&quot;issued&quot;:{&quot;date-parts&quot;:[[&quot;2014&quot;,2,5]]}}}],&quot;schema&quot;:&quot;https://github.com/citation-style-language/schema/raw/master/csl-citation.json&quot;} RNDsxojbCu6VK"/><text:span text:style-name="T5">David M. Johnson, “An Assessment of Pre- and within-Season Remotely Sensed Variables for Forecasting Corn and Soybean Yields in the United States,” </text:span><text:span text:style-name="T7">Remote Sensing of Environment</text:span><text:span text:style-name="T5"> 141 (February 5, 2014): 116–28, https://doi.org/10.1016/j.rse.2013.10.027.</text:span><text:reference-mark-end text:name="ZOTERO_ITEM CSL_CITATION {&quot;citationID&quot;:&quot;vuw7iza3&quot;,&quot;properties&quot;:{&quot;formattedCitation&quot;:&quot;David M. Johnson, \\uc0\\u8220{}An Assessment of Pre- and within-Season Remotely Sensed Variables for Forecasting Corn and Soybean Yields in the United States,\\uc0\\u8221{} {\\i{}Remote Sensing of Environment} 141 (February 5, 2014): 116\\uc0\\u8211{}28, https://doi.org/10.1016/j.rse.2013.10.027.&quot;,&quot;plainCitation&quot;:&quot;David M. Johnson, “An Assessment of Pre- and within-Season Remotely Sensed Variables for Forecasting Corn and Soybean Yields in the United States,” Remote Sensing of Environment 141 (February 5, 2014): 116–28, https://doi.org/10.1016/j.rse.2013.10.027.&quot;,&quot;noteIndex&quot;:6},&quot;citationItems&quot;:[{&quot;id&quot;:4012,&quot;uris&quot;:[&quot;http://zotero.org/groups/4960551/items/C9WCSKQ5&quot;],&quot;itemData&quot;:{&quot;id&quot;:4012,&quot;type&quot;:&quot;article-journal&quot;,&quot;abstract&quot;:&quot;Four timely and broadly available remotely sensed datasets were assessed for inclusion into county-level corn and soybean yield forecasting efforts focused on the Corn Belt region of the central United States (US). Those datasets were the (1) Normalized Difference Vegetation Index (NDVI) as derived from the Terra satellite's Moderate Resolution Imaging Spectroradiometer (MODIS), (2) daytime and (3) nighttime land surface temperature (LST) as derived from Aqua satellite's MODIS, and (4) precipitation from the National Weather Service (NWS) Nexrad-based gridded data product. The originating MODIS data utilized were the globally produced 8-day, clear sky composited science products (MOD09Q1 and MYD11A2), while the US-wide NWS data were manipulated to mesh with the MODIS imagery both spatially and temporally by regridding and summing the otherwise daily measurements. The crop growing seasons of 2006–2011 were analyzed with each year bounded by 32 8-day periods from mid-February through late October. Land cover classifications known as the Cropland Data Layer as produced annually by the National Agricultural Statistics Service (NASS) were used to isolate the input dataset pixels as to corn and soybeans for each of the corresponding years. The relevant pixels were then averaged by crop and time period to produce a county-level estimate of NDVI, the LSTs, and precipitation. They in turn were related to official annual NASS county level yield statistics. For the Corn Belt region as a whole, both corn and soybean yields were found to be positively correlated with NDVI in the middle of the summer and negatively correlated to daytime LST at that same time. Nighttime LST and precipitation showed no correlations to yield, regardless of the time prior or during the growing season. There was also slight suggestion of low NDVI and high daytime LST in the spring being positively related to final yields, again for both crops. Taking only NDVI and daytime LST as inputs from the 2006–2011 dataset, regression tree-based models were built and county-level, within-sample coefficients of determination (R2) of 0.93 were found for both crops. Limiting the models by systematically removing late season data showed the model performance to remain strong even at mid-season and still viable even earlier. Finally, the derived models were used to predict out-of-sample for the 2012 season, which ended up having an anomalous drought. Yet, the county-level results compared reasonably well against official statistics with R2=0.77 for corn and 0.71 for soybeans. The root-mean-square errors were 1.26 and 0.42metrictonsper hectare, respectively.&quot;,&quot;container-title&quot;:&quot;Remote Sensing of Environment&quot;,&quot;DOI&quot;:&quot;10.1016/j.rse.2013.10.027&quot;,&quot;ISSN&quot;:&quot;0034-4257&quot;,&quot;journalAbbreviation&quot;:&quot;Remote Sensing of Environment&quot;,&quot;language&quot;:&quot;en&quot;,&quot;page&quot;:&quot;116-128&quot;,&quot;source&quot;:&quot;ScienceDirect&quot;,&quot;title&quot;:&quot;An assessment of pre- and within-season remotely sensed variables for forecasting corn and soybean yields in the United States&quot;,&quot;volume&quot;:&quot;141&quot;,&quot;author&quot;:[{&quot;family&quot;:&quot;Johnson&quot;,&quot;given&quot;:&quot;David M.&quot;}],&quot;issued&quot;:{&quot;date-parts&quot;:[[&quot;2014&quot;,2,5]]}}}],&quot;schema&quot;:&quot;https://github.com/citation-style-language/schema/raw/master/csl-citation.json&quot;} RNDsxojbCu6VK"/></text:p></text:note-body></text:note> showed strong empirical relations combining both MODIS-based NDVI and land surface temperature (LST) with corn and soybean yield over the midwest USA. Similarly, Anderson et al. <text:span text:style-name="T30">(</text:span>2016)<text:note text:id="ftn28" text:note-class="footnote"><text:note-citation>7</text:note-citation><text:note-body><text:p text:style-name="P2"><text:reference-mark-start text:name="ZOTERO_ITEM CSL_CITATION {&quot;citationID&quot;:&quot;SABTz4eE&quot;,&quot;properties&quot;:{&quot;formattedCitation&quot;:&quot;Martha C. Anderson et al., \\uc0\\u8220{}The Evaporative Stress Index as an Indicator of Agricultural Drought in Brazil: An Assessment Based on Crop Yield Impacts,\\uc0\\u8221{} {\\i{}Remote Sensing of Environment} 174 (March 1, 2016): 82\\uc0\\u8211{}99, https://doi.org/10.1016/j.rse.2015.11.034.&quot;,&quot;plainCitation&quot;:&quot;Martha C. Anderson et al., “The Evaporative Stress Index as an Indicator of Agricultural Drought in Brazil: An Assessment Based on Crop Yield Impacts,” Remote Sensing of Environment 174 (March 1, 2016): 82–99, https://doi.org/10.1016/j.rse.2015.11.034.&quot;,&quot;noteIndex&quot;:6},&quot;citationItems&quot;:[{&quot;id&quot;:4017,&quot;uris&quot;:[&quot;http://zotero.org/groups/4960551/items/E98DVU2N&quot;],&quot;itemData&quot;:{&quot;id&quot;:4017,&quot;type&quot;:&quot;article-journal&quot;,&quot;abstract&quot;:&quot;To effectively meet growing food demands, the global agronomic community will require a better understanding of factors that are currently limiting crop yields and where production can be viably expanded with minimal environmental consequences. Remote sensing can inform these analyses, providing valuable spatiotemporal information about yield-limiting moisture conditions and crop response under current climate conditions. In this paper we study correlations for the period 2003–2013 between yield estimates for major crops grown in Brazil and the Evaporative Stress Index (ESI) – an indicator of agricultural drought that describes anomalies in the actual/reference evapotranspiration (ET) ratio, retrieved using remotely sensed inputs of land surface temperature (LST) and leaf area index (LAI). The strength and timing of peak ESI-yield correlations are compared with results using remotely sensed anomalies in water supply (rainfall from the Tropical Rainfall Mapping Mission; TRMM) and biomass accumulation (LAI from the Moderate Resolution Imaging Spectroradiometer; MODIS). Correlation patterns were generally similar between all indices, both spatially and temporally, with the strongest correlations found in the south and northeast where severe flash droughts have occurred over the past decade, and where yield variability was the highest. Peak correlations tended to occur during sensitive crop growth stages. At the state scale, the ESI provided higher yield correlations for most crops and regions in comparison with TRMM and LAI anomalies. Using finer scale yield estimates reported at the municipality level, ESI correlations with soybean yields peaked higher and earlier by 10 to 25days in comparison to TRMM and LAI, respectively. In most states, TRMM peak correlations were marginally higher on average with municipality-level annual corn yield estimates, although these estimates do not distinguish between primary and late season harvests. A notable exception occurred in the northeastern state of Bahia, where the ESI better captured effects of rapid cycling of moisture conditions on corn yields during a series of flash drought events. The results demonstrate that for monitoring agricultural drought in Brazil, value is added by combining LAI with LST indicators within a physically based model of crop water use.&quot;,&quot;container-title&quot;:&quot;Remote Sensing of Environment&quot;,&quot;DOI&quot;:&quot;10.1016/j.rse.2015.11.034&quot;,&quot;ISSN&quot;:&quot;0034-4257&quot;,&quot;journalAbbreviation&quot;:&quot;Remote Sensing of Environment&quot;,&quot;language&quot;:&quot;en&quot;,&quot;page&quot;:&quot;82-99&quot;,&quot;source&quot;:&quot;ScienceDirect&quot;,&quot;title&quot;:&quot;The Evaporative Stress Index as an indicator of agricultural drought in Brazil: An assessment based on crop yield impacts&quot;,&quot;title-short&quot;:&quot;The Evaporative Stress Index as an indicator of agricultural drought in Brazil&quot;,&quot;volume&quot;:&quot;174&quot;,&quot;author&quot;:[{&quot;family&quot;:&quot;Anderson&quot;,&quot;given&quot;:&quot;Martha C.&quot;},{&quot;family&quot;:&quot;Zolin&quot;,&quot;given&quot;:&quot;Cornelio A.&quot;},{&quot;family&quot;:&quot;Sentelhas&quot;,&quot;given&quot;:&quot;Paulo C.&quot;},{&quot;family&quot;:&quot;Hain&quot;,&quot;given&quot;:&quot;Christopher R.&quot;},{&quot;family&quot;:&quot;Semmens&quot;,&quot;given&quot;:&quot;Kathryn&quot;},{&quot;family&quot;:&quot;Tugrul Yilmaz&quot;,&quot;given&quot;:&quot;M.&quot;},{&quot;family&quot;:&quot;Gao&quot;,&quot;given&quot;:&quot;Feng&quot;},{&quot;family&quot;:&quot;Otkin&quot;,&quot;given&quot;:&quot;Jason A.&quot;},{&quot;family&quot;:&quot;Tetrault&quot;,&quot;given&quot;:&quot;Robert&quot;}],&quot;issued&quot;:{&quot;date-parts&quot;:[[&quot;2016&quot;,3,1]]}}}],&quot;schema&quot;:&quot;https://github.com/citation-style-language/schema/raw/master/csl-citation.json&quot;} RNDYfpGQhbsW7"/><text:span text:style-name="T5">Martha C. Anderson et al., “The Evaporative Stress Index as an Indicator of Agricultural Drought in Brazil: An Assessment Based on Crop Yield Impacts,” </text:span><text:span text:style-name="T7">Remote Sensing of Environment</text:span><text:span text:style-name="T5"> 174 (March 1, 2016): 82–99, https://doi.org/10.1016/j.rse.2015.11.034.</text:span><text:reference-mark-end text:name="ZOTERO_ITEM CSL_CITATION {&quot;citationID&quot;:&quot;SABTz4eE&quot;,&quot;properties&quot;:{&quot;formattedCitation&quot;:&quot;Martha C. Anderson et al., \\uc0\\u8220{}The Evaporative Stress Index as an Indicator of Agricultural Drought in Brazil: An Assessment Based on Crop Yield Impacts,\\uc0\\u8221{} {\\i{}Remote Sensing of Environment} 174 (March 1, 2016): 82\\uc0\\u8211{}99, https://doi.org/10.1016/j.rse.2015.11.034.&quot;,&quot;plainCitation&quot;:&quot;Martha C. Anderson et al., “The Evaporative Stress Index as an Indicator of Agricultural Drought in Brazil: An Assessment Based on Crop Yield Impacts,” Remote Sensing of Environment 174 (March 1, 2016): 82–99, https://doi.org/10.1016/j.rse.2015.11.034.&quot;,&quot;noteIndex&quot;:6},&quot;citationItems&quot;:[{&quot;id&quot;:4017,&quot;uris&quot;:[&quot;http://zotero.org/groups/4960551/items/E98DVU2N&quot;],&quot;itemData&quot;:{&quot;id&quot;:4017,&quot;type&quot;:&quot;article-journal&quot;,&quot;abstract&quot;:&quot;To effectively meet growing food demands, the global agronomic community will require a better understanding of factors that are currently limiting crop yields and where production can be viably expanded with minimal environmental consequences. Remote sensing can inform these analyses, providing valuable spatiotemporal information about yield-limiting moisture conditions and crop response under current climate conditions. In this paper we study correlations for the period 2003–2013 between yield estimates for major crops grown in Brazil and the Evaporative Stress Index (ESI) – an indicator of agricultural drought that describes anomalies in the actual/reference evapotranspiration (ET) ratio, retrieved using remotely sensed inputs of land surface temperature (LST) and leaf area index (LAI). The strength and timing of peak ESI-yield correlations are compared with results using remotely sensed anomalies in water supply (rainfall from the Tropical Rainfall Mapping Mission; TRMM) and biomass accumulation (LAI from the Moderate Resolution Imaging Spectroradiometer; MODIS). Correlation patterns were generally similar between all indices, both spatially and temporally, with the strongest correlations found in the south and northeast where severe flash droughts have occurred over the past decade, and where yield variability was the highest. Peak correlations tended to occur during sensitive crop growth stages. At the state scale, the ESI provided higher yield correlations for most crops and regions in comparison with TRMM and LAI anomalies. Using finer scale yield estimates reported at the municipality level, ESI correlations with soybean yields peaked higher and earlier by 10 to 25days in comparison to TRMM and LAI, respectively. In most states, TRMM peak correlations were marginally higher on average with municipality-level annual corn yield estimates, although these estimates do not distinguish between primary and late season harvests. A notable exception occurred in the northeastern state of Bahia, where the ESI better captured effects of rapid cycling of moisture conditions on corn yields during a series of flash drought events. The results demonstrate that for monitoring agricultural drought in Brazil, value is added by combining LAI with LST indicators within a physically based model of crop water use.&quot;,&quot;container-title&quot;:&quot;Remote Sensing of Environment&quot;,&quot;DOI&quot;:&quot;10.1016/j.rse.2015.11.034&quot;,&quot;ISSN&quot;:&quot;0034-4257&quot;,&quot;journalAbbreviation&quot;:&quot;Remote Sensing of Environment&quot;,&quot;language&quot;:&quot;en&quot;,&quot;page&quot;:&quot;82-99&quot;,&quot;source&quot;:&quot;ScienceDirect&quot;,&quot;title&quot;:&quot;The Evaporative Stress Index as an indicator of agricultural drought in Brazil: An assessment based on crop yield impacts&quot;,&quot;title-short&quot;:&quot;The Evaporative Stress Index as an indicator of agricultural drought in Brazil&quot;,&quot;volume&quot;:&quot;174&quot;,&quot;author&quot;:[{&quot;family&quot;:&quot;Anderson&quot;,&quot;given&quot;:&quot;Martha C.&quot;},{&quot;family&quot;:&quot;Zolin&quot;,&quot;given&quot;:&quot;Cornelio A.&quot;},{&quot;family&quot;:&quot;Sentelhas&quot;,&quot;given&quot;:&quot;Paulo C.&quot;},{&quot;family&quot;:&quot;Hain&quot;,&quot;given&quot;:&quot;Christopher R.&quot;},{&quot;family&quot;:&quot;Semmens&quot;,&quot;given&quot;:&quot;Kathryn&quot;},{&quot;family&quot;:&quot;Tugrul Yilmaz&quot;,&quot;given&quot;:&quot;M.&quot;},{&quot;family&quot;:&quot;Gao&quot;,&quot;given&quot;:&quot;Feng&quot;},{&quot;family&quot;:&quot;Otkin&quot;,&quot;given&quot;:&quot;Jason A.&quot;},{&quot;family&quot;:&quot;Tetrault&quot;,&quot;given&quot;:&quot;Robert&quot;}],&quot;issued&quot;:{&quot;date-parts&quot;:[[&quot;2016&quot;,3,1]]}}}],&quot;schema&quot;:&quot;https://github.com/citation-style-language/schema/raw/master/csl-citation.json&quot;} RNDYfpGQhbsW7"/></text:p></text:note-body></text:note> showed that the evaporative stress index (ESI) from MODIS showed higher correlation with observed yield of major crops in Brazil compared to traditionally indices such as leaf area index (LAI), including showing an earlier response (10 – 25 days) to extreme events. <text:span text:style-name="T5">Gómez-Candón </text:span><text:span text:style-name="T6">et al. (2021)</text:span><text:span text:style-name="T4"><text:note text:id="ftn0" text:note-class="footnote"><text:note-citation>8</text:note-citation><text:note-body><text:p text:style-name="P2"><text:reference-mark-start text:name="ZOTERO_ITEM CSL_CITATION {&quot;citationID&quot;:&quot;Bg0a3gk0&quot;,&quot;properties&quot;:{&quot;formattedCitation&quot;:&quot;David G\\uc0\\u243{}mez-Cand\\uc0\\u243{}n, Joaquim Bellvert, and Conxita Royo, \\uc0\\u8220{}Performance of the Two-Source Energy Balance (TSEB) Model as a Tool for Monitoring the Response of Durum Wheat to Drought by High-Throughput Field Phenotyping,\\uc0\\u8221{} {\\i{}Frontiers in Plant Science} 12 (April 16, 2021): 658357, https://doi.org/10.3389/fpls.2021.658357.&quot;,&quot;plainCitation&quot;:&quot;David Gómez-Candón, Joaquim Bellvert, and Conxita Royo, “Performance of the Two-Source Energy Balance (TSEB) Model as a Tool for Monitoring the Response of Durum Wheat to Drought by High-Throughput Field Phenotyping,” Frontiers in Plant Science 12 (April 16, 2021): 658357, https://doi.org/10.3389/fpls.2021.658357.&quot;,&quot;noteIndex&quot;:6},&quot;citationItems&quot;:[{&quot;id&quot;:3964,&quot;uris&quot;:[&quot;http://zotero.org/groups/4960551/items/AXLKHBIT&quot;],&quot;itemData&quot;:{&quot;id&quot;:3964,&quot;type&quot;:&quot;article-journal&quot;,&quot;abstract&quot;:&quot;The current lack of efficient methods for high throughput field phenotyping is a constraint on the goal of increasing durum wheat yields. This study illustrates a comprehensive methodology for phenotyping this crop's water use through the use of the two-source energy balance (TSEB) model employing very high resolution imagery. An unmanned aerial vehicle (UAV) equipped with multispectral and thermal cameras was used to phenotype 19 durum wheat cultivars grown under three contrasting irrigation treatments matching crop evapotranspiration levels (ETc): 100%ETc treatment meeting all crop water requirements (450 mm), 50%ETc treatment meeting half of them (285 mm), and a rainfed treatment (122 mm). Yield reductions of 18.3 and 48.0% were recorded in the 50%ETc and rainfed treatments, respectively, in comparison with the 100%ETc treatment. UAV flights were carried out during jointing (April 4th), anthesis (April 30th), and grain-filling (May 22nd). Remotely-sensed data were used to estimate: (1) plant height from a digital surface model (H,\n              R\n              2\n              = 0.95, RMSE = 0.18m), (2) leaf area index from multispectral vegetation indices (LAI,\n              R\n              2\n              = 0.78, RMSE = 0.63), and (3) actual evapotranspiration (ETa) and transpiration (T) through the TSEB model (\n              R\n              2\n              = 0.50, RMSE = 0.24 mm/h). Compared with ground measurements, the four traits estimated at grain-filling provided a good prediction of days from sowing to heading (DH,\n              r\n              = 0.58–0.86), to anthesis (DA,\n              r\n              = 0.59–0.85) and to maturity (\n              r\n              = 0.67–0.95), grain-filling duration (GFD,\n              r\n              = 0.54–0.74), plant height (\n              r\n              = 0.62–0.69), number of grains per spike (NGS,\n              r\n              = 0.41–0.64), and thousand kernel weight (TKW,\n              r\n              = 0.37–0.42). The best trait to estimate yield, DH, DA, and GFD was ETa at anthesis or during grain filling. Better forecasts for yield-related traits were recorded in the irrigated treatments than in the rainfed one. These results show a promising perspective in the use of energy balance models for the phenotyping of large numbers of durum wheat genotypes under Mediterranean conditions.&quot;,&quot;container-title&quot;:&quot;Frontiers in Plant Science&quot;,&quot;DOI&quot;:&quot;10.3389/fpls.2021.658357&quot;,&quot;ISSN&quot;:&quot;1664-462X&quot;,&quot;journalAbbreviation&quot;:&quot;Front. Plant Sci.&quot;,&quot;page&quot;:&quot;658357&quot;,&quot;source&quot;:&quot;DOI.org (Crossref)&quot;,&quot;title&quot;:&quot;Performance of the Two-Source Energy Balance (TSEB) Model as a Tool for Monitoring the Response of Durum Wheat to Drought by High-Throughput Field Phenotyping&quot;,&quot;volume&quot;:&quot;12&quot;,&quot;author&quot;:[{&quot;family&quot;:&quot;Gómez-Candón&quot;,&quot;given&quot;:&quot;David&quot;},{&quot;family&quot;:&quot;Bellvert&quot;,&quot;given&quot;:&quot;Joaquim&quot;},{&quot;family&quot;:&quot;Royo&quot;,&quot;given&quot;:&quot;Conxita&quot;}],&quot;issued&quot;:{&quot;date-parts&quot;:[[&quot;2021&quot;,4,16]]}}}],&quot;schema&quot;:&quot;https://github.com/citation-style-language/schema/raw/master/csl-citation.json&quot;} RNDZ8tNrwDCFw"/><text:span text:style-name="T5">David Gómez-Candón, Joaquim Bellvert, and Conxita Royo, “Performance of the Two-Source Energy Balance (TSEB) Model as a Tool for Monitoring the Response of Durum Wheat to Drought by High-Throughput Field Phenotyping,” </text:span><text:span text:style-name="T7">Frontiers in Plant Science</text:span><text:span text:style-name="T5"> 12 (April 16, 2021): 658357, https://doi.org/10.3389/fpls.2021.658357.</text:span><text:reference-mark-end text:name="ZOTERO_ITEM CSL_CITATION {&quot;citationID&quot;:&quot;Bg0a3gk0&quot;,&quot;properties&quot;:{&quot;formattedCitation&quot;:&quot;David G\\uc0\\u243{}mez-Cand\\uc0\\u243{}n, Joaquim Bellvert, and Conxita Royo, \\uc0\\u8220{}Performance of the Two-Source Energy Balance (TSEB) Model as a Tool for Monitoring the Response of Durum Wheat to Drought by High-Throughput Field Phenotyping,\\uc0\\u8221{} {\\i{}Frontiers in Plant Science} 12 (April 16, 2021): 658357, https://doi.org/10.3389/fpls.2021.658357.&quot;,&quot;plainCitation&quot;:&quot;David Gómez-Candón, Joaquim Bellvert, and Conxita Royo, “Performance of the Two-Source Energy Balance (TSEB) Model as a Tool for Monitoring the Response of Durum Wheat to Drought by High-Throughput Field Phenotyping,” Frontiers in Plant Science 12 (April 16, 2021): 658357, https://doi.org/10.3389/fpls.2021.658357.&quot;,&quot;noteIndex&quot;:6},&quot;citationItems&quot;:[{&quot;id&quot;:3964,&quot;uris&quot;:[&quot;http://zotero.org/groups/4960551/items/AXLKHBIT&quot;],&quot;itemData&quot;:{&quot;id&quot;:3964,&quot;type&quot;:&quot;article-journal&quot;,&quot;abstract&quot;:&quot;The current lack of efficient methods for high throughput field phenotyping is a constraint on the goal of increasing durum wheat yields. This study illustrates a comprehensive methodology for phenotyping this crop's water use through the use of the two-source energy balance (TSEB) model employing very high resolution imagery. An unmanned aerial vehicle (UAV) equipped with multispectral and thermal cameras was used to phenotype 19 durum wheat cultivars grown under three contrasting irrigation treatments matching crop evapotranspiration levels (ETc): 100%ETc treatment meeting all crop water requirements (450 mm), 50%ETc treatment meeting half of them (285 mm), and a rainfed treatment (122 mm). Yield reductions of 18.3 and 48.0% were recorded in the 50%ETc and rainfed treatments, respectively, in comparison with the 100%ETc treatment. UAV flights were carried out during jointing (April 4th), anthesis (April 30th), and grain-filling (May 22nd). Remotely-sensed data were used to estimate: (1) plant height from a digital surface model (H,\n              R\n              2\n              = 0.95, RMSE = 0.18m), (2) leaf area index from multispectral vegetation indices (LAI,\n              R\n              2\n              = 0.78, RMSE = 0.63), and (3) actual evapotranspiration (ETa) and transpiration (T) through the TSEB model (\n              R\n              2\n              = 0.50, RMSE = 0.24 mm/h). Compared with ground measurements, the four traits estimated at grain-filling provided a good prediction of days from sowing to heading (DH,\n              r\n              = 0.58–0.86), to anthesis (DA,\n              r\n              = 0.59–0.85) and to maturity (\n              r\n              = 0.67–0.95), grain-filling duration (GFD,\n              r\n              = 0.54–0.74), plant height (\n              r\n              = 0.62–0.69), number of grains per spike (NGS,\n              r\n              = 0.41–0.64), and thousand kernel weight (TKW,\n              r\n              = 0.37–0.42). The best trait to estimate yield, DH, DA, and GFD was ETa at anthesis or during grain filling. Better forecasts for yield-related traits were recorded in the irrigated treatments than in the rainfed one. These results show a promising perspective in the use of energy balance models for the phenotyping of large numbers of durum wheat genotypes under Mediterranean conditions.&quot;,&quot;container-title&quot;:&quot;Frontiers in Plant Science&quot;,&quot;DOI&quot;:&quot;10.3389/fpls.2021.658357&quot;,&quot;ISSN&quot;:&quot;1664-462X&quot;,&quot;journalAbbreviation&quot;:&quot;Front. Plant Sci.&quot;,&quot;page&quot;:&quot;658357&quot;,&quot;source&quot;:&quot;DOI.org (Crossref)&quot;,&quot;title&quot;:&quot;Performance of the Two-Source Energy Balance (TSEB) Model as a Tool for Monitoring the Response of Durum Wheat to Drought by High-Throughput Field Phenotyping&quot;,&quot;volume&quot;:&quot;12&quot;,&quot;author&quot;:[{&quot;family&quot;:&quot;Gómez-Candón&quot;,&quot;given&quot;:&quot;David&quot;},{&quot;family&quot;:&quot;Bellvert&quot;,&quot;given&quot;:&quot;Joaquim&quot;},{&quot;family&quot;:&quot;Royo&quot;,&quot;given&quot;:&quot;Conxita&quot;}],&quot;issued&quot;:{&quot;date-parts&quot;:[[&quot;2021&quot;,4,16]]}}}],&quot;schema&quot;:&quot;https://github.com/citation-style-language/schema/raw/master/csl-citation.json&quot;} RNDZ8tNrwDCFw"/></text:p></text:note-body></text:note></text:span> <text:s/><text:span text:style-name="T13">also</text:span> suggested the high utility of surface energy balancing (SEB) modeling of ET, which combines both LAI and LST inputs, <text:span text:style-name="T13">as en important indicator for crop yield</text:span>. Indeed, Franch et al. <text:span text:style-name="T30">(</text:span>2019)<text:span text:style-name="T28">2</text:span> also incorporated the evaporative fraction, estimated through a SEB model, as <text:span text:style-name="T32">a </text:span>predictive variable in their empirical model to estimate winter wheat yield for USA and Ukraine at the county and <text:span text:style-name="T17">oblast</text:span> level, respectively. </text:p>
      <text:p text:style-name="P14"/>
      <text:p text:style-name="P13"><text:span text:style-name="T14">1.2.2 Light-use efficiency (LUE) models</text:span><text:span text:style-name="T14"/></text:p>
      <text:p text:style-name="P14"><text:span text:style-name="T18">The Monteith Light-Use Efficiency (LUE) concept </text:span><text:span text:style-name="T18"><text:note text:id="ftn1" text:note-class="footnote"><text:note-citation>9</text:note-citation><text:note-body><text:p text:style-name="P2"><text:reference-mark-start text:name="ZOTERO_ITEM CSL_CITATION {&quot;citationID&quot;:&quot;Q6BoZHJ4&quot;,&quot;properties&quot;:{&quot;formattedCitation&quot;:&quot;J. L. Monteith, \\uc0\\u8220{}Solar Radiation and Productivity in Tropical Ecosystems,\\uc0\\u8221{} {\\i{}Journal of Applied Ecology} 9, no. 3 (1972): 747\\uc0\\u8211{}66.&quot;,&quot;plainCitation&quot;:&quot;J. L. Monteith, “Solar Radiation and Productivity in Tropical Ecosystems,” Journal of Applied Ecology 9, no. 3 (1972): 747–66.&quot;,&quot;noteIndex&quot;:7},&quot;citationItems&quot;:[{&quot;id&quot;:488,&quot;uris&quot;:[&quot;http://zotero.org/users/2662720/items/HJ22A9AB&quot;],&quot;itemData&quot;:{&quot;id&quot;:488,&quot;type&quot;:&quot;article-journal&quot;,&quot;container-title&quot;:&quot;Journal of applied ecology&quot;,&quot;issue&quot;:&quot;3&quot;,&quot;page&quot;:&quot;747–766&quot;,&quot;source&quot;:&quot;Google Scholar&quot;,&quot;title&quot;:&quot;Solar radiation and productivity in tropical ecosystems&quot;,&quot;volume&quot;:&quot;9&quot;,&quot;author&quot;:[{&quot;family&quot;:&quot;Monteith&quot;,&quot;given&quot;:&quot;J. L.&quot;}],&quot;issued&quot;:{&quot;date-parts&quot;:[[&quot;1972&quot;]]}}}],&quot;schema&quot;:&quot;https://github.com/citation-style-language/schema/raw/master/csl-citation.json&quot;} RNDIBnbwCwTPx"/><text:span text:style-name="T5">J. L. Monteith, “Solar Radiation and Productivity in Tropical Ecosystems,” </text:span><text:span text:style-name="T7">Journal of Applied Ecology</text:span><text:span text:style-name="T5"> 9, no. 3 (1972): 747–66.</text:span><text:reference-mark-end text:name="ZOTERO_ITEM CSL_CITATION {&quot;citationID&quot;:&quot;Q6BoZHJ4&quot;,&quot;properties&quot;:{&quot;formattedCitation&quot;:&quot;J. L. Monteith, \\uc0\\u8220{}Solar Radiation and Productivity in Tropical Ecosystems,\\uc0\\u8221{} {\\i{}Journal of Applied Ecology} 9, no. 3 (1972): 747\\uc0\\u8211{}66.&quot;,&quot;plainCitation&quot;:&quot;J. L. Monteith, “Solar Radiation and Productivity in Tropical Ecosystems,” Journal of Applied Ecology 9, no. 3 (1972): 747–66.&quot;,&quot;noteIndex&quot;:7},&quot;citationItems&quot;:[{&quot;id&quot;:488,&quot;uris&quot;:[&quot;http://zotero.org/users/2662720/items/HJ22A9AB&quot;],&quot;itemData&quot;:{&quot;id&quot;:488,&quot;type&quot;:&quot;article-journal&quot;,&quot;container-title&quot;:&quot;Journal of applied ecology&quot;,&quot;issue&quot;:&quot;3&quot;,&quot;page&quot;:&quot;747–766&quot;,&quot;source&quot;:&quot;Google Scholar&quot;,&quot;title&quot;:&quot;Solar radiation and productivity in tropical ecosystems&quot;,&quot;volume&quot;:&quot;9&quot;,&quot;author&quot;:[{&quot;family&quot;:&quot;Monteith&quot;,&quot;given&quot;:&quot;J. L.&quot;}],&quot;issued&quot;:{&quot;date-parts&quot;:[[&quot;1972&quot;]]}}}],&quot;schema&quot;:&quot;https://github.com/citation-style-language/schema/raw/master/csl-citation.json&quot;} RNDIBnbwCwTPx"/></text:p></text:note-body></text:note></text:span><text:span text:style-name="T18"><text:s/>has been widely applied to model vegetation carbon uptake, which can be related to crop yield with the so called harvest index (i.e. the ratio of yield to aboveground biomass). This approach suggests that a proportional relationship exists between carbon uptake or Gross Primary Production (GPP) and incoming solar radiation at the canopy level. GPP is function of incoming photosynthetically active radiation (PAR), the fraction of absorbed PAR (fAPAR) and a light use efficiency (LUE) term that quantifies the rate of the conversion of absorbed radiation into biomass</text:span><text:span text:style-name="T18"><text:note text:id="ftn2" text:note-class="footnote"><text:note-citation>10</text:note-citation><text:note-body><text:p text:style-name="P2"><text:reference-mark-start text:name="ZOTERO_ITEM CSL_CITATION {&quot;citationID&quot;:&quot;QKhzin6i&quot;,&quot;properties&quot;:{&quot;formattedCitation&quot;:&quot;Anatoly A. Gitelson et al., \\uc0\\u8220{}Remote Estimation of Crop Gross Primary Production with Landsat Data,\\uc0\\u8221{} {\\i{}Remote Sensing of Environment} 121 (2012): 404\\uc0\\u8211{}14.&quot;,&quot;plainCitation&quot;:&quot;Anatoly A. Gitelson et al., “Remote Estimation of Crop Gross Primary Production with Landsat Data,” Remote Sensing of Environment 121 (2012): 404–14.&quot;,&quot;noteIndex&quot;:10},&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schema&quot;:&quot;https://github.com/citation-style-language/schema/raw/master/csl-citation.json&quot;} RNDWFX5mqLm9j"/><text:span text:style-name="T5">Anatoly A. Gitelson et al., “Remote Estimation of Crop Gross Primary Production with Landsat Data,” </text:span><text:span text:style-name="T7">Remote Sensing of Environment</text:span><text:span text:style-name="T5"> 121 (2012): 404–14.</text:span><text:reference-mark-end text:name="ZOTERO_ITEM CSL_CITATION {&quot;citationID&quot;:&quot;QKhzin6i&quot;,&quot;properties&quot;:{&quot;formattedCitation&quot;:&quot;Anatoly A. Gitelson et al., \\uc0\\u8220{}Remote Estimation of Crop Gross Primary Production with Landsat Data,\\uc0\\u8221{} {\\i{}Remote Sensing of Environment} 121 (2012): 404\\uc0\\u8211{}14.&quot;,&quot;plainCitation&quot;:&quot;Anatoly A. Gitelson et al., “Remote Estimation of Crop Gross Primary Production with Landsat Data,” Remote Sensing of Environment 121 (2012): 404–14.&quot;,&quot;noteIndex&quot;:10},&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schema&quot;:&quot;https://github.com/citation-style-language/schema/raw/master/csl-citation.json&quot;} RNDWFX5mqLm9j"/></text:p></text:note-body></text:note></text:span><text:span text:style-name="T18">. As suggested by </text:span><text:span text:style-name="T21">Gitelson (2006)</text:span><text:span text:style-name="T18"><text:note text:id="ftn3" text:note-class="footnote"><text:note-citation>11</text:note-citation><text:note-body><text:p text:style-name="P2"><text:reference-mark-start text:name="ZOTERO_ITEM CSL_CITATION {&quot;citationID&quot;:&quot;yQZRSgcu&quot;,&quot;properties&quot;:{&quot;formattedCitation&quot;:&quot;Anatoly A. Gitelson et al., \\uc0\\u8220{}Relationship between Gross Primary Production and Chlorophyll Content in Crops: Implications for the Synoptic Monitoring of Vegetation Productivity,\\uc0\\u8221{} {\\i{}Journal of Geophysical Research: Atmospheres} 111, no. D8 (2006).&quot;,&quot;plainCitation&quot;:&quot;Anatoly A. Gitelson et al., “Relationship between Gross Primary Production and Chlorophyll Content in Crops: Implications for the Synoptic Monitoring of Vegetation Productivity,” Journal of Geophysical Research: Atmospheres 111, no. D8 (2006).&quot;,&quot;noteIndex&quot;:11},&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schema&quot;:&quot;https://github.com/citation-style-language/schema/raw/master/csl-citation.json&quot;} RNDV0eiyprYma"/><text:span text:style-name="T5">Anatoly A. Gitelson et al., “Relationship between Gross Primary Production and Chlorophyll Content in Crops: Implications for the Synoptic Monitoring of Vegetation Productivity,” </text:span><text:span text:style-name="T7">Journal of Geophysical Research: Atmospheres</text:span><text:span text:style-name="T5"> 111, no. D8 (2006).</text:span><text:reference-mark-end text:name="ZOTERO_ITEM CSL_CITATION {&quot;citationID&quot;:&quot;yQZRSgcu&quot;,&quot;properties&quot;:{&quot;formattedCitation&quot;:&quot;Anatoly A. Gitelson et al., \\uc0\\u8220{}Relationship between Gross Primary Production and Chlorophyll Content in Crops: Implications for the Synoptic Monitoring of Vegetation Productivity,\\uc0\\u8221{} {\\i{}Journal of Geophysical Research: Atmospheres} 111, no. D8 (2006).&quot;,&quot;plainCitation&quot;:&quot;Anatoly A. Gitelson et al., “Relationship between Gross Primary Production and Chlorophyll Content in Crops: Implications for the Synoptic Monitoring of Vegetation Productivity,” Journal of Geophysical Research: Atmospheres 111, no. D8 (2006).&quot;,&quot;noteIndex&quot;:11},&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schema&quot;:&quot;https://github.com/citation-style-language/schema/raw/master/csl-citation.json&quot;} RNDV0eiyprYma"/></text:p></text:note-body></text:note></text:span><text:span text:style-name="T18">, chlorophyll content can be used a proxy for LUE and fAPAR and be directly utilized, in conjunction with PAR, to estimate GPP. Vegetation indices (VI) may be used as a proxy for chlorophyll and have been directly used to quantify LUE and fAPAR </text:span><text:span text:style-name="T18"><text:note text:id="ftn4" text:note-class="footnote"><text:note-citation>12</text:note-citation><text:note-body><text:p text:style-name="P2"><text:reference-mark-start text:name="ZOTERO_ITEM CSL_CITATION {&quot;citationID&quot;:&quot;oCpfTQtD&quot;,&quot;properties&quot;:{&quot;formattedCitation&quot;:&quot;Gitelson et al.; Gitelson et al., \\uc0\\u8220{}Remote Estimation of Crop Gross Primary Production with Landsat Data\\uc0\\u8221{}; M. Rossini et al., \\uc0\\u8220{}Remote Sensing-Based Estimation of Gross Primary Production in a Subalpine Grassland,\\uc0\\u8221{} {\\i{}Biogeosciences} 9 (2012): 2565\\uc0\\u8211{}84.&quot;,&quot;plainCitation&quot;:&quot;Gitelson et al.; Gitelson et al., “Remote Estimation of Crop Gross Primary Production with Landsat Data”; M. Rossini et al., “Remote Sensing-Based Estimation of Gross Primary Production in a Subalpine Grassland,” Biogeosciences 9 (2012): 2565–84.&quot;,&quot;noteIndex&quot;:12},&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zonPRGYE7c"/><text:span text:style-name="T5">Gitelson et al.; Gitelson et al., “Remote Estimation of Crop Gross Primary Production with Landsat Data”; M. Rossini et al., “Remote Sensing-Based Estimation of Gross Primary Production in a Subalpine Grassland,” </text:span><text:span text:style-name="T7">Biogeosciences</text:span><text:span text:style-name="T5"> 9 (2012): 2565–84.</text:span><text:reference-mark-end text:name="ZOTERO_ITEM CSL_CITATION {&quot;citationID&quot;:&quot;oCpfTQtD&quot;,&quot;properties&quot;:{&quot;formattedCitation&quot;:&quot;Gitelson et al.; Gitelson et al., \\uc0\\u8220{}Remote Estimation of Crop Gross Primary Production with Landsat Data\\uc0\\u8221{}; M. Rossini et al., \\uc0\\u8220{}Remote Sensing-Based Estimation of Gross Primary Production in a Subalpine Grassland,\\uc0\\u8221{} {\\i{}Biogeosciences} 9 (2012): 2565\\uc0\\u8211{}84.&quot;,&quot;plainCitation&quot;:&quot;Gitelson et al.; Gitelson et al., “Remote Estimation of Crop Gross Primary Production with Landsat Data”; M. Rossini et al., “Remote Sensing-Based Estimation of Gross Primary Production in a Subalpine Grassland,” Biogeosciences 9 (2012): 2565–84.&quot;,&quot;noteIndex&quot;:12},&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zonPRGYE7c"/></text:p></text:note-body></text:note></text:span><text:span text:style-name="T18">. Various chlorophyll related VI have been tested with varying degrees of success to estimate chlorophyll content </text:span><text:span text:style-name="T18"><text:note text:id="ftn5" text:note-class="footnote"><text:note-citation>13</text:note-citation><text:note-body><text:p text:style-name="P2"><text:reference-mark-start text:name="ZOTERO_ITEM CSL_CITATION {&quot;citationID&quot;:&quot;qhWKaNBu&quot;,&quot;properties&quot;:{&quot;formattedCitation&quot;:&quot;P Zarco-Tejada, \\uc0\\u8220{}Chlorophyll Fluorescence Effects on Vegetation Apparent Reflectance II. Laboratory and Airborne Canopy-Level Measurements with Hyperspectral Data,\\uc0\\u8221{} {\\i{}Remote Sensing of Environment} 74, no. 3 (December 2000): 596\\uc0\\u8211{}608, https://doi.org/10.1016/S0034-4257(00)00149-8.&quot;,&quot;plainCitation&quot;:&quot;P Zarco-Tejada, “Chlorophyll Fluorescence Effects on Vegetation Apparent Reflectance II. Laboratory and Airborne Canopy-Level Measurements with Hyperspectral Data,” Remote Sensing of Environment 74, no. 3 (December 2000): 596–608, https://doi.org/10.1016/S0034-4257(00)00149-8.&quot;,&quot;noteIndex&quot;:11},&quot;citationItems&quot;:[{&quot;id&quot;:481,&quot;uris&quot;:[&quot;http://zotero.org/users/2662720/items/E3BQSBCV&quot;],&quot;itemData&quot;:{&quot;id&quot;:481,&quot;type&quot;:&quot;article-journal&quot;,&quot;container-title&quot;:&quot;Remote Sensing of Environment&quot;,&quot;DOI&quot;:&quot;10.1016/S0034-4257(00)00149-8&quot;,&quot;ISSN&quot;:&quot;00344257&quot;,&quot;issue&quot;:&quot;3&quot;,&quot;language&quot;:&quot;en&quot;,&quot;page&quot;:&quot;596-608&quot;,&quot;source&quot;:&quot;Crossref&quot;,&quot;title&quot;:&quot;Chlorophyll Fluorescence Effects on Vegetation Apparent Reflectance II. Laboratory and Airborne Canopy-Level Measurements with Hyperspectral Data&quot;,&quot;volume&quot;:&quot;74&quot;,&quot;author&quot;:[{&quot;family&quot;:&quot;Zarco-Tejada&quot;,&quot;given&quot;:&quot;P&quot;}],&quot;issued&quot;:{&quot;date-parts&quot;:[[&quot;2000&quot;,12]]}}}],&quot;schema&quot;:&quot;https://github.com/citation-style-language/schema/raw/master/csl-citation.json&quot;} RND98ozmLXTpZ"/><text:span text:style-name="T5">P Zarco-Tejada, “Chlorophyll Fluorescence Effects on Vegetation Apparent Reflectance II. Laboratory and Airborne Canopy-Level Measurements with Hyperspectral Data,” </text:span><text:span text:style-name="T7">Remote Sensing of Environment</text:span><text:span text:style-name="T5"> 74, no. 3 (December 2000): 596–608, https://doi.org/10.1016/S0034-4257(00)00149-8.</text:span><text:reference-mark-end text:name="ZOTERO_ITEM CSL_CITATION {&quot;citationID&quot;:&quot;qhWKaNBu&quot;,&quot;properties&quot;:{&quot;formattedCitation&quot;:&quot;P Zarco-Tejada, \\uc0\\u8220{}Chlorophyll Fluorescence Effects on Vegetation Apparent Reflectance II. Laboratory and Airborne Canopy-Level Measurements with Hyperspectral Data,\\uc0\\u8221{} {\\i{}Remote Sensing of Environment} 74, no. 3 (December 2000): 596\\uc0\\u8211{}608, https://doi.org/10.1016/S0034-4257(00)00149-8.&quot;,&quot;plainCitation&quot;:&quot;P Zarco-Tejada, “Chlorophyll Fluorescence Effects on Vegetation Apparent Reflectance II. Laboratory and Airborne Canopy-Level Measurements with Hyperspectral Data,” Remote Sensing of Environment 74, no. 3 (December 2000): 596–608, https://doi.org/10.1016/S0034-4257(00)00149-8.&quot;,&quot;noteIndex&quot;:11},&quot;citationItems&quot;:[{&quot;id&quot;:481,&quot;uris&quot;:[&quot;http://zotero.org/users/2662720/items/E3BQSBCV&quot;],&quot;itemData&quot;:{&quot;id&quot;:481,&quot;type&quot;:&quot;article-journal&quot;,&quot;container-title&quot;:&quot;Remote Sensing of Environment&quot;,&quot;DOI&quot;:&quot;10.1016/S0034-4257(00)00149-8&quot;,&quot;ISSN&quot;:&quot;00344257&quot;,&quot;issue&quot;:&quot;3&quot;,&quot;language&quot;:&quot;en&quot;,&quot;page&quot;:&quot;596-608&quot;,&quot;source&quot;:&quot;Crossref&quot;,&quot;title&quot;:&quot;Chlorophyll Fluorescence Effects on Vegetation Apparent Reflectance II. Laboratory and Airborne Canopy-Level Measurements with Hyperspectral Data&quot;,&quot;volume&quot;:&quot;74&quot;,&quot;author&quot;:[{&quot;family&quot;:&quot;Zarco-Tejada&quot;,&quot;given&quot;:&quot;P&quot;}],&quot;issued&quot;:{&quot;date-parts&quot;:[[&quot;2000&quot;,12]]}}}],&quot;schema&quot;:&quot;https://github.com/citation-style-language/schema/raw/master/csl-citation.json&quot;} RND98ozmLXTpZ"/></text:p></text:note-body></text:note></text:span><text:span text:style-name="T18"><text:s/>and GPP </text:span><text:span text:style-name="T18"><text:note text:id="ftn24" text:note-class="footnote"><text:note-citation>14</text:note-citation><text:note-body><text:p text:style-name="P2"><text:reference-mark-start text:name="ZOTERO_ITEM CSL_CITATION {&quot;citationID&quot;:&quot;TIZvgZxw&quot;,&quot;properties&quot;:{&quot;formattedCitation&quot;:&quot;Gitelson et al., \\uc0\\u8220{}Remote Estimation of Crop Gross Primary Production with Landsat Data\\uc0\\u8221{}; Gitelson et al., \\uc0\\u8220{}Relationship between Gross Primary Production and Chlorophyll Content in Crops\\uc0\\u8221{}; Rossini et al., \\uc0\\u8220{}Remote Sensing-Based Estimation of Gross Primary Production in a Subalpine Grassland.\\uc0\\u8221{}&quot;,&quot;plainCitation&quot;:&quot;Gitelson et al., “Remote Estimation of Crop Gross Primary Production with Landsat Data”; Gitelson et al., “Relationship between Gross Primary Production and Chlorophyll Content in Crops”; Rossini et al., “Remote Sensing-Based Estimation of Gross Primary Production in a Subalpine Grassland.”&quot;,&quot;noteIndex&quot;:14},&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CqDdac4MSz"/><text:span text:style-name="T4">Gitelson et al., “Remote Estimation of Crop Gross Primary Production with Landsat Data”; Gitelson et al., “Relationship between Gross Primary Production and Chlorophyll Content in Crops”; Rossini et al., “Remote Sensing-Based Estimation of Gross Primary Production in a Subalpine Grassland.”</text:span><text:reference-mark-end text:name="ZOTERO_ITEM CSL_CITATION {&quot;citationID&quot;:&quot;TIZvgZxw&quot;,&quot;properties&quot;:{&quot;formattedCitation&quot;:&quot;Gitelson et al., \\uc0\\u8220{}Remote Estimation of Crop Gross Primary Production with Landsat Data\\uc0\\u8221{}; Gitelson et al., \\uc0\\u8220{}Relationship between Gross Primary Production and Chlorophyll Content in Crops\\uc0\\u8221{}; Rossini et al., \\uc0\\u8220{}Remote Sensing-Based Estimation of Gross Primary Production in a Subalpine Grassland.\\uc0\\u8221{}&quot;,&quot;plainCitation&quot;:&quot;Gitelson et al., “Remote Estimation of Crop Gross Primary Production with Landsat Data”; Gitelson et al., “Relationship between Gross Primary Production and Chlorophyll Content in Crops”; Rossini et al., “Remote Sensing-Based Estimation of Gross Primary Production in a Subalpine Grassland.”&quot;,&quot;noteIndex&quot;:14},&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CqDdac4MSz"/></text:p></text:note-body></text:note></text:span><text:span text:style-name="T18">. Vegetation indices using broad band wavelength intervals such as Normalized Difference Vegetation Index (NDVI) or Green Chlorophyll Index have been applied relatively successfully for GPP simulations (Gitelson et al., 2012, 2006; Rossini et al., 2012). </text:span><text:span text:style-name="T19">Indeed, </text:span><text:span text:style-name="T20">Dong et al. (2020)</text:span><text:span text:style-name="T19"><text:note text:id="ftn6" text:note-class="footnote"><text:note-citation>15</text:note-citation><text:note-body><text:p text:style-name="P2"><text:reference-mark-start text:name="ZOTERO_ITEM CSL_CITATION {&quot;citationID&quot;:&quot;L2AjAjV2&quot;,&quot;properties&quot;:{&quot;formattedCitation&quot;:&quot;Jie Dong et al., \\uc0\\u8220{}Estimating Winter Wheat Yield Based on a Light Use Efficiency Model and Wheat Variety Data,\\uc0\\u8221{} {\\i{}ISPRS Journal of Photogrammetry and Remote Sensing} 160 (February 1, 2020): 18\\uc0\\u8211{}32, https://doi.org/10.1016/j.isprsjprs.2019.12.005.&quot;,&quot;plainCitation&quot;:&quot;Jie Dong et al., “Estimating Winter Wheat Yield Based on a Light Use Efficiency Model and Wheat Variety Data,” ISPRS Journal of Photogrammetry and Remote Sensing 160 (February 1, 2020): 18–32, https://doi.org/10.1016/j.isprsjprs.2019.12.005.&quot;,&quot;noteIndex&quot;:13},&quot;citationItems&quot;:[{&quot;id&quot;:4003,&quot;uris&quot;:[&quot;http://zotero.org/groups/4960551/items/UQMF73D6&quot;],&quot;itemData&quot;:{&quot;id&quot;:4003,&quot;type&quot;:&quot;article-journal&quot;,&quot;abstract&quot;:&quot;Satellite-based models are important tools for monitoring regional and global crop yields, because remotely sensed data is able to offer temporally and spatially continuous crop growth information over large areas. However, tracking inter-annual variability in crop yields remains a major challenge. Taking this challenge, a light use efficiency model (EC-LUE) is used to estimate winter wheat yield with 30-m spatial resolution Landsat data. Moreover, we integrate winter wheat variety data by considering different percentages of harvested organs to total crop organs. Using county-level statistical yield data for Kansas, United States, model validation shows that the EC-LUE model combined with wheat variety data can effectively capture the spatial variations of winter wheat yields. Specifically, the proposed method significantly improves model simulation performance for the inter-annual variation of yields during 2008–2017 and can explain 82% of the inter-annual yield variation. This method proposed in this study proves to be available for future applications of crop yield estimations on a larger scale. The great potential of incorporating satellite observations with crop variety data to monitor crop yield, and improve agricultural management is therefore indicated.&quot;,&quot;container-title&quot;:&quot;ISPRS Journal of Photogrammetry and Remote Sensing&quot;,&quot;DOI&quot;:&quot;10.1016/j.isprsjprs.2019.12.005&quot;,&quot;ISSN&quot;:&quot;0924-2716&quot;,&quot;journalAbbreviation&quot;:&quot;ISPRS Journal of Photogrammetry and Remote Sensing&quot;,&quot;language&quot;:&quot;en&quot;,&quot;page&quot;:&quot;18-32&quot;,&quot;source&quot;:&quot;ScienceDirect&quot;,&quot;title&quot;:&quot;Estimating winter wheat yield based on a light use efficiency model and wheat variety data&quot;,&quot;volume&quot;:&quot;160&quot;,&quot;author&quot;:[{&quot;family&quot;:&quot;Dong&quot;,&quot;given&quot;:&quot;Jie&quot;},{&quot;family&quot;:&quot;Lu&quot;,&quot;given&quot;:&quot;Haibo&quot;},{&quot;family&quot;:&quot;Wang&quot;,&quot;given&quot;:&quot;Yawen&quot;},{&quot;family&quot;:&quot;Ye&quot;,&quot;given&quot;:&quot;Tao&quot;},{&quot;family&quot;:&quot;Yuan&quot;,&quot;given&quot;:&quot;Wenping&quot;}],&quot;issued&quot;:{&quot;date-parts&quot;:[[&quot;2020&quot;,2,1]]}}}],&quot;schema&quot;:&quot;https://github.com/citation-style-language/schema/raw/master/csl-citation.json&quot;} RNDengPCNaXf7"/><text:span text:style-name="T5">Jie Dong et al., “Estimating Winter Wheat Yield Based on a Light Use Efficiency Model and Wheat Variety Data,” </text:span><text:span text:style-name="T7">ISPRS Journal of Photogrammetry and Remote Sensing</text:span><text:span text:style-name="T5"> 160 (February 1, 2020): 18–32, https://doi.org/10.1016/j.isprsjprs.2019.12.005.</text:span><text:reference-mark-end text:name="ZOTERO_ITEM CSL_CITATION {&quot;citationID&quot;:&quot;L2AjAjV2&quot;,&quot;properties&quot;:{&quot;formattedCitation&quot;:&quot;Jie Dong et al., \\uc0\\u8220{}Estimating Winter Wheat Yield Based on a Light Use Efficiency Model and Wheat Variety Data,\\uc0\\u8221{} {\\i{}ISPRS Journal of Photogrammetry and Remote Sensing} 160 (February 1, 2020): 18\\uc0\\u8211{}32, https://doi.org/10.1016/j.isprsjprs.2019.12.005.&quot;,&quot;plainCitation&quot;:&quot;Jie Dong et al., “Estimating Winter Wheat Yield Based on a Light Use Efficiency Model and Wheat Variety Data,” ISPRS Journal of Photogrammetry and Remote Sensing 160 (February 1, 2020): 18–32, https://doi.org/10.1016/j.isprsjprs.2019.12.005.&quot;,&quot;noteIndex&quot;:13},&quot;citationItems&quot;:[{&quot;id&quot;:4003,&quot;uris&quot;:[&quot;http://zotero.org/groups/4960551/items/UQMF73D6&quot;],&quot;itemData&quot;:{&quot;id&quot;:4003,&quot;type&quot;:&quot;article-journal&quot;,&quot;abstract&quot;:&quot;Satellite-based models are important tools for monitoring regional and global crop yields, because remotely sensed data is able to offer temporally and spatially continuous crop growth information over large areas. However, tracking inter-annual variability in crop yields remains a major challenge. Taking this challenge, a light use efficiency model (EC-LUE) is used to estimate winter wheat yield with 30-m spatial resolution Landsat data. Moreover, we integrate winter wheat variety data by considering different percentages of harvested organs to total crop organs. Using county-level statistical yield data for Kansas, United States, model validation shows that the EC-LUE model combined with wheat variety data can effectively capture the spatial variations of winter wheat yields. Specifically, the proposed method significantly improves model simulation performance for the inter-annual variation of yields during 2008–2017 and can explain 82% of the inter-annual yield variation. This method proposed in this study proves to be available for future applications of crop yield estimations on a larger scale. The great potential of incorporating satellite observations with crop variety data to monitor crop yield, and improve agricultural management is therefore indicated.&quot;,&quot;container-title&quot;:&quot;ISPRS Journal of Photogrammetry and Remote Sensing&quot;,&quot;DOI&quot;:&quot;10.1016/j.isprsjprs.2019.12.005&quot;,&quot;ISSN&quot;:&quot;0924-2716&quot;,&quot;journalAbbreviation&quot;:&quot;ISPRS Journal of Photogrammetry and Remote Sensing&quot;,&quot;language&quot;:&quot;en&quot;,&quot;page&quot;:&quot;18-32&quot;,&quot;source&quot;:&quot;ScienceDirect&quot;,&quot;title&quot;:&quot;Estimating winter wheat yield based on a light use efficiency model and wheat variety data&quot;,&quot;volume&quot;:&quot;160&quot;,&quot;author&quot;:[{&quot;family&quot;:&quot;Dong&quot;,&quot;given&quot;:&quot;Jie&quot;},{&quot;family&quot;:&quot;Lu&quot;,&quot;given&quot;:&quot;Haibo&quot;},{&quot;family&quot;:&quot;Wang&quot;,&quot;given&quot;:&quot;Yawen&quot;},{&quot;family&quot;:&quot;Ye&quot;,&quot;given&quot;:&quot;Tao&quot;},{&quot;family&quot;:&quot;Yuan&quot;,&quot;given&quot;:&quot;Wenping&quot;}],&quot;issued&quot;:{&quot;date-parts&quot;:[[&quot;2020&quot;,2,1]]}}}],&quot;schema&quot;:&quot;https://github.com/citation-style-language/schema/raw/master/csl-citation.json&quot;} RNDengPCNaXf7"/></text:p></text:note-body></text:note></text:span> <text:span text:style-name="T13">applied a </text:span><text:span text:style-name="T32">NDVI-based </text:span><text:span text:style-name="T13">LUE model </text:span><text:soft-page-break/><text:span text:style-name="T32">using Landsat imagery</text:span><text:span text:style-name="T13"> and was able to effectively capture the spatial and inter-annual variability of winter wheat yields. </text:span><text:span text:style-name="T18">LUE can also be retrieved through </text:span><text:span text:style-name="T23">hypeerspectral </text:span><text:span text:style-name="T18">remote sensing using the photochemical reflectance index (PRI) </text:span><text:span text:style-name="T18"><text:note text:id="ftn7" text:note-class="footnote"><text:note-citation>16</text:note-citation><text:note-body><text:p text:style-name="P2"><text:reference-mark-start text:name="ZOTERO_ITEM CSL_CITATION {&quot;citationID&quot;:&quot;Cx59p1gW&quot;,&quot;properties&quot;:{&quot;formattedCitation&quot;:&quot;J. A. Gamon, J. Penuelas, and C. B. Field, \\uc0\\u8220{}A Narrow-Waveband Spectral Index That Tracks Diurnal Changes in Photosynthetic Efficiency,\\uc0\\u8221{} {\\i{}Remote Sensing of Environment} 41, no. 1 (1992): 35\\uc0\\u8211{}44.&quot;,&quot;plainCitation&quot;:&quot;J. A. Gamon, J. Penuelas, and C. B. Field, “A Narrow-Waveband Spectral Index That Tracks Diurnal Changes in Photosynthetic Efficiency,” Remote Sensing of Environment 41, no. 1 (1992): 35–44.&quot;,&quot;noteIndex&quot;:14},&quot;citationItems&quot;:[{&quot;id&quot;:473,&quot;uris&quot;:[&quot;http://zotero.org/users/2662720/items/BVG2SR3L&quot;],&quot;itemData&quot;:{&quot;id&quot;:473,&quot;type&quot;:&quot;article-journal&quot;,&quot;container-title&quot;:&quot;Remote Sensing of environment&quot;,&quot;issue&quot;:&quot;1&quot;,&quot;page&quot;:&quot;35–44&quot;,&quot;source&quot;:&quot;Google Scholar&quot;,&quot;title&quot;:&quot;A narrow-waveband spectral index that tracks diurnal changes in photosynthetic efficiency&quot;,&quot;volume&quot;:&quot;41&quot;,&quot;author&quot;:[{&quot;family&quot;:&quot;Gamon&quot;,&quot;given&quot;:&quot;J. A.&quot;},{&quot;family&quot;:&quot;Penuelas&quot;,&quot;given&quot;:&quot;J.&quot;},{&quot;family&quot;:&quot;Field&quot;,&quot;given&quot;:&quot;C. B.&quot;}],&quot;issued&quot;:{&quot;date-parts&quot;:[[&quot;1992&quot;]]}}}],&quot;schema&quot;:&quot;https://github.com/citation-style-language/schema/raw/master/csl-citation.json&quot;} RNDatgYwNTX0w"/><text:span text:style-name="T5">J. A. Gamon, J. Penuelas, and C. B. Field, “A Narrow-Waveband Spectral Index That Tracks Diurnal Changes in Photosynthetic Efficiency,” </text:span><text:span text:style-name="T7">Remote Sensing of Environment</text:span><text:span text:style-name="T5"> 41, no. 1 (1992): 35–44.</text:span><text:reference-mark-end text:name="ZOTERO_ITEM CSL_CITATION {&quot;citationID&quot;:&quot;Cx59p1gW&quot;,&quot;properties&quot;:{&quot;formattedCitation&quot;:&quot;J. A. Gamon, J. Penuelas, and C. B. Field, \\uc0\\u8220{}A Narrow-Waveband Spectral Index That Tracks Diurnal Changes in Photosynthetic Efficiency,\\uc0\\u8221{} {\\i{}Remote Sensing of Environment} 41, no. 1 (1992): 35\\uc0\\u8211{}44.&quot;,&quot;plainCitation&quot;:&quot;J. A. Gamon, J. Penuelas, and C. B. Field, “A Narrow-Waveband Spectral Index That Tracks Diurnal Changes in Photosynthetic Efficiency,” Remote Sensing of Environment 41, no. 1 (1992): 35–44.&quot;,&quot;noteIndex&quot;:14},&quot;citationItems&quot;:[{&quot;id&quot;:473,&quot;uris&quot;:[&quot;http://zotero.org/users/2662720/items/BVG2SR3L&quot;],&quot;itemData&quot;:{&quot;id&quot;:473,&quot;type&quot;:&quot;article-journal&quot;,&quot;container-title&quot;:&quot;Remote Sensing of environment&quot;,&quot;issue&quot;:&quot;1&quot;,&quot;page&quot;:&quot;35–44&quot;,&quot;source&quot;:&quot;Google Scholar&quot;,&quot;title&quot;:&quot;A narrow-waveband spectral index that tracks diurnal changes in photosynthetic efficiency&quot;,&quot;volume&quot;:&quot;41&quot;,&quot;author&quot;:[{&quot;family&quot;:&quot;Gamon&quot;,&quot;given&quot;:&quot;J. A.&quot;},{&quot;family&quot;:&quot;Penuelas&quot;,&quot;given&quot;:&quot;J.&quot;},{&quot;family&quot;:&quot;Field&quot;,&quot;given&quot;:&quot;C. B.&quot;}],&quot;issued&quot;:{&quot;date-parts&quot;:[[&quot;1992&quot;]]}}}],&quot;schema&quot;:&quot;https://github.com/citation-style-language/schema/raw/master/csl-citation.json&quot;} RNDatgYwNTX0w"/></text:p></text:note-body></text:note></text:span><text:span text:style-name="T18">, which exploits narrow variations around the 0.531 </text:span><text:span text:style-name="T19">u</text:span><text:span text:style-name="T18">m point, and more recently, through estimations of sun-induced chlorophyll fluorescence signal (SIF). The SIF-GPP relationship has recently gained traction due to the direct link between photosynthesis and SIF </text:span><text:span text:style-name="T18"><text:note text:id="ftn8" text:note-class="footnote"><text:note-citation>17</text:note-citation><text:note-body><text:p text:style-name="P2"><text:reference-mark-start text:name="ZOTERO_ITEM CSL_CITATION {&quot;citationID&quot;:&quot;WgPazWyF&quot;,&quot;properties&quot;:{&quot;formattedCitation&quot;:&quot;S. Wieneke et al., \\uc0\\u8220{}Airborne Based Spectroscopy of Red and Far-Red Sun-Induced Chlorophyll Fluorescence: Implications for Improved Estimates of Gross Primary Productivity,\\uc0\\u8221{} {\\i{}Remote Sensing of Environment} 184 (2016): 654\\uc0\\u8211{}67.&quot;,&quot;plainCitation&quot;:&quot;S. Wieneke et al., “Airborne Based Spectroscopy of Red and Far-Red Sun-Induced Chlorophyll Fluorescence: Implications for Improved Estimates of Gross Primary Productivity,” Remote Sensing of Environment 184 (2016): 654–67.&quot;,&quot;noteIndex&quot;:15},&quot;citationItems&quot;:[{&quot;id&quot;:472,&quot;uris&quot;:[&quot;http://zotero.org/users/2662720/items/DRPK6IRX&quot;],&quot;itemData&quot;:{&quot;id&quot;:472,&quot;type&quot;:&quot;article-journal&quot;,&quot;container-title&quot;:&quot;Remote Sensing of Environment&quot;,&quot;page&quot;:&quot;654–667&quot;,&quot;source&quot;:&quot;Google Scholar&quot;,&quot;title&quot;:&quot;Airborne based spectroscopy of red and far-red sun-induced chlorophyll fluorescence: Implications for improved estimates of gross primary productivity&quot;,&quot;title-short&quot;:&quot;Airborne based spectroscopy of red and far-red sun-induced chlorophyll fluorescence&quot;,&quot;volume&quot;:&quot;184&quot;,&quot;author&quot;:[{&quot;family&quot;:&quot;Wieneke&quot;,&quot;given&quot;:&quot;S.&quot;},{&quot;family&quot;:&quot;Ahrends&quot;,&quot;given&quot;:&quot;H.&quot;},{&quot;family&quot;:&quot;Damm&quot;,&quot;given&quot;:&quot;A.&quot;},{&quot;family&quot;:&quot;Pinto&quot;,&quot;given&quot;:&quot;F.&quot;},{&quot;family&quot;:&quot;Stadler&quot;,&quot;given&quot;:&quot;A.&quot;},{&quot;family&quot;:&quot;Rossini&quot;,&quot;given&quot;:&quot;M.&quot;},{&quot;family&quot;:&quot;Rascher&quot;,&quot;given&quot;:&quot;U.&quot;}],&quot;issued&quot;:{&quot;date-parts&quot;:[[&quot;2016&quot;]]}}}],&quot;schema&quot;:&quot;https://github.com/citation-style-language/schema/raw/master/csl-citation.json&quot;} RNDGGnRQXUOPm"/><text:span text:style-name="T5">S. Wieneke et al., “Airborne Based Spectroscopy of Red and Far-Red Sun-Induced Chlorophyll Fluorescence: Implications for Improved Estimates of Gross Primary Productivity,” </text:span><text:span text:style-name="T7">Remote Sensing of Environment</text:span><text:span text:style-name="T5"> 184 (2016): 654–67.</text:span><text:reference-mark-end text:name="ZOTERO_ITEM CSL_CITATION {&quot;citationID&quot;:&quot;WgPazWyF&quot;,&quot;properties&quot;:{&quot;formattedCitation&quot;:&quot;S. Wieneke et al., \\uc0\\u8220{}Airborne Based Spectroscopy of Red and Far-Red Sun-Induced Chlorophyll Fluorescence: Implications for Improved Estimates of Gross Primary Productivity,\\uc0\\u8221{} {\\i{}Remote Sensing of Environment} 184 (2016): 654\\uc0\\u8211{}67.&quot;,&quot;plainCitation&quot;:&quot;S. Wieneke et al., “Airborne Based Spectroscopy of Red and Far-Red Sun-Induced Chlorophyll Fluorescence: Implications for Improved Estimates of Gross Primary Productivity,” Remote Sensing of Environment 184 (2016): 654–67.&quot;,&quot;noteIndex&quot;:15},&quot;citationItems&quot;:[{&quot;id&quot;:472,&quot;uris&quot;:[&quot;http://zotero.org/users/2662720/items/DRPK6IRX&quot;],&quot;itemData&quot;:{&quot;id&quot;:472,&quot;type&quot;:&quot;article-journal&quot;,&quot;container-title&quot;:&quot;Remote Sensing of Environment&quot;,&quot;page&quot;:&quot;654–667&quot;,&quot;source&quot;:&quot;Google Scholar&quot;,&quot;title&quot;:&quot;Airborne based spectroscopy of red and far-red sun-induced chlorophyll fluorescence: Implications for improved estimates of gross primary productivity&quot;,&quot;title-short&quot;:&quot;Airborne based spectroscopy of red and far-red sun-induced chlorophyll fluorescence&quot;,&quot;volume&quot;:&quot;184&quot;,&quot;author&quot;:[{&quot;family&quot;:&quot;Wieneke&quot;,&quot;given&quot;:&quot;S.&quot;},{&quot;family&quot;:&quot;Ahrends&quot;,&quot;given&quot;:&quot;H.&quot;},{&quot;family&quot;:&quot;Damm&quot;,&quot;given&quot;:&quot;A.&quot;},{&quot;family&quot;:&quot;Pinto&quot;,&quot;given&quot;:&quot;F.&quot;},{&quot;family&quot;:&quot;Stadler&quot;,&quot;given&quot;:&quot;A.&quot;},{&quot;family&quot;:&quot;Rossini&quot;,&quot;given&quot;:&quot;M.&quot;},{&quot;family&quot;:&quot;Rascher&quot;,&quot;given&quot;:&quot;U.&quot;}],&quot;issued&quot;:{&quot;date-parts&quot;:[[&quot;2016&quot;]]}}}],&quot;schema&quot;:&quot;https://github.com/citation-style-language/schema/raw/master/csl-citation.json&quot;} RNDGGnRQXUOPm"/></text:p></text:note-body></text:note></text:span><text:span text:style-name="T18">. </text:span><text:span text:style-name="T18"/></text:p>
      <text:p text:style-name="P13"><text:span text:style-name="T14">1.2.3 Crop growth models with remote sensing data assimilation</text:span><text:span text:style-name="T14"/></text:p>
      <text:p text:style-name="P16"><text:span text:style-name="T19">Crop growth models allow to simulate and represent crop development and yield, considering different meteorological, agricultural management and soil conditions, among other variables. Agroecosystem modeling, which simulate the soil-vegetation-atmosphere continuum, incorporate both physiological processes of plant and their interactions with abiotic factors, but also different management scenarios </text:span><text:span text:style-name="T19"><text:note text:id="ftn9" text:note-class="footnote"><text:note-citation>18</text:note-citation><text:note-body><text:p text:style-name="P2"><text:reference-mark-start text:name="ZOTERO_ITEM CSL_CITATION {&quot;citationID&quot;:&quot;ksdYx3iz&quot;,&quot;properties&quot;:{&quot;formattedCitation&quot;:&quot;W. A. Dorigo et al., \\uc0\\u8220{}A Review on Reflective Remote Sensing and Data Assimilation Techniques for Enhanced Agroecosystem Modeling,\\uc0\\u8221{} {\\i{}International Journal of Applied Earth Observation and Geoinformation}, Advances in airborne electromagnetics and remote sensing of agro-ecosystems, 9, no. 2 (May 1, 2007): 165\\uc0\\u8211{}93, https://doi.org/10.1016/j.jag.2006.05.003.&quot;,&quot;plainCitation&quot;:&quot;W. A. Dorigo et al., “A Review on Reflective Remote Sensing and Data Assimilation Techniques for Enhanced Agroecosystem Modeling,” International Journal of Applied Earth Observation and Geoinformation, Advances in airborne electromagnetics and remote sensing of agro-ecosystems, 9, no. 2 (May 1, 2007): 165–93, https://doi.org/10.1016/j.jag.2006.05.003.&quot;,&quot;noteIndex&quot;:1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DX7MTMRJMW"/><text:span text:style-name="T5">W. A. Dorigo et al., “A Review on Reflective Remote Sensing and Data Assimilation Techniques for Enhanced Agroecosystem Modeling,” </text:span><text:span text:style-name="T7">International Journal of Applied Earth Observation and Geoinformation</text:span><text:span text:style-name="T5">, Advances in airborne electromagnetics and remote sensing of agro-ecosystems, 9, no. 2 (May 1, 2007): 165–93, https://doi.org/10.1016/j.jag.2006.05.003.</text:span><text:reference-mark-end text:name="ZOTERO_ITEM CSL_CITATION {&quot;citationID&quot;:&quot;ksdYx3iz&quot;,&quot;properties&quot;:{&quot;formattedCitation&quot;:&quot;W. A. Dorigo et al., \\uc0\\u8220{}A Review on Reflective Remote Sensing and Data Assimilation Techniques for Enhanced Agroecosystem Modeling,\\uc0\\u8221{} {\\i{}International Journal of Applied Earth Observation and Geoinformation}, Advances in airborne electromagnetics and remote sensing of agro-ecosystems, 9, no. 2 (May 1, 2007): 165\\uc0\\u8211{}93, https://doi.org/10.1016/j.jag.2006.05.003.&quot;,&quot;plainCitation&quot;:&quot;W. A. Dorigo et al., “A Review on Reflective Remote Sensing and Data Assimilation Techniques for Enhanced Agroecosystem Modeling,” International Journal of Applied Earth Observation and Geoinformation, Advances in airborne electromagnetics and remote sensing of agro-ecosystems, 9, no. 2 (May 1, 2007): 165–93, https://doi.org/10.1016/j.jag.2006.05.003.&quot;,&quot;noteIndex&quot;:1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DX7MTMRJMW"/></text:p></text:note-body></text:note></text:span><text:span text:style-name="T19">.These models are highly useful to assess the multidimensional relationships between different factors affecting crop development and yield, including evaluating the effect of a changing climate and seasonal weather patterns, irrigation management and fertilizer application </text:span><text:span text:style-name="T19"><text:note text:id="ftn10" text:note-class="footnote"><text:note-citation>19</text:note-citation><text:note-body><text:p text:style-name="P2"><text:reference-mark-start text:name="ZOTERO_ITEM CSL_CITATION {&quot;citationID&quot;:&quot;UG9wSmUb&quot;,&quot;properties&quot;:{&quot;formattedCitation&quot;:&quot;Gustavo Ovando, Silvina Sayago, and M\\uc0\\u243{}nica Bocco, \\uc0\\u8220{}Evaluating Accuracy of DSSAT Model for Soybean Yield Estimation Using Satellite Weather Data,\\uc0\\u8221{} {\\i{}ISPRS Journal of Photogrammetry and Remote Sensing} 138 (April 1, 2018): 208\\uc0\\u8211{}17, https://doi.org/10.1016/j.isprsjprs.2018.02.015.&quot;,&quot;plainCitation&quot;:&quot;Gustavo Ovando, Silvina Sayago, and Mónica Bocco, “Evaluating Accuracy of DSSAT Model for Soybean Yield Estimation Using Satellite Weather Data,” ISPRS Journal of Photogrammetry and Remote Sensing 138 (April 1, 2018): 208–17, https://doi.org/10.1016/j.isprsjprs.2018.02.015.&quot;,&quot;noteIndex&quot;:17},&quot;citationItems&quot;:[{&quot;id&quot;:4026,&quot;uris&quot;:[&quot;http://zotero.org/groups/4960551/items/3KFSKZMQ&quot;],&quot;itemData&quot;:{&quot;id&quot;:4026,&quot;type&quot;:&quot;article-journal&quot;,&quot;abstract&quot;:&quot;Crop models allow simulating the development and yield of the crops, to represent and to evaluate the influence of multiple factors. The DSSAT cropping system model is one of the most widely used and contains CROPGRO module for soybean. This crop has a great importance for many southern countries of Latin America and for Argentina. Solar radiation and rainfall are necessary variables as inputs for crop models; however these data are not as readily available. The satellital products from Clouds and Earth's Radiant Energy System (CERES) and Tropic Rainfall Measurement Mission (TRMM) provide continuous spatial and temporal information of solar radiation and precipitation, respectively. This study evaluates and quantifies the uncertainty in estimating soybean yield using a DSSAT model, when recorded weather data are replaced with CERES and TRMM ones. Different percentages of data replacements, soybean maturity groups and planting dates are considered, for 2006–2016 period in Oliveros (Argentina). Results show that CERES and TRMM products can be used for soybean yield estimation with DSSAT considering that: percentage of data replacement, campaign, planting date and maturity group, determine the amounts and trends of yield errors. Replacements with CERES data up to 30% result in %RMSE lower than 10% in 87% of the cases; while the replacement with TRMM data presents the best statisticals in campaigns with high yields. Simulations based entirely on CERES solar radiation give better results than those with TRMM. In general, similar percentages of replacement show better performance in the estimation of soybean yield for solar radiation than the replacement of precipitation values.&quot;,&quot;container-title&quot;:&quot;ISPRS Journal of Photogrammetry and Remote Sensing&quot;,&quot;DOI&quot;:&quot;10.1016/j.isprsjprs.2018.02.015&quot;,&quot;ISSN&quot;:&quot;0924-2716&quot;,&quot;journalAbbreviation&quot;:&quot;ISPRS Journal of Photogrammetry and Remote Sensing&quot;,&quot;language&quot;:&quot;en&quot;,&quot;page&quot;:&quot;208-217&quot;,&quot;source&quot;:&quot;ScienceDirect&quot;,&quot;title&quot;:&quot;Evaluating accuracy of DSSAT model for soybean yield estimation using satellite weather data&quot;,&quot;volume&quot;:&quot;138&quot;,&quot;author&quot;:[{&quot;family&quot;:&quot;Ovando&quot;,&quot;given&quot;:&quot;Gustavo&quot;},{&quot;family&quot;:&quot;Sayago&quot;,&quot;given&quot;:&quot;Silvina&quot;},{&quot;family&quot;:&quot;Bocco&quot;,&quot;given&quot;:&quot;Mónica&quot;}],&quot;issued&quot;:{&quot;date-parts&quot;:[[&quot;2018&quot;,4,1]]}}}],&quot;schema&quot;:&quot;https://github.com/citation-style-language/schema/raw/master/csl-citation.json&quot;} RNDXsC11saovl"/><text:span text:style-name="T5">Gustavo Ovando, Silvina Sayago, and Mónica Bocco, “Evaluating Accuracy of DSSAT Model for Soybean Yield Estimation Using Satellite Weather Data,” </text:span><text:span text:style-name="T7">ISPRS Journal of Photogrammetry and Remote Sensing</text:span><text:span text:style-name="T5"> 138 (April 1, 2018): 208–17, https://doi.org/10.1016/j.isprsjprs.2018.02.015.</text:span><text:reference-mark-end text:name="ZOTERO_ITEM CSL_CITATION {&quot;citationID&quot;:&quot;UG9wSmUb&quot;,&quot;properties&quot;:{&quot;formattedCitation&quot;:&quot;Gustavo Ovando, Silvina Sayago, and M\\uc0\\u243{}nica Bocco, \\uc0\\u8220{}Evaluating Accuracy of DSSAT Model for Soybean Yield Estimation Using Satellite Weather Data,\\uc0\\u8221{} {\\i{}ISPRS Journal of Photogrammetry and Remote Sensing} 138 (April 1, 2018): 208\\uc0\\u8211{}17, https://doi.org/10.1016/j.isprsjprs.2018.02.015.&quot;,&quot;plainCitation&quot;:&quot;Gustavo Ovando, Silvina Sayago, and Mónica Bocco, “Evaluating Accuracy of DSSAT Model for Soybean Yield Estimation Using Satellite Weather Data,” ISPRS Journal of Photogrammetry and Remote Sensing 138 (April 1, 2018): 208–17, https://doi.org/10.1016/j.isprsjprs.2018.02.015.&quot;,&quot;noteIndex&quot;:17},&quot;citationItems&quot;:[{&quot;id&quot;:4026,&quot;uris&quot;:[&quot;http://zotero.org/groups/4960551/items/3KFSKZMQ&quot;],&quot;itemData&quot;:{&quot;id&quot;:4026,&quot;type&quot;:&quot;article-journal&quot;,&quot;abstract&quot;:&quot;Crop models allow simulating the development and yield of the crops, to represent and to evaluate the influence of multiple factors. The DSSAT cropping system model is one of the most widely used and contains CROPGRO module for soybean. This crop has a great importance for many southern countries of Latin America and for Argentina. Solar radiation and rainfall are necessary variables as inputs for crop models; however these data are not as readily available. The satellital products from Clouds and Earth's Radiant Energy System (CERES) and Tropic Rainfall Measurement Mission (TRMM) provide continuous spatial and temporal information of solar radiation and precipitation, respectively. This study evaluates and quantifies the uncertainty in estimating soybean yield using a DSSAT model, when recorded weather data are replaced with CERES and TRMM ones. Different percentages of data replacements, soybean maturity groups and planting dates are considered, for 2006–2016 period in Oliveros (Argentina). Results show that CERES and TRMM products can be used for soybean yield estimation with DSSAT considering that: percentage of data replacement, campaign, planting date and maturity group, determine the amounts and trends of yield errors. Replacements with CERES data up to 30% result in %RMSE lower than 10% in 87% of the cases; while the replacement with TRMM data presents the best statisticals in campaigns with high yields. Simulations based entirely on CERES solar radiation give better results than those with TRMM. In general, similar percentages of replacement show better performance in the estimation of soybean yield for solar radiation than the replacement of precipitation values.&quot;,&quot;container-title&quot;:&quot;ISPRS Journal of Photogrammetry and Remote Sensing&quot;,&quot;DOI&quot;:&quot;10.1016/j.isprsjprs.2018.02.015&quot;,&quot;ISSN&quot;:&quot;0924-2716&quot;,&quot;journalAbbreviation&quot;:&quot;ISPRS Journal of Photogrammetry and Remote Sensing&quot;,&quot;language&quot;:&quot;en&quot;,&quot;page&quot;:&quot;208-217&quot;,&quot;source&quot;:&quot;ScienceDirect&quot;,&quot;title&quot;:&quot;Evaluating accuracy of DSSAT model for soybean yield estimation using satellite weather data&quot;,&quot;volume&quot;:&quot;138&quot;,&quot;author&quot;:[{&quot;family&quot;:&quot;Ovando&quot;,&quot;given&quot;:&quot;Gustavo&quot;},{&quot;family&quot;:&quot;Sayago&quot;,&quot;given&quot;:&quot;Silvina&quot;},{&quot;family&quot;:&quot;Bocco&quot;,&quot;given&quot;:&quot;Mónica&quot;}],&quot;issued&quot;:{&quot;date-parts&quot;:[[&quot;2018&quot;,4,1]]}}}],&quot;schema&quot;:&quot;https://github.com/citation-style-language/schema/raw/master/csl-citation.json&quot;} RNDXsC11saovl"/></text:p></text:note-body></text:note></text:span>. <text:span text:style-name="T13">Some of the most widely used crop growth models, among others, include the Decision Support System for Agrotechnology Transfer (DSSAT</text:span><text:span text:style-name="T13"><text:note text:id="ftn11" text:note-class="footnote"><text:note-citation>20</text:note-citation><text:note-body><text:p text:style-name="P2"><text:reference-mark-start text:name="ZOTERO_ITEM CSL_CITATION {&quot;citationID&quot;:&quot;Q575EYJ6&quot;,&quot;properties&quot;:{&quot;formattedCitation&quot;:&quot;J. W Jones et al., \\uc0\\u8220{}The DSSAT Cropping System Model,\\uc0\\u8221{} {\\i{}European Journal of Agronomy}, Modelling Cropping Systems: Science, Software and Applications, 18, no. 3 (January 1, 2003): 235\\uc0\\u8211{}65, https://doi.org/10.1016/S1161-0301(02)00107-7.&quot;,&quot;plainCitation&quot;:&quot;J. W Jones et al., “The DSSAT Cropping System Model,” European Journal of Agronomy, Modelling Cropping Systems: Science, Software and Applications, 18, no. 3 (January 1, 2003): 235–65, https://doi.org/10.1016/S1161-0301(02)00107-7.&quot;,&quot;noteIndex&quot;:18},&quot;citationItems&quot;:[{&quot;id&quot;:4029,&quot;uris&quot;:[&quot;http://zotero.org/groups/4960551/items/KUDUACRQ&quot;],&quot;itemData&quot;:{&quot;id&quot;:4029,&quot;type&quot;:&quot;article-journal&quot;,&quot;abstract&quot;:&quot;The decision support system for agrotechnology transfer (DSSAT) has been in use for the last 15 years by researchers worldwide. This package incorporates models of 16 different crops with software that facilitates the evaluation and application of the crop models for different purposes. Over the last few years, it has become increasingly difficult to maintain the DSSAT crop models, partly due to fact that there were different sets of computer code for different crops with little attention to software design at the level of crop models themselves. Thus, the DSSAT crop models have been re-designed and programmed to facilitate more efficient incorporation of new scientific advances, applications, documentation and maintenance. The basis for the new DSSAT cropping system model (CSM) design is a modular structure in which components separate along scientific discipline lines and are structured to allow easy replacement or addition of modules. It has one Soil module, a Crop Template module which can simulate different crops by defining species input files, an interface to add individual crop models if they have the same design and interface, a Weather module, and a module for dealing with competition for light and water among the soil, plants, and atmosphere. It is also designed for incorporation into various application packages, ranging from those that help researchers adapt and test the CSM to those that operate the DSSAT–CSM to simulate production over time and space for different purposes. In this paper, we describe this new DSSAT–CSM design as well as approaches used to model the primary scientific components (soil, crop, weather, and management). In addition, the paper describes data requirements and methods used for model evaluation. We provide an overview of the hundreds of published studies in which the DSSAT crop models have been used for various applications. The benefits of the new, re-designed DSSAT–CSM will provide considerable opportunities to its developers and others in the scientific community for greater cooperation in interdisciplinary research and in the application of knowledge to solve problems at field, farm, and higher levels.&quot;,&quot;collection-title&quot;:&quot;Modelling Cropping Systems: Science, Software and Applications&quot;,&quot;container-title&quot;:&quot;European Journal of Agronomy&quot;,&quot;DOI&quot;:&quot;10.1016/S1161-0301(02)00107-7&quot;,&quot;ISSN&quot;:&quot;1161-0301&quot;,&quot;issue&quot;:&quot;3&quot;,&quot;journalAbbreviation&quot;:&quot;European Journal of Agronomy&quot;,&quot;language&quot;:&quot;en&quot;,&quot;page&quot;:&quot;235-265&quot;,&quot;source&quot;:&quot;ScienceDirect&quot;,&quot;title&quot;:&quot;The DSSAT cropping system model&quot;,&quot;volume&quot;:&quot;18&quot;,&quot;author&quot;:[{&quot;family&quot;:&quot;Jones&quot;,&quot;given&quot;:&quot;J. W&quot;},{&quot;family&quot;:&quot;Hoogenboom&quot;,&quot;given&quot;:&quot;G&quot;},{&quot;family&quot;:&quot;Porter&quot;,&quot;given&quot;:&quot;C. H&quot;},{&quot;family&quot;:&quot;Boote&quot;,&quot;given&quot;:&quot;K. J&quot;},{&quot;family&quot;:&quot;Batchelor&quot;,&quot;given&quot;:&quot;W. D&quot;},{&quot;family&quot;:&quot;Hunt&quot;,&quot;given&quot;:&quot;L. A&quot;},{&quot;family&quot;:&quot;Wilkens&quot;,&quot;given&quot;:&quot;P. W&quot;},{&quot;family&quot;:&quot;Singh&quot;,&quot;given&quot;:&quot;U&quot;},{&quot;family&quot;:&quot;Gijsman&quot;,&quot;given&quot;:&quot;A. J&quot;},{&quot;family&quot;:&quot;Ritchie&quot;,&quot;given&quot;:&quot;J. T&quot;}],&quot;issued&quot;:{&quot;date-parts&quot;:[[&quot;2003&quot;,1,1]]}}}],&quot;schema&quot;:&quot;https://github.com/citation-style-language/schema/raw/master/csl-citation.json&quot;} RND3hPXOW34VG"/><text:span text:style-name="T5">J. W Jones et al., “The DSSAT Cropping System Model,” </text:span><text:span text:style-name="T7">European Journal of Agronomy</text:span><text:span text:style-name="T5">, Modelling Cropping Systems: Science, Software and Applications, 18, no. 3 (January 1, 2003): 235–65, https://doi.org/10.1016/S1161-0301(02)00107-7.</text:span><text:reference-mark-end text:name="ZOTERO_ITEM CSL_CITATION {&quot;citationID&quot;:&quot;Q575EYJ6&quot;,&quot;properties&quot;:{&quot;formattedCitation&quot;:&quot;J. W Jones et al., \\uc0\\u8220{}The DSSAT Cropping System Model,\\uc0\\u8221{} {\\i{}European Journal of Agronomy}, Modelling Cropping Systems: Science, Software and Applications, 18, no. 3 (January 1, 2003): 235\\uc0\\u8211{}65, https://doi.org/10.1016/S1161-0301(02)00107-7.&quot;,&quot;plainCitation&quot;:&quot;J. W Jones et al., “The DSSAT Cropping System Model,” European Journal of Agronomy, Modelling Cropping Systems: Science, Software and Applications, 18, no. 3 (January 1, 2003): 235–65, https://doi.org/10.1016/S1161-0301(02)00107-7.&quot;,&quot;noteIndex&quot;:18},&quot;citationItems&quot;:[{&quot;id&quot;:4029,&quot;uris&quot;:[&quot;http://zotero.org/groups/4960551/items/KUDUACRQ&quot;],&quot;itemData&quot;:{&quot;id&quot;:4029,&quot;type&quot;:&quot;article-journal&quot;,&quot;abstract&quot;:&quot;The decision support system for agrotechnology transfer (DSSAT) has been in use for the last 15 years by researchers worldwide. This package incorporates models of 16 different crops with software that facilitates the evaluation and application of the crop models for different purposes. Over the last few years, it has become increasingly difficult to maintain the DSSAT crop models, partly due to fact that there were different sets of computer code for different crops with little attention to software design at the level of crop models themselves. Thus, the DSSAT crop models have been re-designed and programmed to facilitate more efficient incorporation of new scientific advances, applications, documentation and maintenance. The basis for the new DSSAT cropping system model (CSM) design is a modular structure in which components separate along scientific discipline lines and are structured to allow easy replacement or addition of modules. It has one Soil module, a Crop Template module which can simulate different crops by defining species input files, an interface to add individual crop models if they have the same design and interface, a Weather module, and a module for dealing with competition for light and water among the soil, plants, and atmosphere. It is also designed for incorporation into various application packages, ranging from those that help researchers adapt and test the CSM to those that operate the DSSAT–CSM to simulate production over time and space for different purposes. In this paper, we describe this new DSSAT–CSM design as well as approaches used to model the primary scientific components (soil, crop, weather, and management). In addition, the paper describes data requirements and methods used for model evaluation. We provide an overview of the hundreds of published studies in which the DSSAT crop models have been used for various applications. The benefits of the new, re-designed DSSAT–CSM will provide considerable opportunities to its developers and others in the scientific community for greater cooperation in interdisciplinary research and in the application of knowledge to solve problems at field, farm, and higher levels.&quot;,&quot;collection-title&quot;:&quot;Modelling Cropping Systems: Science, Software and Applications&quot;,&quot;container-title&quot;:&quot;European Journal of Agronomy&quot;,&quot;DOI&quot;:&quot;10.1016/S1161-0301(02)00107-7&quot;,&quot;ISSN&quot;:&quot;1161-0301&quot;,&quot;issue&quot;:&quot;3&quot;,&quot;journalAbbreviation&quot;:&quot;European Journal of Agronomy&quot;,&quot;language&quot;:&quot;en&quot;,&quot;page&quot;:&quot;235-265&quot;,&quot;source&quot;:&quot;ScienceDirect&quot;,&quot;title&quot;:&quot;The DSSAT cropping system model&quot;,&quot;volume&quot;:&quot;18&quot;,&quot;author&quot;:[{&quot;family&quot;:&quot;Jones&quot;,&quot;given&quot;:&quot;J. W&quot;},{&quot;family&quot;:&quot;Hoogenboom&quot;,&quot;given&quot;:&quot;G&quot;},{&quot;family&quot;:&quot;Porter&quot;,&quot;given&quot;:&quot;C. H&quot;},{&quot;family&quot;:&quot;Boote&quot;,&quot;given&quot;:&quot;K. J&quot;},{&quot;family&quot;:&quot;Batchelor&quot;,&quot;given&quot;:&quot;W. D&quot;},{&quot;family&quot;:&quot;Hunt&quot;,&quot;given&quot;:&quot;L. A&quot;},{&quot;family&quot;:&quot;Wilkens&quot;,&quot;given&quot;:&quot;P. W&quot;},{&quot;family&quot;:&quot;Singh&quot;,&quot;given&quot;:&quot;U&quot;},{&quot;family&quot;:&quot;Gijsman&quot;,&quot;given&quot;:&quot;A. J&quot;},{&quot;family&quot;:&quot;Ritchie&quot;,&quot;given&quot;:&quot;J. T&quot;}],&quot;issued&quot;:{&quot;date-parts&quot;:[[&quot;2003&quot;,1,1]]}}}],&quot;schema&quot;:&quot;https://github.com/citation-style-language/schema/raw/master/csl-citation.json&quot;} RND3hPXOW34VG"/></text:p></text:note-body></text:note></text:span>, <text:span text:style-name="T13">the World Food Studies (WOFOST</text:span><text:span text:style-name="T13"><text:note text:id="ftn12" text:note-class="footnote"><text:note-citation>21</text:note-citation><text:note-body><text:p text:style-name="P2"><text:reference-mark-start text:name="ZOTERO_ITEM CSL_CITATION {&quot;citationID&quot;:&quot;brKPM9o2&quot;,&quot;properties&quot;:{&quot;formattedCitation&quot;:&quot;C.a. van Diepen et al., \\uc0\\u8220{}WOFOST: A Simulation Model of Crop Production,\\uc0\\u8221{} {\\i{}Soil Use and Management} 5, no. 1 (1989): 16\\uc0\\u8211{}24, https://doi.org/10.1111/j.1475-2743.1989.tb00755.x.&quot;,&quot;plainCitation&quot;:&quot;C.a. van Diepen et al., “WOFOST: A Simulation Model of Crop Production,” Soil Use and Management 5, no. 1 (1989): 16–24, https://doi.org/10.1111/j.1475-2743.1989.tb00755.x.&quot;,&quot;noteIndex&quot;:19},&quot;citationItems&quot;:[{&quot;id&quot;:4032,&quot;uris&quot;:[&quot;http://zotero.org/groups/4960551/items/PRLUAL2A&quot;],&quot;itemData&quot;:{&quot;id&quot;:4032,&quot;type&quot;:&quot;article-journal&quot;,&quot;abstract&quot;:&quot;Abstract. The WOFOST simulation model is a tool for analysing the growth and production of field crops under a wide range of weather and soil conditions. Such an analysis is important first to assess to what extent crop production is limited by the factors of light, moisture and macro-nutrients, and second to estimate what improvements are possible. The theoretical concept of a production situation, as modelled by WOFOST, is explained, as is the hierarchy of potential production and water-limited and nutrient-limited production situations in the analysis. The organization of the computer files in the model, the structure of the FORTRAN source program and the available standard sets of data are described briefly.&quot;,&quot;container-title&quot;:&quot;Soil Use and Management&quot;,&quot;DOI&quot;:&quot;10.1111/j.1475-2743.1989.tb00755.x&quot;,&quot;ISSN&quot;:&quot;1475-2743&quot;,&quot;issue&quot;:&quot;1&quot;,&quot;language&quot;:&quot;en&quot;,&quot;note&quot;:&quot;_eprint: https://onlinelibrary.wiley.com/doi/pdf/10.1111/j.1475-2743.1989.tb00755.x&quot;,&quot;page&quot;:&quot;16-24&quot;,&quot;source&quot;:&quot;Wiley Online Library&quot;,&quot;title&quot;:&quot;WOFOST: a simulation model of crop production&quot;,&quot;title-short&quot;:&quot;WOFOST&quot;,&quot;volume&quot;:&quot;5&quot;,&quot;author&quot;:[{&quot;family&quot;:&quot;Diepen&quot;,&quot;given&quot;:&quot;C.a.&quot;,&quot;non-dropping-particle&quot;:&quot;van&quot;},{&quot;family&quot;:&quot;Wolf&quot;,&quot;given&quot;:&quot;J.&quot;},{&quot;family&quot;:&quot;Keulen&quot;,&quot;given&quot;:&quot;H.&quot;,&quot;non-dropping-particle&quot;:&quot;van&quot;},{&quot;family&quot;:&quot;Rappoldt&quot;,&quot;given&quot;:&quot;C.&quot;}],&quot;issued&quot;:{&quot;date-parts&quot;:[[&quot;1989&quot;]]}}}],&quot;schema&quot;:&quot;https://github.com/citation-style-language/schema/raw/master/csl-citation.json&quot;} RNDiSAtY9TjAV"/><text:span text:style-name="T5">C.a. van Diepen et al., “WOFOST: A Simulation Model of Crop Production,” </text:span><text:span text:style-name="T7">Soil Use and Management</text:span><text:span text:style-name="T5"> 5, no. 1 (1989): 16–24, https://doi.org/10.1111/j.1475-2743.1989.tb00755.x.</text:span><text:reference-mark-end text:name="ZOTERO_ITEM CSL_CITATION {&quot;citationID&quot;:&quot;brKPM9o2&quot;,&quot;properties&quot;:{&quot;formattedCitation&quot;:&quot;C.a. van Diepen et al., \\uc0\\u8220{}WOFOST: A Simulation Model of Crop Production,\\uc0\\u8221{} {\\i{}Soil Use and Management} 5, no. 1 (1989): 16\\uc0\\u8211{}24, https://doi.org/10.1111/j.1475-2743.1989.tb00755.x.&quot;,&quot;plainCitation&quot;:&quot;C.a. van Diepen et al., “WOFOST: A Simulation Model of Crop Production,” Soil Use and Management 5, no. 1 (1989): 16–24, https://doi.org/10.1111/j.1475-2743.1989.tb00755.x.&quot;,&quot;noteIndex&quot;:19},&quot;citationItems&quot;:[{&quot;id&quot;:4032,&quot;uris&quot;:[&quot;http://zotero.org/groups/4960551/items/PRLUAL2A&quot;],&quot;itemData&quot;:{&quot;id&quot;:4032,&quot;type&quot;:&quot;article-journal&quot;,&quot;abstract&quot;:&quot;Abstract. The WOFOST simulation model is a tool for analysing the growth and production of field crops under a wide range of weather and soil conditions. Such an analysis is important first to assess to what extent crop production is limited by the factors of light, moisture and macro-nutrients, and second to estimate what improvements are possible. The theoretical concept of a production situation, as modelled by WOFOST, is explained, as is the hierarchy of potential production and water-limited and nutrient-limited production situations in the analysis. The organization of the computer files in the model, the structure of the FORTRAN source program and the available standard sets of data are described briefly.&quot;,&quot;container-title&quot;:&quot;Soil Use and Management&quot;,&quot;DOI&quot;:&quot;10.1111/j.1475-2743.1989.tb00755.x&quot;,&quot;ISSN&quot;:&quot;1475-2743&quot;,&quot;issue&quot;:&quot;1&quot;,&quot;language&quot;:&quot;en&quot;,&quot;note&quot;:&quot;_eprint: https://onlinelibrary.wiley.com/doi/pdf/10.1111/j.1475-2743.1989.tb00755.x&quot;,&quot;page&quot;:&quot;16-24&quot;,&quot;source&quot;:&quot;Wiley Online Library&quot;,&quot;title&quot;:&quot;WOFOST: a simulation model of crop production&quot;,&quot;title-short&quot;:&quot;WOFOST&quot;,&quot;volume&quot;:&quot;5&quot;,&quot;author&quot;:[{&quot;family&quot;:&quot;Diepen&quot;,&quot;given&quot;:&quot;C.a.&quot;,&quot;non-dropping-particle&quot;:&quot;van&quot;},{&quot;family&quot;:&quot;Wolf&quot;,&quot;given&quot;:&quot;J.&quot;},{&quot;family&quot;:&quot;Keulen&quot;,&quot;given&quot;:&quot;H.&quot;,&quot;non-dropping-particle&quot;:&quot;van&quot;},{&quot;family&quot;:&quot;Rappoldt&quot;,&quot;given&quot;:&quot;C.&quot;}],&quot;issued&quot;:{&quot;date-parts&quot;:[[&quot;1989&quot;]]}}}],&quot;schema&quot;:&quot;https://github.com/citation-style-language/schema/raw/master/csl-citation.json&quot;} RNDiSAtY9TjAV"/></text:p></text:note-body></text:note></text:span><text:span text:style-name="T13">), Agricultural Production System sIMulator (APSIM</text:span><text:span text:style-name="T13"><text:note text:id="ftn30" text:note-class="footnote"><text:note-citation>22</text:note-citation><text:note-body><text:p text:style-name="P2"><text:reference-mark-start text:name="ZOTERO_ITEM CSL_CITATION {&quot;citationID&quot;:&quot;KXVFxUY9&quot;,&quot;properties&quot;:{&quot;formattedCitation&quot;:&quot;Dean P. Holzworth et al., \\uc0\\u8220{}APSIM \\uc0\\u8211{} Evolution towards a New Generation of Agricultural Systems Simulation,\\uc0\\u8221{} {\\i{}Environmental Modelling &amp; Software} 62 (December 1, 2014): 327\\uc0\\u8211{}50, https://doi.org/10.1016/j.envsoft.2014.07.009.&quot;,&quot;plainCitation&quot;:&quot;Dean P. Holzworth et al., “APSIM – Evolution towards a New Generation of Agricultural Systems Simulation,” Environmental Modelling &amp; Software 62 (December 1, 2014): 327–50, https://doi.org/10.1016/j.envsoft.2014.07.009.&quot;,&quot;noteIndex&quot;:21},&quot;citationItems&quot;:[{&quot;id&quot;:4035,&quot;uris&quot;:[&quot;http://zotero.org/groups/4960551/items/9QE7K9BW&quot;],&quot;itemData&quot;:{&quot;id&quot;:4035,&quot;type&quot;:&quot;article-journal&quot;,&quot;abstract&quot;:&quot;Agricultural systems models worldwide are increasingly being used to explore options and solutions for the food security, climate change adaptation and mitigation and carbon trading problem domains. APSIM (Agricultural Production Systems sIMulator) is one such model that continues to be applied and adapted to this challenging research agenda. From its inception twenty years ago, APSIM has evolved into a framework containing many of the key models required to explore changes in agricultural landscapes with capability ranging from simulation of gene expression through to multi-field farms and beyond. Keating et al. (2003) described many of the fundamental attributes of APSIM in detail. Much has changed in the last decade, and the APSIM community has been exploring novel scientific domains and utilising software developments in social media, web and mobile applications to provide simulation tools adapted to new demands. This paper updates the earlier work by Keating et al. (2003) and chronicles the changing external challenges and opportunities being placed on APSIM during the last decade. It also explores and discusses how APSIM has been evolving to a “next generation” framework with improved features and capabilities that allow its use in many diverse topics.&quot;,&quot;container-title&quot;:&quot;Environmental Modelling &amp; Software&quot;,&quot;DOI&quot;:&quot;10.1016/j.envsoft.2014.07.009&quot;,&quot;ISSN&quot;:&quot;1364-8152&quot;,&quot;journalAbbreviation&quot;:&quot;Environmental Modelling &amp; Software&quot;,&quot;language&quot;:&quot;en&quot;,&quot;page&quot;:&quot;327-350&quot;,&quot;source&quot;:&quot;ScienceDirect&quot;,&quot;title&quot;:&quot;APSIM – Evolution towards a new generation of agricultural systems simulation&quot;,&quot;volume&quot;:&quot;62&quot;,&quot;author&quot;:[{&quot;family&quot;:&quot;Holzworth&quot;,&quot;given&quot;:&quot;Dean P.&quot;},{&quot;family&quot;:&quot;Huth&quot;,&quot;given&quot;:&quot;Neil I.&quot;},{&quot;family&quot;:&quot;deVoil&quot;,&quot;given&quot;:&quot;Peter G.&quot;},{&quot;family&quot;:&quot;Zurcher&quot;,&quot;given&quot;:&quot;Eric J.&quot;},{&quot;family&quot;:&quot;Herrmann&quot;,&quot;given&quot;:&quot;Neville I.&quot;},{&quot;family&quot;:&quot;McLean&quot;,&quot;given&quot;:&quot;Greg&quot;},{&quot;family&quot;:&quot;Chenu&quot;,&quot;given&quot;:&quot;Karine&quot;},{&quot;family&quot;:&quot;Oosterom&quot;,&quot;given&quot;:&quot;Erik J.&quot;,&quot;non-dropping-particle&quot;:&quot;van&quot;},{&quot;family&quot;:&quot;Snow&quot;,&quot;given&quot;:&quot;Val&quot;},{&quot;family&quot;:&quot;Murphy&quot;,&quot;given&quot;:&quot;Chris&quot;},{&quot;family&quot;:&quot;Moore&quot;,&quot;given&quot;:&quot;Andrew D.&quot;},{&quot;family&quot;:&quot;Brown&quot;,&quot;given&quot;:&quot;Hamish&quot;},{&quot;family&quot;:&quot;Whish&quot;,&quot;given&quot;:&quot;Jeremy P. M.&quot;},{&quot;family&quot;:&quot;Verrall&quot;,&quot;given&quot;:&quot;Shaun&quot;},{&quot;family&quot;:&quot;Fainges&quot;,&quot;given&quot;:&quot;Justin&quot;},{&quot;family&quot;:&quot;Bell&quot;,&quot;given&quot;:&quot;Lindsay W.&quot;},{&quot;family&quot;:&quot;Peake&quot;,&quot;given&quot;:&quot;Allan S.&quot;},{&quot;family&quot;:&quot;Poulton&quot;,&quot;given&quot;:&quot;Perry L.&quot;},{&quot;family&quot;:&quot;Hochman&quot;,&quot;given&quot;:&quot;Zvi&quot;},{&quot;family&quot;:&quot;Thorburn&quot;,&quot;given&quot;:&quot;Peter J.&quot;},{&quot;family&quot;:&quot;Gaydon&quot;,&quot;given&quot;:&quot;Donald S.&quot;},{&quot;family&quot;:&quot;Dalgliesh&quot;,&quot;given&quot;:&quot;Neal P.&quot;},{&quot;family&quot;:&quot;Rodriguez&quot;,&quot;given&quot;:&quot;Daniel&quot;},{&quot;family&quot;:&quot;Cox&quot;,&quot;given&quot;:&quot;Howard&quot;},{&quot;family&quot;:&quot;Chapman&quot;,&quot;given&quot;:&quot;Scott&quot;},{&quot;family&quot;:&quot;Doherty&quot;,&quot;given&quot;:&quot;Alastair&quot;},{&quot;family&quot;:&quot;Teixeira&quot;,&quot;given&quot;:&quot;Edmar&quot;},{&quot;family&quot;:&quot;Sharp&quot;,&quot;given&quot;:&quot;Joanna&quot;},{&quot;family&quot;:&quot;Cichota&quot;,&quot;given&quot;:&quot;Rogerio&quot;},{&quot;family&quot;:&quot;Vogeler&quot;,&quot;given&quot;:&quot;Iris&quot;},{&quot;family&quot;:&quot;Li&quot;,&quot;given&quot;:&quot;Frank Y.&quot;},{&quot;family&quot;:&quot;Wang&quot;,&quot;given&quot;:&quot;Enli&quot;},{&quot;family&quot;:&quot;Hammer&quot;,&quot;given&quot;:&quot;Graeme L.&quot;},{&quot;family&quot;:&quot;Robertson&quot;,&quot;given&quot;:&quot;Michael J.&quot;},{&quot;family&quot;:&quot;Dimes&quot;,&quot;given&quot;:&quot;John P.&quot;},{&quot;family&quot;:&quot;Whitbread&quot;,&quot;given&quot;:&quot;Anthony M.&quot;},{&quot;family&quot;:&quot;Hunt&quot;,&quot;given&quot;:&quot;James&quot;},{&quot;family&quot;:&quot;Rees&quot;,&quot;given&quot;:&quot;Harm&quot;,&quot;non-dropping-particle&quot;:&quot;van&quot;},{&quot;family&quot;:&quot;McClelland&quot;,&quot;given&quot;:&quot;Tim&quot;},{&quot;family&quot;:&quot;Carberry&quot;,&quot;given&quot;:&quot;Peter S.&quot;},{&quot;family&quot;:&quot;Hargreaves&quot;,&quot;given&quot;:&quot;John N. G.&quot;},{&quot;family&quot;:&quot;MacLeod&quot;,&quot;given&quot;:&quot;Neil&quot;},{&quot;family&quot;:&quot;McDonald&quot;,&quot;given&quot;:&quot;Cam&quot;},{&quot;family&quot;:&quot;Harsdorf&quot;,&quot;given&quot;:&quot;Justin&quot;},{&quot;family&quot;:&quot;Wedgwood&quot;,&quot;given&quot;:&quot;Sara&quot;},{&quot;family&quot;:&quot;Keating&quot;,&quot;given&quot;:&quot;Brian A.&quot;}],&quot;issued&quot;:{&quot;date-parts&quot;:[[&quot;2014&quot;,12,1]]}}}],&quot;schema&quot;:&quot;https://github.com/citation-style-language/schema/raw/master/csl-citation.json&quot;} RNDl4hc4mKPhk"/><text:span text:style-name="T5">Dean P. Holzworth et al., “APSIM – Evolution towards a New Generation of Agricultural Systems Simulation,” </text:span><text:span text:style-name="T7">Environmental Modelling &amp; Software</text:span><text:span text:style-name="T5"> 62 (December 1, 2014): 327–50, https://doi.org/10.1016/j.envsoft.2014.07.009.</text:span><text:reference-mark-end text:name="ZOTERO_ITEM CSL_CITATION {&quot;citationID&quot;:&quot;KXVFxUY9&quot;,&quot;properties&quot;:{&quot;formattedCitation&quot;:&quot;Dean P. Holzworth et al., \\uc0\\u8220{}APSIM \\uc0\\u8211{} Evolution towards a New Generation of Agricultural Systems Simulation,\\uc0\\u8221{} {\\i{}Environmental Modelling &amp; Software} 62 (December 1, 2014): 327\\uc0\\u8211{}50, https://doi.org/10.1016/j.envsoft.2014.07.009.&quot;,&quot;plainCitation&quot;:&quot;Dean P. Holzworth et al., “APSIM – Evolution towards a New Generation of Agricultural Systems Simulation,” Environmental Modelling &amp; Software 62 (December 1, 2014): 327–50, https://doi.org/10.1016/j.envsoft.2014.07.009.&quot;,&quot;noteIndex&quot;:21},&quot;citationItems&quot;:[{&quot;id&quot;:4035,&quot;uris&quot;:[&quot;http://zotero.org/groups/4960551/items/9QE7K9BW&quot;],&quot;itemData&quot;:{&quot;id&quot;:4035,&quot;type&quot;:&quot;article-journal&quot;,&quot;abstract&quot;:&quot;Agricultural systems models worldwide are increasingly being used to explore options and solutions for the food security, climate change adaptation and mitigation and carbon trading problem domains. APSIM (Agricultural Production Systems sIMulator) is one such model that continues to be applied and adapted to this challenging research agenda. From its inception twenty years ago, APSIM has evolved into a framework containing many of the key models required to explore changes in agricultural landscapes with capability ranging from simulation of gene expression through to multi-field farms and beyond. Keating et al. (2003) described many of the fundamental attributes of APSIM in detail. Much has changed in the last decade, and the APSIM community has been exploring novel scientific domains and utilising software developments in social media, web and mobile applications to provide simulation tools adapted to new demands. This paper updates the earlier work by Keating et al. (2003) and chronicles the changing external challenges and opportunities being placed on APSIM during the last decade. It also explores and discusses how APSIM has been evolving to a “next generation” framework with improved features and capabilities that allow its use in many diverse topics.&quot;,&quot;container-title&quot;:&quot;Environmental Modelling &amp; Software&quot;,&quot;DOI&quot;:&quot;10.1016/j.envsoft.2014.07.009&quot;,&quot;ISSN&quot;:&quot;1364-8152&quot;,&quot;journalAbbreviation&quot;:&quot;Environmental Modelling &amp; Software&quot;,&quot;language&quot;:&quot;en&quot;,&quot;page&quot;:&quot;327-350&quot;,&quot;source&quot;:&quot;ScienceDirect&quot;,&quot;title&quot;:&quot;APSIM – Evolution towards a new generation of agricultural systems simulation&quot;,&quot;volume&quot;:&quot;62&quot;,&quot;author&quot;:[{&quot;family&quot;:&quot;Holzworth&quot;,&quot;given&quot;:&quot;Dean P.&quot;},{&quot;family&quot;:&quot;Huth&quot;,&quot;given&quot;:&quot;Neil I.&quot;},{&quot;family&quot;:&quot;deVoil&quot;,&quot;given&quot;:&quot;Peter G.&quot;},{&quot;family&quot;:&quot;Zurcher&quot;,&quot;given&quot;:&quot;Eric J.&quot;},{&quot;family&quot;:&quot;Herrmann&quot;,&quot;given&quot;:&quot;Neville I.&quot;},{&quot;family&quot;:&quot;McLean&quot;,&quot;given&quot;:&quot;Greg&quot;},{&quot;family&quot;:&quot;Chenu&quot;,&quot;given&quot;:&quot;Karine&quot;},{&quot;family&quot;:&quot;Oosterom&quot;,&quot;given&quot;:&quot;Erik J.&quot;,&quot;non-dropping-particle&quot;:&quot;van&quot;},{&quot;family&quot;:&quot;Snow&quot;,&quot;given&quot;:&quot;Val&quot;},{&quot;family&quot;:&quot;Murphy&quot;,&quot;given&quot;:&quot;Chris&quot;},{&quot;family&quot;:&quot;Moore&quot;,&quot;given&quot;:&quot;Andrew D.&quot;},{&quot;family&quot;:&quot;Brown&quot;,&quot;given&quot;:&quot;Hamish&quot;},{&quot;family&quot;:&quot;Whish&quot;,&quot;given&quot;:&quot;Jeremy P. M.&quot;},{&quot;family&quot;:&quot;Verrall&quot;,&quot;given&quot;:&quot;Shaun&quot;},{&quot;family&quot;:&quot;Fainges&quot;,&quot;given&quot;:&quot;Justin&quot;},{&quot;family&quot;:&quot;Bell&quot;,&quot;given&quot;:&quot;Lindsay W.&quot;},{&quot;family&quot;:&quot;Peake&quot;,&quot;given&quot;:&quot;Allan S.&quot;},{&quot;family&quot;:&quot;Poulton&quot;,&quot;given&quot;:&quot;Perry L.&quot;},{&quot;family&quot;:&quot;Hochman&quot;,&quot;given&quot;:&quot;Zvi&quot;},{&quot;family&quot;:&quot;Thorburn&quot;,&quot;given&quot;:&quot;Peter J.&quot;},{&quot;family&quot;:&quot;Gaydon&quot;,&quot;given&quot;:&quot;Donald S.&quot;},{&quot;family&quot;:&quot;Dalgliesh&quot;,&quot;given&quot;:&quot;Neal P.&quot;},{&quot;family&quot;:&quot;Rodriguez&quot;,&quot;given&quot;:&quot;Daniel&quot;},{&quot;family&quot;:&quot;Cox&quot;,&quot;given&quot;:&quot;Howard&quot;},{&quot;family&quot;:&quot;Chapman&quot;,&quot;given&quot;:&quot;Scott&quot;},{&quot;family&quot;:&quot;Doherty&quot;,&quot;given&quot;:&quot;Alastair&quot;},{&quot;family&quot;:&quot;Teixeira&quot;,&quot;given&quot;:&quot;Edmar&quot;},{&quot;family&quot;:&quot;Sharp&quot;,&quot;given&quot;:&quot;Joanna&quot;},{&quot;family&quot;:&quot;Cichota&quot;,&quot;given&quot;:&quot;Rogerio&quot;},{&quot;family&quot;:&quot;Vogeler&quot;,&quot;given&quot;:&quot;Iris&quot;},{&quot;family&quot;:&quot;Li&quot;,&quot;given&quot;:&quot;Frank Y.&quot;},{&quot;family&quot;:&quot;Wang&quot;,&quot;given&quot;:&quot;Enli&quot;},{&quot;family&quot;:&quot;Hammer&quot;,&quot;given&quot;:&quot;Graeme L.&quot;},{&quot;family&quot;:&quot;Robertson&quot;,&quot;given&quot;:&quot;Michael J.&quot;},{&quot;family&quot;:&quot;Dimes&quot;,&quot;given&quot;:&quot;John P.&quot;},{&quot;family&quot;:&quot;Whitbread&quot;,&quot;given&quot;:&quot;Anthony M.&quot;},{&quot;family&quot;:&quot;Hunt&quot;,&quot;given&quot;:&quot;James&quot;},{&quot;family&quot;:&quot;Rees&quot;,&quot;given&quot;:&quot;Harm&quot;,&quot;non-dropping-particle&quot;:&quot;van&quot;},{&quot;family&quot;:&quot;McClelland&quot;,&quot;given&quot;:&quot;Tim&quot;},{&quot;family&quot;:&quot;Carberry&quot;,&quot;given&quot;:&quot;Peter S.&quot;},{&quot;family&quot;:&quot;Hargreaves&quot;,&quot;given&quot;:&quot;John N. G.&quot;},{&quot;family&quot;:&quot;MacLeod&quot;,&quot;given&quot;:&quot;Neil&quot;},{&quot;family&quot;:&quot;McDonald&quot;,&quot;given&quot;:&quot;Cam&quot;},{&quot;family&quot;:&quot;Harsdorf&quot;,&quot;given&quot;:&quot;Justin&quot;},{&quot;family&quot;:&quot;Wedgwood&quot;,&quot;given&quot;:&quot;Sara&quot;},{&quot;family&quot;:&quot;Keating&quot;,&quot;given&quot;:&quot;Brian A.&quot;}],&quot;issued&quot;:{&quot;date-parts&quot;:[[&quot;2014&quot;,12,1]]}}}],&quot;schema&quot;:&quot;https://github.com/citation-style-language/schema/raw/master/csl-citation.json&quot;} RNDl4hc4mKPhk"/></text:p></text:note-body></text:note></text:span><text:span text:style-name="T13"> ), Simulateur mulTIdisciplinaire pour les Cultures Standard (STICS</text:span><text:span text:style-name="T13"><text:note text:id="ftn13" text:note-class="footnote"><text:note-citation>23</text:note-citation><text:note-body><text:p text:style-name="P2"><text:reference-mark-start text:name="ZOTERO_ITEM CSL_CITATION {&quot;citationID&quot;:&quot;YKdPost4&quot;,&quot;properties&quot;:{&quot;formattedCitation&quot;:&quot;N Brisson et al., \\uc0\\u8220{}An Overview of the Crop Model Stics,\\uc0\\u8221{} {\\i{}European Journal of Agronomy}, Modelling Cropping Systems: Science, Software and Applications, 18, no. 3 (January 1, 2003): 309\\uc0\\u8211{}32, https://doi.org/10.1016/S1161-0301(02)00110-7.&quot;,&quot;plainCitation&quot;:&quot;N Brisson et al., “An Overview of the Crop Model Stics,” European Journal of Agronomy, Modelling Cropping Systems: Science, Software and Applications, 18, no. 3 (January 1, 2003): 309–32, https://doi.org/10.1016/S1161-0301(02)00110-7.&quot;,&quot;noteIndex&quot;:20},&quot;citationItems&quot;:[{&quot;id&quot;:4050,&quot;uris&quot;:[&quot;http://zotero.org/groups/4960551/items/QGV5IPGH&quot;],&quot;itemData&quot;:{&quot;id&quot;:4050,&quot;type&quot;:&quot;article-journal&quot;,&quot;abstract&quot;:&quot;stics is a model that has been developed at INRA (France) since 1996. It simulates crop growth as well as soil water and nitrogen balances driven by daily climatic data. It calculates both agricultural variables (yield, input consumption) and environmental variables (water and nitrogen losses). From a conceptual point of view, stics relies essentially on well-known relationships or on simplifications of existing models. One of the key elements of stics is its adaptability to various crops. This is achieved by the use of generic parameters relevant for most crops and on options in the model formalisations concerning both physiology and management, that have to be chosen for each crop. All the users of the model form a group that participates in making the model and the software evolve, because stics is not a fixed model but rather an interactive modelling platform. This article presents version 5.0 by giving details on the model formalisations concerning shoot ecophysiology, soil functioning in interaction with roots, and relationships between crop management and the soil–crop system. The data required to run the model relate to climate, soil (water and nitrogen initial profiles and permanent soil features) and crop management. The species and varietal parameters are provided by the specialists of each species. The data required to validate the model relate to the agronomic or environmental outputs at the end of the cropping season. Some examples of validation and application are given, demonstrating the generality of the stics model and its ability to adapt to a wide range of agro-environmental issues. Finally, the conceptual limits of the model are discussed.&quot;,&quot;collection-title&quot;:&quot;Modelling Cropping Systems: Science, Software and Applications&quot;,&quot;container-title&quot;:&quot;European Journal of Agronomy&quot;,&quot;DOI&quot;:&quot;10.1016/S1161-0301(02)00110-7&quot;,&quot;ISSN&quot;:&quot;1161-0301&quot;,&quot;issue&quot;:&quot;3&quot;,&quot;journalAbbreviation&quot;:&quot;European Journal of Agronomy&quot;,&quot;language&quot;:&quot;en&quot;,&quot;page&quot;:&quot;309-332&quot;,&quot;source&quot;:&quot;ScienceDirect&quot;,&quot;title&quot;:&quot;An overview of the crop model stics&quot;,&quot;volume&quot;:&quot;18&quot;,&quot;author&quot;:[{&quot;family&quot;:&quot;Brisson&quot;,&quot;given&quot;:&quot;N&quot;},{&quot;family&quot;:&quot;Gary&quot;,&quot;given&quot;:&quot;C&quot;},{&quot;family&quot;:&quot;Justes&quot;,&quot;given&quot;:&quot;E&quot;},{&quot;family&quot;:&quot;Roche&quot;,&quot;given&quot;:&quot;R&quot;},{&quot;family&quot;:&quot;Mary&quot;,&quot;given&quot;:&quot;B&quot;},{&quot;family&quot;:&quot;Ripoche&quot;,&quot;given&quot;:&quot;D&quot;},{&quot;family&quot;:&quot;Zimmer&quot;,&quot;given&quot;:&quot;D&quot;},{&quot;family&quot;:&quot;Sierra&quot;,&quot;given&quot;:&quot;J&quot;},{&quot;family&quot;:&quot;Bertuzzi&quot;,&quot;given&quot;:&quot;P&quot;},{&quot;family&quot;:&quot;Burger&quot;,&quot;given&quot;:&quot;P&quot;},{&quot;family&quot;:&quot;Bussière&quot;,&quot;given&quot;:&quot;F&quot;},{&quot;family&quot;:&quot;Cabidoche&quot;,&quot;given&quot;:&quot;Y. M&quot;},{&quot;family&quot;:&quot;Cellier&quot;,&quot;given&quot;:&quot;P&quot;},{&quot;family&quot;:&quot;Debaeke&quot;,&quot;given&quot;:&quot;P&quot;},{&quot;family&quot;:&quot;Gaudillère&quot;,&quot;given&quot;:&quot;J. P&quot;},{&quot;family&quot;:&quot;Hénault&quot;,&quot;given&quot;:&quot;C&quot;},{&quot;family&quot;:&quot;Maraux&quot;,&quot;given&quot;:&quot;F&quot;},{&quot;family&quot;:&quot;Seguin&quot;,&quot;given&quot;:&quot;B&quot;},{&quot;family&quot;:&quot;Sinoquet&quot;,&quot;given&quot;:&quot;H&quot;}],&quot;issued&quot;:{&quot;date-parts&quot;:[[&quot;2003&quot;,1,1]]}}}],&quot;schema&quot;:&quot;https://github.com/citation-style-language/schema/raw/master/csl-citation.json&quot;} RNDYY6xwJ3qhG"/><text:span text:style-name="T5">N Brisson et al., “An Overview of the Crop Model Stics,” </text:span><text:span text:style-name="T7">European Journal of Agronomy</text:span><text:span text:style-name="T5">, Modelling Cropping Systems: Science, Software and Applications, 18, no. 3 (January 1, 2003): 309–32, https://doi.org/10.1016/S1161-0301(02)00110-7.</text:span><text:reference-mark-end text:name="ZOTERO_ITEM CSL_CITATION {&quot;citationID&quot;:&quot;YKdPost4&quot;,&quot;properties&quot;:{&quot;formattedCitation&quot;:&quot;N Brisson et al., \\uc0\\u8220{}An Overview of the Crop Model Stics,\\uc0\\u8221{} {\\i{}European Journal of Agronomy}, Modelling Cropping Systems: Science, Software and Applications, 18, no. 3 (January 1, 2003): 309\\uc0\\u8211{}32, https://doi.org/10.1016/S1161-0301(02)00110-7.&quot;,&quot;plainCitation&quot;:&quot;N Brisson et al., “An Overview of the Crop Model Stics,” European Journal of Agronomy, Modelling Cropping Systems: Science, Software and Applications, 18, no. 3 (January 1, 2003): 309–32, https://doi.org/10.1016/S1161-0301(02)00110-7.&quot;,&quot;noteIndex&quot;:20},&quot;citationItems&quot;:[{&quot;id&quot;:4050,&quot;uris&quot;:[&quot;http://zotero.org/groups/4960551/items/QGV5IPGH&quot;],&quot;itemData&quot;:{&quot;id&quot;:4050,&quot;type&quot;:&quot;article-journal&quot;,&quot;abstract&quot;:&quot;stics is a model that has been developed at INRA (France) since 1996. It simulates crop growth as well as soil water and nitrogen balances driven by daily climatic data. It calculates both agricultural variables (yield, input consumption) and environmental variables (water and nitrogen losses). From a conceptual point of view, stics relies essentially on well-known relationships or on simplifications of existing models. One of the key elements of stics is its adaptability to various crops. This is achieved by the use of generic parameters relevant for most crops and on options in the model formalisations concerning both physiology and management, that have to be chosen for each crop. All the users of the model form a group that participates in making the model and the software evolve, because stics is not a fixed model but rather an interactive modelling platform. This article presents version 5.0 by giving details on the model formalisations concerning shoot ecophysiology, soil functioning in interaction with roots, and relationships between crop management and the soil–crop system. The data required to run the model relate to climate, soil (water and nitrogen initial profiles and permanent soil features) and crop management. The species and varietal parameters are provided by the specialists of each species. The data required to validate the model relate to the agronomic or environmental outputs at the end of the cropping season. Some examples of validation and application are given, demonstrating the generality of the stics model and its ability to adapt to a wide range of agro-environmental issues. Finally, the conceptual limits of the model are discussed.&quot;,&quot;collection-title&quot;:&quot;Modelling Cropping Systems: Science, Software and Applications&quot;,&quot;container-title&quot;:&quot;European Journal of Agronomy&quot;,&quot;DOI&quot;:&quot;10.1016/S1161-0301(02)00110-7&quot;,&quot;ISSN&quot;:&quot;1161-0301&quot;,&quot;issue&quot;:&quot;3&quot;,&quot;journalAbbreviation&quot;:&quot;European Journal of Agronomy&quot;,&quot;language&quot;:&quot;en&quot;,&quot;page&quot;:&quot;309-332&quot;,&quot;source&quot;:&quot;ScienceDirect&quot;,&quot;title&quot;:&quot;An overview of the crop model stics&quot;,&quot;volume&quot;:&quot;18&quot;,&quot;author&quot;:[{&quot;family&quot;:&quot;Brisson&quot;,&quot;given&quot;:&quot;N&quot;},{&quot;family&quot;:&quot;Gary&quot;,&quot;given&quot;:&quot;C&quot;},{&quot;family&quot;:&quot;Justes&quot;,&quot;given&quot;:&quot;E&quot;},{&quot;family&quot;:&quot;Roche&quot;,&quot;given&quot;:&quot;R&quot;},{&quot;family&quot;:&quot;Mary&quot;,&quot;given&quot;:&quot;B&quot;},{&quot;family&quot;:&quot;Ripoche&quot;,&quot;given&quot;:&quot;D&quot;},{&quot;family&quot;:&quot;Zimmer&quot;,&quot;given&quot;:&quot;D&quot;},{&quot;family&quot;:&quot;Sierra&quot;,&quot;given&quot;:&quot;J&quot;},{&quot;family&quot;:&quot;Bertuzzi&quot;,&quot;given&quot;:&quot;P&quot;},{&quot;family&quot;:&quot;Burger&quot;,&quot;given&quot;:&quot;P&quot;},{&quot;family&quot;:&quot;Bussière&quot;,&quot;given&quot;:&quot;F&quot;},{&quot;family&quot;:&quot;Cabidoche&quot;,&quot;given&quot;:&quot;Y. M&quot;},{&quot;family&quot;:&quot;Cellier&quot;,&quot;given&quot;:&quot;P&quot;},{&quot;family&quot;:&quot;Debaeke&quot;,&quot;given&quot;:&quot;P&quot;},{&quot;family&quot;:&quot;Gaudillère&quot;,&quot;given&quot;:&quot;J. P&quot;},{&quot;family&quot;:&quot;Hénault&quot;,&quot;given&quot;:&quot;C&quot;},{&quot;family&quot;:&quot;Maraux&quot;,&quot;given&quot;:&quot;F&quot;},{&quot;family&quot;:&quot;Seguin&quot;,&quot;given&quot;:&quot;B&quot;},{&quot;family&quot;:&quot;Sinoquet&quot;,&quot;given&quot;:&quot;H&quot;}],&quot;issued&quot;:{&quot;date-parts&quot;:[[&quot;2003&quot;,1,1]]}}}],&quot;schema&quot;:&quot;https://github.com/citation-style-language/schema/raw/master/csl-citation.json&quot;} RNDYY6xwJ3qhG"/></text:p></text:note-body></text:note></text:span><text:span text:style-name="T13">), the Model for Nitrogen and Carbon Dynamics in agro-ecosystems (MONICA</text:span><text:span text:style-name="T13"><text:note text:id="ftn14" text:note-class="footnote"><text:note-citation>24</text:note-citation><text:note-body><text:p text:style-name="P2"><text:reference-mark-start text:name="ZOTERO_ITEM CSL_CITATION {&quot;citationID&quot;:&quot;tf1HJ8PV&quot;,&quot;properties&quot;:{&quot;formattedCitation&quot;:&quot;C. Nendel et al., \\uc0\\u8220{}The MONICA Model: Testing Predictability for Crop Growth, Soil Moisture and Nitrogen Dynamics,\\uc0\\u8221{} {\\i{}Ecological Modelling} 222, no. 9 (May 10, 2011): 1614\\uc0\\u8211{}25, https://doi.org/10.1016/j.ecolmodel.2011.02.018.&quot;,&quot;plainCitation&quot;:&quot;C. Nendel et al., “The MONICA Model: Testing Predictability for Crop Growth, Soil Moisture and Nitrogen Dynamics,” Ecological Modelling 222, no. 9 (May 10, 2011): 1614–25, https://doi.org/10.1016/j.ecolmodel.2011.02.018.&quot;,&quot;noteIndex&quot;:21},&quot;citationItems&quot;:[{&quot;id&quot;:4038,&quot;uris&quot;:[&quot;http://zotero.org/groups/4960551/items/33YJVD3U&quot;],&quot;itemData&quot;:{&quot;id&quot;:4038,&quot;type&quot;:&quot;article-journal&quot;,&quot;abstract&quot;:&quot;A fundamentally revised version of the HERMES agro-ecosystem model, released under the name of MONICA, was calibrated and tested to predict crop growth, soil moisture and nitrogen dynamics for various experimental crop rotations across Germany, including major cereals, sugar beet and maize. The calibration procedure also included crops grown experimentally under elevated atmospheric CO2 concentration. The calibrated MONICA simulations yielded a median normalised mean absolute error (nMAE) of 0.20 across all observed target variables (n=42) and a median Willmott's Index of Agreement (d) of 0.91 (median modelling efficiency (ME): 0.75). Although the crop biomass, habitus and soil moisture variables were all within an acceptable range, the model often underperformed for variables related to nitrogen. Uncalibrated MONICA simulations yielded a median nMAE of 0.27 across all observed target variables (n=85) and a median d of 0.76 (median ME: 0.30), also showing predominantly acceptable results for the crop biomass, habitus and soil moisture variables. Based on the convincing performance of the model under uncalibrated conditions, MONICA can be regarded as a suitable simulation model for use in regional applications. Furthermore, its ability to reproduce the observed crop growth results in free-air carbon enrichment experiments makes it suited to predict agro-ecosystem behaviour under expected future climate conditions.&quot;,&quot;container-title&quot;:&quot;Ecological Modelling&quot;,&quot;DOI&quot;:&quot;10.1016/j.ecolmodel.2011.02.018&quot;,&quot;ISSN&quot;:&quot;0304-3800&quot;,&quot;issue&quot;:&quot;9&quot;,&quot;journalAbbreviation&quot;:&quot;Ecological Modelling&quot;,&quot;language&quot;:&quot;en&quot;,&quot;page&quot;:&quot;1614-1625&quot;,&quot;source&quot;:&quot;ScienceDirect&quot;,&quot;title&quot;:&quot;The MONICA model: Testing predictability for crop growth, soil moisture and nitrogen dynamics&quot;,&quot;title-short&quot;:&quot;The MONICA model&quot;,&quot;volume&quot;:&quot;222&quot;,&quot;author&quot;:[{&quot;family&quot;:&quot;Nendel&quot;,&quot;given&quot;:&quot;C.&quot;},{&quot;family&quot;:&quot;Berg&quot;,&quot;given&quot;:&quot;M.&quot;},{&quot;family&quot;:&quot;Kersebaum&quot;,&quot;given&quot;:&quot;K. C.&quot;},{&quot;family&quot;:&quot;Mirschel&quot;,&quot;given&quot;:&quot;W.&quot;},{&quot;family&quot;:&quot;Specka&quot;,&quot;given&quot;:&quot;X.&quot;},{&quot;family&quot;:&quot;Wegehenkel&quot;,&quot;given&quot;:&quot;M.&quot;},{&quot;family&quot;:&quot;Wenkel&quot;,&quot;given&quot;:&quot;K. O.&quot;},{&quot;family&quot;:&quot;Wieland&quot;,&quot;given&quot;:&quot;R.&quot;}],&quot;issued&quot;:{&quot;date-parts&quot;:[[&quot;2011&quot;,5,10]]}}}],&quot;schema&quot;:&quot;https://github.com/citation-style-language/schema/raw/master/csl-citation.json&quot;} RNDro3eDMYgHV"/><text:span text:style-name="T5">C. Nendel et al., “The MONICA Model: Testing Predictability for Crop Growth, Soil Moisture and Nitrogen Dynamics,” </text:span><text:span text:style-name="T7">Ecological Modelling</text:span><text:span text:style-name="T5"> 222, no. 9 (May 10, 2011): 1614–25, https://doi.org/10.1016/j.ecolmodel.2011.02.018.</text:span><text:reference-mark-end text:name="ZOTERO_ITEM CSL_CITATION {&quot;citationID&quot;:&quot;tf1HJ8PV&quot;,&quot;properties&quot;:{&quot;formattedCitation&quot;:&quot;C. Nendel et al., \\uc0\\u8220{}The MONICA Model: Testing Predictability for Crop Growth, Soil Moisture and Nitrogen Dynamics,\\uc0\\u8221{} {\\i{}Ecological Modelling} 222, no. 9 (May 10, 2011): 1614\\uc0\\u8211{}25, https://doi.org/10.1016/j.ecolmodel.2011.02.018.&quot;,&quot;plainCitation&quot;:&quot;C. Nendel et al., “The MONICA Model: Testing Predictability for Crop Growth, Soil Moisture and Nitrogen Dynamics,” Ecological Modelling 222, no. 9 (May 10, 2011): 1614–25, https://doi.org/10.1016/j.ecolmodel.2011.02.018.&quot;,&quot;noteIndex&quot;:21},&quot;citationItems&quot;:[{&quot;id&quot;:4038,&quot;uris&quot;:[&quot;http://zotero.org/groups/4960551/items/33YJVD3U&quot;],&quot;itemData&quot;:{&quot;id&quot;:4038,&quot;type&quot;:&quot;article-journal&quot;,&quot;abstract&quot;:&quot;A fundamentally revised version of the HERMES agro-ecosystem model, released under the name of MONICA, was calibrated and tested to predict crop growth, soil moisture and nitrogen dynamics for various experimental crop rotations across Germany, including major cereals, sugar beet and maize. The calibration procedure also included crops grown experimentally under elevated atmospheric CO2 concentration. The calibrated MONICA simulations yielded a median normalised mean absolute error (nMAE) of 0.20 across all observed target variables (n=42) and a median Willmott's Index of Agreement (d) of 0.91 (median modelling efficiency (ME): 0.75). Although the crop biomass, habitus and soil moisture variables were all within an acceptable range, the model often underperformed for variables related to nitrogen. Uncalibrated MONICA simulations yielded a median nMAE of 0.27 across all observed target variables (n=85) and a median d of 0.76 (median ME: 0.30), also showing predominantly acceptable results for the crop biomass, habitus and soil moisture variables. Based on the convincing performance of the model under uncalibrated conditions, MONICA can be regarded as a suitable simulation model for use in regional applications. Furthermore, its ability to reproduce the observed crop growth results in free-air carbon enrichment experiments makes it suited to predict agro-ecosystem behaviour under expected future climate conditions.&quot;,&quot;container-title&quot;:&quot;Ecological Modelling&quot;,&quot;DOI&quot;:&quot;10.1016/j.ecolmodel.2011.02.018&quot;,&quot;ISSN&quot;:&quot;0304-3800&quot;,&quot;issue&quot;:&quot;9&quot;,&quot;journalAbbreviation&quot;:&quot;Ecological Modelling&quot;,&quot;language&quot;:&quot;en&quot;,&quot;page&quot;:&quot;1614-1625&quot;,&quot;source&quot;:&quot;ScienceDirect&quot;,&quot;title&quot;:&quot;The MONICA model: Testing predictability for crop growth, soil moisture and nitrogen dynamics&quot;,&quot;title-short&quot;:&quot;The MONICA model&quot;,&quot;volume&quot;:&quot;222&quot;,&quot;author&quot;:[{&quot;family&quot;:&quot;Nendel&quot;,&quot;given&quot;:&quot;C.&quot;},{&quot;family&quot;:&quot;Berg&quot;,&quot;given&quot;:&quot;M.&quot;},{&quot;family&quot;:&quot;Kersebaum&quot;,&quot;given&quot;:&quot;K. C.&quot;},{&quot;family&quot;:&quot;Mirschel&quot;,&quot;given&quot;:&quot;W.&quot;},{&quot;family&quot;:&quot;Specka&quot;,&quot;given&quot;:&quot;X.&quot;},{&quot;family&quot;:&quot;Wegehenkel&quot;,&quot;given&quot;:&quot;M.&quot;},{&quot;family&quot;:&quot;Wenkel&quot;,&quot;given&quot;:&quot;K. O.&quot;},{&quot;family&quot;:&quot;Wieland&quot;,&quot;given&quot;:&quot;R.&quot;}],&quot;issued&quot;:{&quot;date-parts&quot;:[[&quot;2011&quot;,5,10]]}}}],&quot;schema&quot;:&quot;https://github.com/citation-style-language/schema/raw/master/csl-citation.json&quot;} RNDro3eDMYgHV"/></text:p></text:note-body></text:note></text:span><text:span text:style-name="T13">), Daisy model</text:span><text:span text:style-name="T13"><text:note text:id="ftn15" text:note-class="footnote"><text:note-citation>25</text:note-citation><text:note-body><text:p text:style-name="P2"><text:reference-mark-start text:name="ZOTERO_ITEM CSL_CITATION {&quot;citationID&quot;:&quot;DL2fAIa0&quot;,&quot;properties&quot;:{&quot;formattedCitation&quot;:&quot;Per Abrahamsen and S\\uc0\\u248{}ren Hansen, \\uc0\\u8220{}Daisy: An Open Soil-Crop-Atmosphere System Model,\\uc0\\u8221{} {\\i{}Environmental Modelling &amp; Software} 15, no. 3 (March 1, 2000): 313\\uc0\\u8211{}30, https://doi.org/10.1016/S1364-8152(00)00003-7.&quot;,&quot;plainCitation&quot;:&quot;Per Abrahamsen and Søren Hansen, “Daisy: An Open Soil-Crop-Atmosphere System Model,” Environmental Modelling &amp; Software 15, no. 3 (March 1, 2000): 313–30, https://doi.org/10.1016/S1364-8152(00)00003-7.&quot;,&quot;noteIndex&quot;:22},&quot;citationItems&quot;:[{&quot;id&quot;:4041,&quot;uris&quot;:[&quot;http://zotero.org/groups/4960551/items/5XX4LGWC&quot;],&quot;itemData&quot;:{&quot;id&quot;:4041,&quot;type&quot;:&quot;article-journal&quot;,&quot;abstract&quot;:&quot;Daisy is a well tested dynamic model for simulation of water and nitrogen dynamics and crop growth in agro-ecosystems. The model aims at simulating water balance, nitrogen balance and losses, development in soil organic matter and crop growth and production in crop rotations under alternate management strategies. The software, which recently was rewritten, has been carefully designed to facilitate interaction with other models, either by replacing individual Daisy processes or by using Daisy as a part of a larger system, thus making Daisy an open software system.&quot;,&quot;container-title&quot;:&quot;Environmental Modelling &amp; Software&quot;,&quot;DOI&quot;:&quot;10.1016/S1364-8152(00)00003-7&quot;,&quot;ISSN&quot;:&quot;1364-8152&quot;,&quot;issue&quot;:&quot;3&quot;,&quot;journalAbbreviation&quot;:&quot;Environmental Modelling &amp; Software&quot;,&quot;language&quot;:&quot;en&quot;,&quot;page&quot;:&quot;313-330&quot;,&quot;source&quot;:&quot;ScienceDirect&quot;,&quot;title&quot;:&quot;Daisy: an open soil-crop-atmosphere system model&quot;,&quot;title-short&quot;:&quot;Daisy&quot;,&quot;volume&quot;:&quot;15&quot;,&quot;author&quot;:[{&quot;family&quot;:&quot;Abrahamsen&quot;,&quot;given&quot;:&quot;Per&quot;},{&quot;family&quot;:&quot;Hansen&quot;,&quot;given&quot;:&quot;Søren&quot;}],&quot;issued&quot;:{&quot;date-parts&quot;:[[&quot;2000&quot;,3,1]]}}}],&quot;schema&quot;:&quot;https://github.com/citation-style-language/schema/raw/master/csl-citation.json&quot;} RNDq7k8RktglP"/><text:span text:style-name="T5">Per Abrahamsen and Søren Hansen, “Daisy: An Open Soil-Crop-Atmosphere System Model,” </text:span><text:span text:style-name="T7">Environmental Modelling &amp; Software</text:span><text:span text:style-name="T5"> 15, no. 3 (March 1, 2000): 313–30, https://doi.org/10.1016/S1364-8152(00)00003-7.</text:span><text:reference-mark-end text:name="ZOTERO_ITEM CSL_CITATION {&quot;citationID&quot;:&quot;DL2fAIa0&quot;,&quot;properties&quot;:{&quot;formattedCitation&quot;:&quot;Per Abrahamsen and S\\uc0\\u248{}ren Hansen, \\uc0\\u8220{}Daisy: An Open Soil-Crop-Atmosphere System Model,\\uc0\\u8221{} {\\i{}Environmental Modelling &amp; Software} 15, no. 3 (March 1, 2000): 313\\uc0\\u8211{}30, https://doi.org/10.1016/S1364-8152(00)00003-7.&quot;,&quot;plainCitation&quot;:&quot;Per Abrahamsen and Søren Hansen, “Daisy: An Open Soil-Crop-Atmosphere System Model,” Environmental Modelling &amp; Software 15, no. 3 (March 1, 2000): 313–30, https://doi.org/10.1016/S1364-8152(00)00003-7.&quot;,&quot;noteIndex&quot;:22},&quot;citationItems&quot;:[{&quot;id&quot;:4041,&quot;uris&quot;:[&quot;http://zotero.org/groups/4960551/items/5XX4LGWC&quot;],&quot;itemData&quot;:{&quot;id&quot;:4041,&quot;type&quot;:&quot;article-journal&quot;,&quot;abstract&quot;:&quot;Daisy is a well tested dynamic model for simulation of water and nitrogen dynamics and crop growth in agro-ecosystems. The model aims at simulating water balance, nitrogen balance and losses, development in soil organic matter and crop growth and production in crop rotations under alternate management strategies. The software, which recently was rewritten, has been carefully designed to facilitate interaction with other models, either by replacing individual Daisy processes or by using Daisy as a part of a larger system, thus making Daisy an open software system.&quot;,&quot;container-title&quot;:&quot;Environmental Modelling &amp; Software&quot;,&quot;DOI&quot;:&quot;10.1016/S1364-8152(00)00003-7&quot;,&quot;ISSN&quot;:&quot;1364-8152&quot;,&quot;issue&quot;:&quot;3&quot;,&quot;journalAbbreviation&quot;:&quot;Environmental Modelling &amp; Software&quot;,&quot;language&quot;:&quot;en&quot;,&quot;page&quot;:&quot;313-330&quot;,&quot;source&quot;:&quot;ScienceDirect&quot;,&quot;title&quot;:&quot;Daisy: an open soil-crop-atmosphere system model&quot;,&quot;title-short&quot;:&quot;Daisy&quot;,&quot;volume&quot;:&quot;15&quot;,&quot;author&quot;:[{&quot;family&quot;:&quot;Abrahamsen&quot;,&quot;given&quot;:&quot;Per&quot;},{&quot;family&quot;:&quot;Hansen&quot;,&quot;given&quot;:&quot;Søren&quot;}],&quot;issued&quot;:{&quot;date-parts&quot;:[[&quot;2000&quot;,3,1]]}}}],&quot;schema&quot;:&quot;https://github.com/citation-style-language/schema/raw/master/csl-citation.json&quot;} RNDq7k8RktglP"/></text:p></text:note-body></text:note></text:span><text:span text:style-name="T13">and AquaCrop model</text:span><text:span text:style-name="T13"><text:note text:id="ftn16" text:note-class="footnote"><text:note-citation>26</text:note-citation><text:note-body><text:p text:style-name="P2"><text:reference-mark-start text:name="ZOTERO_ITEM CSL_CITATION {&quot;citationID&quot;:&quot;aP9BMQhH&quot;,&quot;properties&quot;:{&quot;formattedCitation&quot;:&quot;Dirk Raes et al., \\uc0\\u8220{}AquaCrop\\uc0\\u8212{}The FAO Crop Model to Simulate Yield Response to Water: II. Main Algorithms and Software Description,\\uc0\\u8221{} {\\i{}Agronomy Journal} 101, no. 3 (2009): 438\\uc0\\u8211{}47, https://doi.org/10.2134/agronj2008.0140s.&quot;,&quot;plainCitation&quot;:&quot;Dirk Raes et al., “AquaCrop—The FAO Crop Model to Simulate Yield Response to Water: II. Main Algorithms and Software Description,” Agronomy Journal 101, no. 3 (2009): 438–47, https://doi.org/10.2134/agronj2008.0140s.&quot;,&quot;noteIndex&quot;:23},&quot;citationItems&quot;:[{&quot;id&quot;:4044,&quot;uris&quot;:[&quot;http://zotero.org/groups/4960551/items/5VYABA8J&quot;],&quot;itemData&quot;:{&quot;id&quot;:4044,&quot;type&quot;:&quot;article-journal&quot;,&quot;abstract&quot;:&quot;The AquaCrop model was developed to replace the former FAO I&amp;D Paper 33 procedures for the estimation of crop productivity in relation to water supply and agronomic management in a framework based on current plant physiological and soil water budgeting concepts. This paper presents the software of AquaCrop for which the concepts and underlying principles are described in the companion paper (Steduto et al., 2009). Input consists of weather data, crop characteristics, and soil and management characteristics that define the environment in which the crop will develop. Algorithms and calculation procedures modeling the infiltration of water, the drainage out of the root zone, the canopy and root zone development, the evaporation and transpiration rate, the biomass production, and the yield formation are presented. The mechanisms of crop response to cope with water shortage are described by only a few parameters, making the underlying processes more transparent to the user. AquaCrop is a menu-driven program with a well-developed user interface. With the help of graphs which are updated each time step (1 d) during the simulation run, the user can track changes in soil water content, and the corresponding changes in crop development, soil evaporation and transpiration rate, biomass production, and yield development. One can halt the simulation at each time step, to study the effect of changes in water related inputs, making the model particularly suitable for developing deficit irrigation strategies and scenario analysis.&quot;,&quot;container-title&quot;:&quot;Agronomy Journal&quot;,&quot;DOI&quot;:&quot;10.2134/agronj2008.0140s&quot;,&quot;ISSN&quot;:&quot;1435-0645&quot;,&quot;issue&quot;:&quot;3&quot;,&quot;language&quot;:&quot;en&quot;,&quot;note&quot;:&quot;_eprint: https://onlinelibrary.wiley.com/doi/pdf/10.2134/agronj2008.0140s&quot;,&quot;page&quot;:&quot;438-447&quot;,&quot;source&quot;:&quot;Wiley Online Library&quot;,&quot;title&quot;:&quot;AquaCrop—The FAO Crop Model to Simulate Yield Response to Water: II. Main Algorithms and Software Description&quot;,&quot;title-short&quot;:&quot;AquaCrop—The FAO Crop Model to Simulate Yield Response to Water&quot;,&quot;volume&quot;:&quot;101&quot;,&quot;author&quot;:[{&quot;family&quot;:&quot;Raes&quot;,&quot;given&quot;:&quot;Dirk&quot;},{&quot;family&quot;:&quot;Steduto&quot;,&quot;given&quot;:&quot;Pasquale&quot;},{&quot;family&quot;:&quot;Hsiao&quot;,&quot;given&quot;:&quot;Theodore C.&quot;},{&quot;family&quot;:&quot;Fereres&quot;,&quot;given&quot;:&quot;Elias&quot;}],&quot;issued&quot;:{&quot;date-parts&quot;:[[&quot;2009&quot;]]}}}],&quot;schema&quot;:&quot;https://github.com/citation-style-language/schema/raw/master/csl-citation.json&quot;} RNDsRc5XhjFcM"/><text:span text:style-name="T5">Dirk Raes et al., “AquaCrop—The FAO Crop Model to Simulate Yield Response to Water: II. Main Algorithms and Software Description,” </text:span><text:span text:style-name="T7">Agronomy Journal</text:span><text:span text:style-name="T5"> 101, no. 3 (2009): 438–47, https://doi.org/10.2134/agronj2008.0140s.</text:span><text:reference-mark-end text:name="ZOTERO_ITEM CSL_CITATION {&quot;citationID&quot;:&quot;aP9BMQhH&quot;,&quot;properties&quot;:{&quot;formattedCitation&quot;:&quot;Dirk Raes et al., \\uc0\\u8220{}AquaCrop\\uc0\\u8212{}The FAO Crop Model to Simulate Yield Response to Water: II. Main Algorithms and Software Description,\\uc0\\u8221{} {\\i{}Agronomy Journal} 101, no. 3 (2009): 438\\uc0\\u8211{}47, https://doi.org/10.2134/agronj2008.0140s.&quot;,&quot;plainCitation&quot;:&quot;Dirk Raes et al., “AquaCrop—The FAO Crop Model to Simulate Yield Response to Water: II. Main Algorithms and Software Description,” Agronomy Journal 101, no. 3 (2009): 438–47, https://doi.org/10.2134/agronj2008.0140s.&quot;,&quot;noteIndex&quot;:23},&quot;citationItems&quot;:[{&quot;id&quot;:4044,&quot;uris&quot;:[&quot;http://zotero.org/groups/4960551/items/5VYABA8J&quot;],&quot;itemData&quot;:{&quot;id&quot;:4044,&quot;type&quot;:&quot;article-journal&quot;,&quot;abstract&quot;:&quot;The AquaCrop model was developed to replace the former FAO I&amp;D Paper 33 procedures for the estimation of crop productivity in relation to water supply and agronomic management in a framework based on current plant physiological and soil water budgeting concepts. This paper presents the software of AquaCrop for which the concepts and underlying principles are described in the companion paper (Steduto et al., 2009). Input consists of weather data, crop characteristics, and soil and management characteristics that define the environment in which the crop will develop. Algorithms and calculation procedures modeling the infiltration of water, the drainage out of the root zone, the canopy and root zone development, the evaporation and transpiration rate, the biomass production, and the yield formation are presented. The mechanisms of crop response to cope with water shortage are described by only a few parameters, making the underlying processes more transparent to the user. AquaCrop is a menu-driven program with a well-developed user interface. With the help of graphs which are updated each time step (1 d) during the simulation run, the user can track changes in soil water content, and the corresponding changes in crop development, soil evaporation and transpiration rate, biomass production, and yield development. One can halt the simulation at each time step, to study the effect of changes in water related inputs, making the model particularly suitable for developing deficit irrigation strategies and scenario analysis.&quot;,&quot;container-title&quot;:&quot;Agronomy Journal&quot;,&quot;DOI&quot;:&quot;10.2134/agronj2008.0140s&quot;,&quot;ISSN&quot;:&quot;1435-0645&quot;,&quot;issue&quot;:&quot;3&quot;,&quot;language&quot;:&quot;en&quot;,&quot;note&quot;:&quot;_eprint: https://onlinelibrary.wiley.com/doi/pdf/10.2134/agronj2008.0140s&quot;,&quot;page&quot;:&quot;438-447&quot;,&quot;source&quot;:&quot;Wiley Online Library&quot;,&quot;title&quot;:&quot;AquaCrop—The FAO Crop Model to Simulate Yield Response to Water: II. Main Algorithms and Software Description&quot;,&quot;title-short&quot;:&quot;AquaCrop—The FAO Crop Model to Simulate Yield Response to Water&quot;,&quot;volume&quot;:&quot;101&quot;,&quot;author&quot;:[{&quot;family&quot;:&quot;Raes&quot;,&quot;given&quot;:&quot;Dirk&quot;},{&quot;family&quot;:&quot;Steduto&quot;,&quot;given&quot;:&quot;Pasquale&quot;},{&quot;family&quot;:&quot;Hsiao&quot;,&quot;given&quot;:&quot;Theodore C.&quot;},{&quot;family&quot;:&quot;Fereres&quot;,&quot;given&quot;:&quot;Elias&quot;}],&quot;issued&quot;:{&quot;date-parts&quot;:[[&quot;2009&quot;]]}}}],&quot;schema&quot;:&quot;https://github.com/citation-style-language/schema/raw/master/csl-citation.json&quot;} RNDsRc5XhjFcM"/></text:p></text:note-body></text:note></text:span><text:span text:style-name="T13">. These crop simulations models can dynamically ingest inputs and produce the outputs by updating the state variables, while model parameters can be calibrated depending on seasonal growth period and crop species </text:span><text:span text:style-name="T13"><text:note text:id="ftn17" text:note-class="footnote"><text:note-citation>27</text:note-citation><text:note-body><text:p text:style-name="P2"><text:reference-mark-start text:name="ZOTERO_ITEM CSL_CITATION {&quot;citationID&quot;:&quot;2lOIzrtA&quot;,&quot;properties&quot;:{&quot;formattedCitation&quot;:&quot;Karthikeyan, Chawla, and Mishra, \\uc0\\u8220{}A Review of Remote Sensing Applications in Agriculture for Food Security.\\uc0\\u8221{}&quot;,&quot;plainCitation&quot;:&quot;Karthikeyan, Chawla, and Mishra, “A Review of Remote Sensing Applications in Agriculture for Food Security.”&quot;,&quot;noteIndex&quot;:2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zQNtPNlypA"/><text:span text:style-name="T4">Karthikeyan, Chawla, and Mishra, “A Review of Remote Sensing Applications in Agriculture for Food Security.”</text:span><text:reference-mark-end text:name="ZOTERO_ITEM CSL_CITATION {&quot;citationID&quot;:&quot;2lOIzrtA&quot;,&quot;properties&quot;:{&quot;formattedCitation&quot;:&quot;Karthikeyan, Chawla, and Mishra, \\uc0\\u8220{}A Review of Remote Sensing Applications in Agriculture for Food Security.\\uc0\\u8221{}&quot;,&quot;plainCitation&quot;:&quot;Karthikeyan, Chawla, and Mishra, “A Review of Remote Sensing Applications in Agriculture for Food Security.”&quot;,&quot;noteIndex&quot;:2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zQNtPNlypA"/></text:p></text:note-body></text:note></text:span>.<text:span text:style-name="T13"> <text:s/>As such, several efforts have been made to use remote sensing information to replace or adjust model state variables that affect vegetation development, such as LAI, biomass, chlorophyll content, water content, evapotranspiration, within crop growth models to improve the spatio-temporal dimensions of the outputs. Data assimilation techniques have been used to characterize the agro-ecosystem by combining data and information from various sources in different temporal and spatial scales. In general, remote sensing data is used to either </text:span><text:span text:style-name="T15">calibrate</text:span><text:span text:style-name="T13"> model parameters or state variables, </text:span><text:span text:style-name="T15">forced</text:span><text:span text:style-name="T13"> within the model by replacing a state variable or </text:span><text:span text:style-name="T15">updating</text:span><text:span text:style-name="T13"> the model state variables whenever an observation is made </text:span><text:span text:style-name="T13"><text:note text:id="ftn18" text:note-class="footnote"><text:note-citation>28</text:note-citation><text:note-body><text:p text:style-name="P2"><text:reference-mark-start text:name="ZOTERO_ITEM CSL_CITATION {&quot;citationID&quot;:&quot;NfX2fHIZ&quot;,&quot;properties&quot;:{&quot;formattedCitation&quot;:&quot;Dorigo et al., \\uc0\\u8220{}A Review on Reflective Remote Sensing and Data Assimilation Techniques for Enhanced Agroecosystem Modeling.\\uc0\\u8221{}&quot;,&quot;plainCitation&quot;:&quot;Dorigo et al., “A Review on Reflective Remote Sensing and Data Assimilation Techniques for Enhanced Agroecosystem Modeling.”&quot;,&quot;noteIndex&quot;:2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1OMtsbnPWG"/><text:span text:style-name="T4">Dorigo et al., “A Review on Reflective Remote Sensing and Data Assimilation Techniques for Enhanced Agroecosystem Modeling.”</text:span><text:reference-mark-end text:name="ZOTERO_ITEM CSL_CITATION {&quot;citationID&quot;:&quot;NfX2fHIZ&quot;,&quot;properties&quot;:{&quot;formattedCitation&quot;:&quot;Dorigo et al., \\uc0\\u8220{}A Review on Reflective Remote Sensing and Data Assimilation Techniques for Enhanced Agroecosystem Modeling.\\uc0\\u8221{}&quot;,&quot;plainCitation&quot;:&quot;Dorigo et al., “A Review on Reflective Remote Sensing and Data Assimilation Techniques for Enhanced Agroecosystem Modeling.”&quot;,&quot;noteIndex&quot;:2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1OMtsbnPWG"/></text:p></text:note-body></text:note></text:span><text:span text:style-name="T13">. However, since there are often important errors associated with remote </text:span><text:soft-page-break/><text:span text:style-name="T13">sensing observations, data assimilation techniques need to also consider the error variance of these ‘observations’, through, for example, the use of Kalman filters </text:span><text:span text:style-name="T13"><text:note text:id="ftn19" text:note-class="footnote"><text:note-citation>29</text:note-citation><text:note-body><text:p text:style-name="P2"><text:reference-mark-start text:name="ZOTERO_ITEM CSL_CITATION {&quot;citationID&quot;:&quot;mXoZeC4V&quot;,&quot;properties&quot;:{&quot;formattedCitation&quot;:&quot;Karthikeyan, Chawla, and Mishra, \\uc0\\u8220{}A Review of Remote Sensing Applications in Agriculture for Food Security\\uc0\\u8221{}; Shangrong Wu et al., \\uc0\\u8220{}Estimating Winter Wheat Yield by Assimilation of Remote Sensing Data with a Four-Dimensional Variation Algorithm Considering Anisotropic Background Error and Time Window,\\uc0\\u8221{} {\\i{}Agricultural and Forest Meteorology} 301\\uc0\\u8211{}302 (May 2021): 108345, https://doi.org/10.1016/j.agrformet.2021.108345.&quot;,&quot;plainCitation&quot;:&quot;Karthikeyan, Chawla, and Mishra, “A Review of Remote Sensing Applications in Agriculture for Food Security”; Shangrong Wu et al., “Estimating Winter Wheat Yield by Assimilation of Remote Sensing Data with a Four-Dimensional Variation Algorithm Considering Anisotropic Background Error and Time Window,” Agricultural and Forest Meteorology 301–302 (May 2021): 108345, https://doi.org/10.1016/j.agrformet.2021.108345.&quot;,&quot;noteIndex&quot;:26},&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id&quot;:3963,&quot;uris&quot;:[&quot;http://zotero.org/groups/4960551/items/U2RMLQBV&quot;],&quot;itemData&quot;:{&quot;id&quot;:3963,&quot;type&quot;:&quot;article-journal&quot;,&quot;container-title&quot;:&quot;Agricultural and Forest Meteorology&quot;,&quot;DOI&quot;:&quot;10.1016/j.agrformet.2021.108345&quot;,&quot;ISSN&quot;:&quot;01681923&quot;,&quot;journalAbbreviation&quot;:&quot;Agricultural and Forest Meteorology&quot;,&quot;language&quot;:&quot;en&quot;,&quot;page&quot;:&quot;108345&quot;,&quot;source&quot;:&quot;DOI.org (Crossref)&quot;,&quot;title&quot;:&quot;Estimating winter wheat yield by assimilation of remote sensing data with a four-dimensional variation algorithm considering anisotropic background error and time window&quot;,&quot;volume&quot;:&quot;301-302&quot;,&quot;author&quot;:[{&quot;family&quot;:&quot;Wu&quot;,&quot;given&quot;:&quot;Shangrong&quot;},{&quot;family&quot;:&quot;Yang&quot;,&quot;given&quot;:&quot;Peng&quot;},{&quot;family&quot;:&quot;Chen&quot;,&quot;given&quot;:&quot;Zhongxin&quot;},{&quot;family&quot;:&quot;Ren&quot;,&quot;given&quot;:&quot;Jianqiang&quot;},{&quot;family&quot;:&quot;Li&quot;,&quot;given&quot;:&quot;He&quot;},{&quot;family&quot;:&quot;Sun&quot;,&quot;given&quot;:&quot;Liang&quot;}],&quot;issued&quot;:{&quot;date-parts&quot;:[[&quot;2021&quot;,5]]}}}],&quot;schema&quot;:&quot;https://github.com/citation-style-language/schema/raw/master/csl-citation.json&quot;} RNDJVAJG9w8lr"/><text:span text:style-name="T5">Karthikeyan, Chawla, and Mishra, “A Review of Remote Sensing Applications in Agriculture for Food Security”; Shangrong Wu et al., “Estimating Winter Wheat Yield by Assimilation of Remote Sensing Data with a Four-Dimensional Variation Algorithm Considering Anisotropic Background Error and Time Window,” </text:span><text:span text:style-name="T7">Agricultural and Forest Meteorology</text:span><text:span text:style-name="T5"> 301–302 (May 2021): 108345, https://doi.org/10.1016/j.agrformet.2021.108345.</text:span><text:reference-mark-end text:name="ZOTERO_ITEM CSL_CITATION {&quot;citationID&quot;:&quot;mXoZeC4V&quot;,&quot;properties&quot;:{&quot;formattedCitation&quot;:&quot;Karthikeyan, Chawla, and Mishra, \\uc0\\u8220{}A Review of Remote Sensing Applications in Agriculture for Food Security\\uc0\\u8221{}; Shangrong Wu et al., \\uc0\\u8220{}Estimating Winter Wheat Yield by Assimilation of Remote Sensing Data with a Four-Dimensional Variation Algorithm Considering Anisotropic Background Error and Time Window,\\uc0\\u8221{} {\\i{}Agricultural and Forest Meteorology} 301\\uc0\\u8211{}302 (May 2021): 108345, https://doi.org/10.1016/j.agrformet.2021.108345.&quot;,&quot;plainCitation&quot;:&quot;Karthikeyan, Chawla, and Mishra, “A Review of Remote Sensing Applications in Agriculture for Food Security”; Shangrong Wu et al., “Estimating Winter Wheat Yield by Assimilation of Remote Sensing Data with a Four-Dimensional Variation Algorithm Considering Anisotropic Background Error and Time Window,” Agricultural and Forest Meteorology 301–302 (May 2021): 108345, https://doi.org/10.1016/j.agrformet.2021.108345.&quot;,&quot;noteIndex&quot;:26},&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id&quot;:3963,&quot;uris&quot;:[&quot;http://zotero.org/groups/4960551/items/U2RMLQBV&quot;],&quot;itemData&quot;:{&quot;id&quot;:3963,&quot;type&quot;:&quot;article-journal&quot;,&quot;container-title&quot;:&quot;Agricultural and Forest Meteorology&quot;,&quot;DOI&quot;:&quot;10.1016/j.agrformet.2021.108345&quot;,&quot;ISSN&quot;:&quot;01681923&quot;,&quot;journalAbbreviation&quot;:&quot;Agricultural and Forest Meteorology&quot;,&quot;language&quot;:&quot;en&quot;,&quot;page&quot;:&quot;108345&quot;,&quot;source&quot;:&quot;DOI.org (Crossref)&quot;,&quot;title&quot;:&quot;Estimating winter wheat yield by assimilation of remote sensing data with a four-dimensional variation algorithm considering anisotropic background error and time window&quot;,&quot;volume&quot;:&quot;301-302&quot;,&quot;author&quot;:[{&quot;family&quot;:&quot;Wu&quot;,&quot;given&quot;:&quot;Shangrong&quot;},{&quot;family&quot;:&quot;Yang&quot;,&quot;given&quot;:&quot;Peng&quot;},{&quot;family&quot;:&quot;Chen&quot;,&quot;given&quot;:&quot;Zhongxin&quot;},{&quot;family&quot;:&quot;Ren&quot;,&quot;given&quot;:&quot;Jianqiang&quot;},{&quot;family&quot;:&quot;Li&quot;,&quot;given&quot;:&quot;He&quot;},{&quot;family&quot;:&quot;Sun&quot;,&quot;given&quot;:&quot;Liang&quot;}],&quot;issued&quot;:{&quot;date-parts&quot;:[[&quot;2021&quot;,5]]}}}],&quot;schema&quot;:&quot;https://github.com/citation-style-language/schema/raw/master/csl-citation.json&quot;} RNDJVAJG9w8lr"/></text:p></text:note-body></text:note></text:span><text:span text:style-name="T13">. For more details, refer to the comprehensive review on data assimilation techniques to combine remote sensing data with crop growth models by Dorigo et al. (2007).</text:span></text:p>
      <text:p text:style-name="P9"/>
      <text:p text:style-name="P13"><text:span text:style-name="T14">1.2.4 Hybrid Crop Growth </text:span><text:span text:style-name="T15">Regression </text:span><text:span text:style-name="T14">models</text:span><text:span text:style-name="T14"/></text:p>
      <text:p text:style-name="P16"><text:span text:style-name="T19">D</text:span><text:span text:style-name="T18">ue to the </text:span><text:span text:style-name="T19">complexity and </text:span><text:span text:style-name="T18">large data requirements needed to run </text:span><text:span text:style-name="T19">crop growth models</text:span><text:span text:style-name="T18">, </text:span><text:span text:style-name="T19">they are not particularly well suited for</text:span><text:span text:style-name="T18"> large </text:span><text:span text:style-name="T19">spatial scale applications</text:span><text:span text:style-name="T18">, especially in data scarce regions, </text:span><text:span text:style-name="T19">being computationally intensive and requiring site-specific information. However, alternative or </text:span><text:span text:style-name="T15">hybrid</text:span><text:span text:style-name="T19"> approaches have been developed to use complex crop models to train simpler statistical models that relate yield with one or several remote sensing indicators used as predictors. In this way, these methods largely bypass the need for computationally intensive methods to calibrate crop growth models. For example, </text:span><text:span text:style-name="T22">Sibley et al. (2014)</text:span><text:span text:style-name="T19"><text:note text:id="ftn21" text:note-class="footnote"><text:note-citation>30</text:note-citation><text:note-body><text:p text:style-name="P2"><text:reference-mark-start text:name="ZOTERO_ITEM CSL_CITATION {&quot;citationID&quot;:&quot;Tba0QD5T&quot;,&quot;properties&quot;:{&quot;formattedCitation&quot;:&quot;Adam M. Sibley et al., \\uc0\\u8220{}Testing Remote Sensing Approaches for Assessing Yield Variability among Maize Fields,\\uc0\\u8221{} {\\i{}Agronomy Journal} 106, no. 1 (2014): 24\\uc0\\u8211{}32, https://doi.org/10.2134/agronj2013.0314.&quot;,&quot;plainCitation&quot;:&quot;Adam M. Sibley et al., “Testing Remote Sensing Approaches for Assessing Yield Variability among Maize Fields,” Agronomy Journal 106, no. 1 (2014): 24–32, https://doi.org/10.2134/agronj2013.0314.&quot;,&quot;noteIndex&quot;:27},&quot;citationItems&quot;:[{&quot;id&quot;:4053,&quot;uris&quot;:[&quot;http://zotero.org/groups/4960551/items/23R2FASS&quot;],&quot;itemData&quot;:{&quot;id&quot;:4053,&quot;type&quot;:&quot;article-journal&quot;,&quot;abstract&quot;:&quot;For remote sensing to be useful for analyzing crop yield gaps, methods should be accurate at the field scale without need for local ground calibration. We used an extensive field-level data set of on-farm yields from 134 irrigated and 94 rainfed maize (Zea mays L.) fields in Nebraska during a 4-yr period to evaluate three methods that do not require ground-based calibration. The first method is based on summing estimates of absorbed photosynthetically active radiation from the Moderate Resolution Imaging Spectroradiometer (MODIS) sensor, the second on using either MODIS or Landsat data to calibrate a crop model (Hybrid-Maize), and the third using Hybrid-Maize simulations to train a simple regression, which is then applied to MODIS or Landsat data. For MODIS, all three methods performed similarly poorly at predicting maize yields, with an R2 between observed and predicted yields of roughly 0.10 for rainfed and 0.20 for irrigated fields. Estimates from Landsat were considerably more accurate, with up to 20% of rainfed and 50% of irrigated yield variation captured by the predictions. Across all methods and sensors, irrigated yield variations were more successfully captured than rainfed yields because of relatively smaller rainfed field sizes and the added difficulty of modeling crop water stress in rainfed fields. Agreement between observed and predicted yields was highest for the third approach, which is attractive because it leverages a crop model’s ability to synthesize knowledge on crop physiology and year-to-year differences in weather throughout the season, yet produces a simple regression that can be rapidly applied to Landsat imagery.&quot;,&quot;container-title&quot;:&quot;Agronomy Journal&quot;,&quot;DOI&quot;:&quot;10.2134/agronj2013.0314&quot;,&quot;ISSN&quot;:&quot;1435-0645&quot;,&quot;issue&quot;:&quot;1&quot;,&quot;language&quot;:&quot;en&quot;,&quot;note&quot;:&quot;_eprint: https://onlinelibrary.wiley.com/doi/pdf/10.2134/agronj2013.0314&quot;,&quot;page&quot;:&quot;24-32&quot;,&quot;source&quot;:&quot;Wiley Online Library&quot;,&quot;title&quot;:&quot;Testing Remote Sensing Approaches for Assessing Yield Variability among Maize Fields&quot;,&quot;volume&quot;:&quot;106&quot;,&quot;author&quot;:[{&quot;family&quot;:&quot;Sibley&quot;,&quot;given&quot;:&quot;Adam M.&quot;},{&quot;family&quot;:&quot;Grassini&quot;,&quot;given&quot;:&quot;Patricio&quot;},{&quot;family&quot;:&quot;Thomas&quot;,&quot;given&quot;:&quot;Nancy E.&quot;},{&quot;family&quot;:&quot;Cassman&quot;,&quot;given&quot;:&quot;Kenneth G.&quot;},{&quot;family&quot;:&quot;Lobell&quot;,&quot;given&quot;:&quot;David B.&quot;}],&quot;issued&quot;:{&quot;date-parts&quot;:[[&quot;2014&quot;]]}}}],&quot;schema&quot;:&quot;https://github.com/citation-style-language/schema/raw/master/csl-citation.json&quot;} RNDESJPuPnxkr"/><text:span text:style-name="T5">Adam M. Sibley et al., “Testing Remote Sensing Approaches for Assessing Yield Variability among Maize Fields,” </text:span><text:span text:style-name="T7">Agronomy Journal</text:span><text:span text:style-name="T5"> 106, no. 1 (2014): 24–32, https://doi.org/10.2134/agronj2013.0314.</text:span><text:reference-mark-end text:name="ZOTERO_ITEM CSL_CITATION {&quot;citationID&quot;:&quot;Tba0QD5T&quot;,&quot;properties&quot;:{&quot;formattedCitation&quot;:&quot;Adam M. Sibley et al., \\uc0\\u8220{}Testing Remote Sensing Approaches for Assessing Yield Variability among Maize Fields,\\uc0\\u8221{} {\\i{}Agronomy Journal} 106, no. 1 (2014): 24\\uc0\\u8211{}32, https://doi.org/10.2134/agronj2013.0314.&quot;,&quot;plainCitation&quot;:&quot;Adam M. Sibley et al., “Testing Remote Sensing Approaches for Assessing Yield Variability among Maize Fields,” Agronomy Journal 106, no. 1 (2014): 24–32, https://doi.org/10.2134/agronj2013.0314.&quot;,&quot;noteIndex&quot;:27},&quot;citationItems&quot;:[{&quot;id&quot;:4053,&quot;uris&quot;:[&quot;http://zotero.org/groups/4960551/items/23R2FASS&quot;],&quot;itemData&quot;:{&quot;id&quot;:4053,&quot;type&quot;:&quot;article-journal&quot;,&quot;abstract&quot;:&quot;For remote sensing to be useful for analyzing crop yield gaps, methods should be accurate at the field scale without need for local ground calibration. We used an extensive field-level data set of on-farm yields from 134 irrigated and 94 rainfed maize (Zea mays L.) fields in Nebraska during a 4-yr period to evaluate three methods that do not require ground-based calibration. The first method is based on summing estimates of absorbed photosynthetically active radiation from the Moderate Resolution Imaging Spectroradiometer (MODIS) sensor, the second on using either MODIS or Landsat data to calibrate a crop model (Hybrid-Maize), and the third using Hybrid-Maize simulations to train a simple regression, which is then applied to MODIS or Landsat data. For MODIS, all three methods performed similarly poorly at predicting maize yields, with an R2 between observed and predicted yields of roughly 0.10 for rainfed and 0.20 for irrigated fields. Estimates from Landsat were considerably more accurate, with up to 20% of rainfed and 50% of irrigated yield variation captured by the predictions. Across all methods and sensors, irrigated yield variations were more successfully captured than rainfed yields because of relatively smaller rainfed field sizes and the added difficulty of modeling crop water stress in rainfed fields. Agreement between observed and predicted yields was highest for the third approach, which is attractive because it leverages a crop model’s ability to synthesize knowledge on crop physiology and year-to-year differences in weather throughout the season, yet produces a simple regression that can be rapidly applied to Landsat imagery.&quot;,&quot;container-title&quot;:&quot;Agronomy Journal&quot;,&quot;DOI&quot;:&quot;10.2134/agronj2013.0314&quot;,&quot;ISSN&quot;:&quot;1435-0645&quot;,&quot;issue&quot;:&quot;1&quot;,&quot;language&quot;:&quot;en&quot;,&quot;note&quot;:&quot;_eprint: https://onlinelibrary.wiley.com/doi/pdf/10.2134/agronj2013.0314&quot;,&quot;page&quot;:&quot;24-32&quot;,&quot;source&quot;:&quot;Wiley Online Library&quot;,&quot;title&quot;:&quot;Testing Remote Sensing Approaches for Assessing Yield Variability among Maize Fields&quot;,&quot;volume&quot;:&quot;106&quot;,&quot;author&quot;:[{&quot;family&quot;:&quot;Sibley&quot;,&quot;given&quot;:&quot;Adam M.&quot;},{&quot;family&quot;:&quot;Grassini&quot;,&quot;given&quot;:&quot;Patricio&quot;},{&quot;family&quot;:&quot;Thomas&quot;,&quot;given&quot;:&quot;Nancy E.&quot;},{&quot;family&quot;:&quot;Cassman&quot;,&quot;given&quot;:&quot;Kenneth G.&quot;},{&quot;family&quot;:&quot;Lobell&quot;,&quot;given&quot;:&quot;David B.&quot;}],&quot;issued&quot;:{&quot;date-parts&quot;:[[&quot;2014&quot;]]}}}],&quot;schema&quot;:&quot;https://github.com/citation-style-language/schema/raw/master/csl-citation.json&quot;} RNDESJPuPnxkr"/></text:p></text:note-body></text:note></text:span> <text:span text:style-name="T13">developed a simple linear model relating maize LAI and yield through simulations from a crop growth model (i.e. Hybrid-Maize model) and then applied the regression using both MODIS and Landsat imagery. The achieved high accuracy at predicting field scale maize yield using Landsat imagery, while this method also performed better than a more computationally expensive method using a crop growth model calibrated by satellite LAI (section 1.2.3) and a LUE modeling approach (section 1.2.2). Similarly, </text:span><text:span text:style-name="T26">Lobell et al. (2015)</text:span><text:span text:style-name="T13"><text:note text:id="ftn22" text:note-class="footnote"><text:note-citation>31</text:note-citation><text:note-body><text:p text:style-name="P2"><text:reference-mark-start text:name="ZOTERO_ITEM CSL_CITATION {&quot;citationID&quot;:&quot;yt2SKeVq&quot;,&quot;properties&quot;:{&quot;formattedCitation&quot;:&quot;David B. Lobell et al., \\uc0\\u8220{}A Scalable Satellite-Based Crop Yield Mapper,\\uc0\\u8221{} {\\i{}Remote Sensing of Environment} 164 (July 2015): 324\\uc0\\u8211{}33, https://doi.org/10.1016/j.rse.2015.04.021.&quot;,&quot;plainCitation&quot;:&quot;David B. Lobell et al., “A Scalable Satellite-Based Crop Yield Mapper,” Remote Sensing of Environment 164 (July 2015): 324–33, https://doi.org/10.1016/j.rse.2015.04.021.&quot;,&quot;noteIndex&quot;:28},&quot;citationItems&quot;:[{&quot;id&quot;:3979,&quot;uris&quot;:[&quot;http://zotero.org/groups/4960551/items/DT4A8XZH&quot;],&quot;itemData&quot;:{&quot;id&quot;:3979,&quot;type&quot;:&quot;article-journal&quot;,&quot;container-title&quot;:&quot;Remote Sensing of Environment&quot;,&quot;DOI&quot;:&quot;10.1016/j.rse.2015.04.021&quot;,&quot;ISSN&quot;:&quot;00344257&quot;,&quot;journalAbbreviation&quot;:&quot;Remote Sensing of Environment&quot;,&quot;language&quot;:&quot;en&quot;,&quot;page&quot;:&quot;324-333&quot;,&quot;source&quot;:&quot;DOI.org (Crossref)&quot;,&quot;title&quot;:&quot;A scalable satellite-based crop yield mapper&quot;,&quot;volume&quot;:&quot;164&quot;,&quot;author&quot;:[{&quot;family&quot;:&quot;Lobell&quot;,&quot;given&quot;:&quot;David B.&quot;},{&quot;family&quot;:&quot;Thau&quot;,&quot;given&quot;:&quot;David&quot;},{&quot;family&quot;:&quot;Seifert&quot;,&quot;given&quot;:&quot;Christopher&quot;},{&quot;family&quot;:&quot;Engle&quot;,&quot;given&quot;:&quot;Eric&quot;},{&quot;family&quot;:&quot;Little&quot;,&quot;given&quot;:&quot;Bertis&quot;}],&quot;issued&quot;:{&quot;date-parts&quot;:[[&quot;2015&quot;,7]]}}}],&quot;schema&quot;:&quot;https://github.com/citation-style-language/schema/raw/master/csl-citation.json&quot;} RNDAWckbAGk8i"/><text:span text:style-name="T5">David B. Lobell et al., “A Scalable Satellite-Based Crop Yield Mapper,” </text:span><text:span text:style-name="T7">Remote Sensing of Environment</text:span><text:span text:style-name="T5"> 164 (July 2015): 324–33, https://doi.org/10.1016/j.rse.2015.04.021.</text:span><text:reference-mark-end text:name="ZOTERO_ITEM CSL_CITATION {&quot;citationID&quot;:&quot;yt2SKeVq&quot;,&quot;properties&quot;:{&quot;formattedCitation&quot;:&quot;David B. Lobell et al., \\uc0\\u8220{}A Scalable Satellite-Based Crop Yield Mapper,\\uc0\\u8221{} {\\i{}Remote Sensing of Environment} 164 (July 2015): 324\\uc0\\u8211{}33, https://doi.org/10.1016/j.rse.2015.04.021.&quot;,&quot;plainCitation&quot;:&quot;David B. Lobell et al., “A Scalable Satellite-Based Crop Yield Mapper,” Remote Sensing of Environment 164 (July 2015): 324–33, https://doi.org/10.1016/j.rse.2015.04.021.&quot;,&quot;noteIndex&quot;:28},&quot;citationItems&quot;:[{&quot;id&quot;:3979,&quot;uris&quot;:[&quot;http://zotero.org/groups/4960551/items/DT4A8XZH&quot;],&quot;itemData&quot;:{&quot;id&quot;:3979,&quot;type&quot;:&quot;article-journal&quot;,&quot;container-title&quot;:&quot;Remote Sensing of Environment&quot;,&quot;DOI&quot;:&quot;10.1016/j.rse.2015.04.021&quot;,&quot;ISSN&quot;:&quot;00344257&quot;,&quot;journalAbbreviation&quot;:&quot;Remote Sensing of Environment&quot;,&quot;language&quot;:&quot;en&quot;,&quot;page&quot;:&quot;324-333&quot;,&quot;source&quot;:&quot;DOI.org (Crossref)&quot;,&quot;title&quot;:&quot;A scalable satellite-based crop yield mapper&quot;,&quot;volume&quot;:&quot;164&quot;,&quot;author&quot;:[{&quot;family&quot;:&quot;Lobell&quot;,&quot;given&quot;:&quot;David B.&quot;},{&quot;family&quot;:&quot;Thau&quot;,&quot;given&quot;:&quot;David&quot;},{&quot;family&quot;:&quot;Seifert&quot;,&quot;given&quot;:&quot;Christopher&quot;},{&quot;family&quot;:&quot;Engle&quot;,&quot;given&quot;:&quot;Eric&quot;},{&quot;family&quot;:&quot;Little&quot;,&quot;given&quot;:&quot;Bertis&quot;}],&quot;issued&quot;:{&quot;date-parts&quot;:[[&quot;2015&quot;,7]]}}}],&quot;schema&quot;:&quot;https://github.com/citation-style-language/schema/raw/master/csl-citation.json&quot;} RNDAWckbAGk8i"/></text:p></text:note-body></text:note></text:span> <text:span text:style-name="T13">developed the Scalable satellite-based Crop Yield Mapper (SCYM) that associated crop yield with spectral VIs and weather co-variates. This approach consists in four main steps: 1) crop model simulations over a realistic range of soil, climate and management conditions, 2) establishing pseudo-observations by converting daily model outputs to indicators observable by remote sensing (i.e. LAI to VIs relationship), 3) training the statistical model and 4) applying the yield models using image acquisitions from satellites. </text:span><text:span text:style-name="T26">Jin et al. (2017)</text:span><text:span text:style-name="T13"><text:note text:id="ftn23" text:note-class="footnote"><text:note-citation>32</text:note-citation><text:note-body><text:p text:style-name="P2"><text:reference-mark-start text:name="ZOTERO_ITEM CSL_CITATION {&quot;citationID&quot;:&quot;2gW3rM5H&quot;,&quot;properties&quot;:{&quot;formattedCitation&quot;:&quot;Zhenong Jin, George Azzari, and David B. Lobell, \\uc0\\u8220{}Improving the Accuracy of Satellite-Based High-Resolution Yield Estimation: A Test of Multiple Scalable Approaches,\\uc0\\u8221{} {\\i{}Agricultural and Forest Meteorology} 247 (December 2017): 207\\uc0\\u8211{}20, https://doi.org/10.1016/j.agrformet.2017.08.001.&quot;,&quot;plainCitation&quot;:&quot;Zhenong Jin, George Azzari, and David B. Lobell, “Improving the Accuracy of Satellite-Based High-Resolution Yield Estimation: A Test of Multiple Scalable Approaches,” Agricultural and Forest Meteorology 247 (December 2017): 207–20, https://doi.org/10.1016/j.agrformet.2017.08.001.&quot;,&quot;noteIndex&quot;:29},&quot;citationItems&quot;:[{&quot;id&quot;:3973,&quot;uris&quot;:[&quot;http://zotero.org/groups/4960551/items/C3VHPXGN&quot;],&quot;itemData&quot;:{&quot;id&quot;:3973,&quot;type&quot;:&quot;article-journal&quot;,&quot;container-title&quot;:&quot;Agricultural and Forest Meteorology&quot;,&quot;DOI&quot;:&quot;10.1016/j.agrformet.2017.08.001&quot;,&quot;ISSN&quot;:&quot;01681923&quot;,&quot;journalAbbreviation&quot;:&quot;Agricultural and Forest Meteorology&quot;,&quot;language&quot;:&quot;en&quot;,&quot;page&quot;:&quot;207-220&quot;,&quot;source&quot;:&quot;DOI.org (Crossref)&quot;,&quot;title&quot;:&quot;Improving the accuracy of satellite-based high-resolution yield estimation: A test of multiple scalable approaches&quot;,&quot;title-short&quot;:&quot;Improving the accuracy of satellite-based high-resolution yield estimation&quot;,&quot;volume&quot;:&quot;247&quot;,&quot;author&quot;:[{&quot;family&quot;:&quot;Jin&quot;,&quot;given&quot;:&quot;Zhenong&quot;},{&quot;family&quot;:&quot;Azzari&quot;,&quot;given&quot;:&quot;George&quot;},{&quot;family&quot;:&quot;Lobell&quot;,&quot;given&quot;:&quot;David B.&quot;}],&quot;issued&quot;:{&quot;date-parts&quot;:[[&quot;2017&quot;,12]]}}}],&quot;schema&quot;:&quot;https://github.com/citation-style-language/schema/raw/master/csl-citation.json&quot;} RNDbxyMS27Igz"/><text:span text:style-name="T5">Zhenong Jin, George Azzari, and David B. Lobell, “Improving the Accuracy of Satellite-Based High-Resolution Yield Estimation: A Test of Multiple Scalable Approaches,” </text:span><text:span text:style-name="T7">Agricultural and Forest Meteorology</text:span><text:span text:style-name="T5"> 247 (December 2017): 207–20, https://doi.org/10.1016/j.agrformet.2017.08.001.</text:span><text:reference-mark-end text:name="ZOTERO_ITEM CSL_CITATION {&quot;citationID&quot;:&quot;2gW3rM5H&quot;,&quot;properties&quot;:{&quot;formattedCitation&quot;:&quot;Zhenong Jin, George Azzari, and David B. Lobell, \\uc0\\u8220{}Improving the Accuracy of Satellite-Based High-Resolution Yield Estimation: A Test of Multiple Scalable Approaches,\\uc0\\u8221{} {\\i{}Agricultural and Forest Meteorology} 247 (December 2017): 207\\uc0\\u8211{}20, https://doi.org/10.1016/j.agrformet.2017.08.001.&quot;,&quot;plainCitation&quot;:&quot;Zhenong Jin, George Azzari, and David B. Lobell, “Improving the Accuracy of Satellite-Based High-Resolution Yield Estimation: A Test of Multiple Scalable Approaches,” Agricultural and Forest Meteorology 247 (December 2017): 207–20, https://doi.org/10.1016/j.agrformet.2017.08.001.&quot;,&quot;noteIndex&quot;:29},&quot;citationItems&quot;:[{&quot;id&quot;:3973,&quot;uris&quot;:[&quot;http://zotero.org/groups/4960551/items/C3VHPXGN&quot;],&quot;itemData&quot;:{&quot;id&quot;:3973,&quot;type&quot;:&quot;article-journal&quot;,&quot;container-title&quot;:&quot;Agricultural and Forest Meteorology&quot;,&quot;DOI&quot;:&quot;10.1016/j.agrformet.2017.08.001&quot;,&quot;ISSN&quot;:&quot;01681923&quot;,&quot;journalAbbreviation&quot;:&quot;Agricultural and Forest Meteorology&quot;,&quot;language&quot;:&quot;en&quot;,&quot;page&quot;:&quot;207-220&quot;,&quot;source&quot;:&quot;DOI.org (Crossref)&quot;,&quot;title&quot;:&quot;Improving the accuracy of satellite-based high-resolution yield estimation: A test of multiple scalable approaches&quot;,&quot;title-short&quot;:&quot;Improving the accuracy of satellite-based high-resolution yield estimation&quot;,&quot;volume&quot;:&quot;247&quot;,&quot;author&quot;:[{&quot;family&quot;:&quot;Jin&quot;,&quot;given&quot;:&quot;Zhenong&quot;},{&quot;family&quot;:&quot;Azzari&quot;,&quot;given&quot;:&quot;George&quot;},{&quot;family&quot;:&quot;Lobell&quot;,&quot;given&quot;:&quot;David B.&quot;}],&quot;issued&quot;:{&quot;date-parts&quot;:[[&quot;2017&quot;,12]]}}}],&quot;schema&quot;:&quot;https://github.com/citation-style-language/schema/raw/master/csl-citation.json&quot;} RNDbxyMS27Igz"/></text:p></text:note-body></text:note></text:span> <text:span text:style-name="T13">further improved the SCYM approach, using an ensemble of three crop models, including calibrating the phenology parameters in one the models, and using simulated biomass instead of yield to train the empirical model. They reported that simpler methods that relate crop biomass with yield, such as the constant harvest index, often outperform mechanistic simulations of grain formation. <text:s/>The integration of different remote sensing domains, such as thermal infrared or radar, to be used as predictive variables in these hybrid models remains largely unexplored, including the use of non-linear or machine learning statistical models.</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oft-page-break/><text:span text:style-name="T2"/></text:p>
      <text:p text:style-name="P10"><text:span text:style-name="T2"/></text:p>
      <text:p text:style-name="P10"><text:span text:style-name="T2">References</text:span></text:p>
      <text:section text:style-name="Sect1" text:name="ZOTERO_BIBL {&quot;uncited&quot;:[],&quot;omitted&quot;:[],&quot;custom&quot;:[]} CSL_BIBLIOGRAPHY RNDipYO9AQ1DD">
        <text:p text:style-name="P1">Abrahamsen, Per, and Søren Hansen. “Daisy: An Open Soil-Crop-Atmosphere System Model.” <text:span text:style-name="T16">Environmental Modelling &amp; Software</text:span> 15, no. 3 (March 1, 2000): 313–30. https://doi.org/10.1016/S1364-8152(00)00003-7.</text:p>
        <text:p text:style-name="P1">Anderson, Martha C., Cornelio A. Zolin, Paulo C. Sentelhas, Christopher R. Hain, Kathryn Semmens, M. Tugrul Yilmaz, Feng Gao, Jason A. Otkin, and Robert Tetrault. “The Evaporative Stress Index as an Indicator of Agricultural Drought in Brazil: An Assessment Based on Crop Yield Impacts.” <text:span text:style-name="T16">Remote Sensing of Environment</text:span> 174 (March 1, 2016): 82–99. https://doi.org/10.1016/j.rse.2015.11.034.</text:p>
        <text:p text:style-name="P1">Bognár, P., Cs Ferencz, S. Z. Pásztor, G. Molnár, G. Timár, D. Hamar, J. Lichtenberger, B. Székely, P. Steinbach, and O. E. Ferencz. “Yield Forecasting for Wheat and Corn in Hungary by Satellite Remote Sensing.” <text:span text:style-name="T16">International Journal of Remote Sensing</text:span> 32, no. 17 (2011): 4759–67. https://doi.org/10.1080/01431161.2010.493566.</text:p>
        <text:p text:style-name="P1">Brisson, N, C Gary, E Justes, R Roche, B Mary, D Ripoche, D Zimmer, et al. “An Overview of the Crop Model Stics.” <text:span text:style-name="T16">European Journal of Agronomy</text:span>, Modelling Cropping Systems: Science, Software and Applications, 18, no. 3 (January 1, 2003): 309–32. https://doi.org/10.1016/S1161-0301(02)00110-7.</text:p>
        <text:p text:style-name="P1">Diepen, C.a. van, J. Wolf, H. van Keulen, and C. Rappoldt. “WOFOST: A Simulation Model of Crop Production.” <text:span text:style-name="T16">Soil Use and Management</text:span> 5, no. 1 (1989): 16–24. https://doi.org/10.1111/j.1475-2743.1989.tb00755.x.</text:p>
        <text:p text:style-name="P1">Dong, Jie, Haibo Lu, Yawen Wang, Tao Ye, and Wenping Yuan. “Estimating Winter Wheat Yield Based on a Light Use Efficiency Model and Wheat Variety Data.” <text:span text:style-name="T16">ISPRS Journal of Photogrammetry and Remote Sensing</text:span> 160 (February 1, 2020): 18–32. https://doi.org/10.1016/j.isprsjprs.2019.12.005.</text:p>
        <text:p text:style-name="P1">Dorigo, W. A., R. Zurita-Milla, A. J. W. de Wit, J. Brazile, R. Singh, and M. E. Schaepman. “A Review on Reflective Remote Sensing and Data Assimilation Techniques for Enhanced Agroecosystem Modeling.” <text:span text:style-name="T16">International Journal of Applied Earth Observation and Geoinformation</text:span>, Advances in airborne electromagnetics and remote sensing of agro-ecosystems, 9, no. 2 (May 1, 2007): 165–93. https://doi.org/10.1016/j.jag.2006.05.003.</text:p>
        <text:p text:style-name="P1">Franch, B., E. F. Vermote, S. Skakun, J. C. Roger, I. Becker-Reshef, E. Murphy, and C. Justice. “Remote Sensing Based Yield Monitoring: Application to Winter Wheat in United States and Ukraine.” <text:span text:style-name="T16">International Journal of Applied Earth Observation and Geoinformation</text:span> 76, no. November 2018 (2019): 112–27. https://doi.org/10.1016/j.jag.2018.11.012.</text:p>
        <text:p text:style-name="P1">Funk, Chris, and Michael E. Budde. “Phenologically-Tuned MODIS NDVI-Based Production Anomaly Estimates for Zimbabwe.” <text:span text:style-name="T16">Remote Sensing of Environment</text:span> 113, no. 1 (January 15, 2009): 115–25. https://doi.org/10.1016/j.rse.2008.08.015.</text:p>
        <text:p text:style-name="P1">Gamon, J. A., J. Penuelas, and C. B. Field. “A Narrow-Waveband Spectral Index That Tracks Diurnal Changes in Photosynthetic Efficiency.” <text:span text:style-name="T16">Remote Sensing of Environment</text:span> 41, no. 1 (1992): 35–44.</text:p>
        <text:p text:style-name="P1">Gitelson, Anatoly A., Yi Peng, Jeffery G. Masek, Donald C. Rundquist, Shashi Verma, Andrew Suyker, John M. Baker, Jerry L. Hatfield, and Tilden Meyers. “Remote Estimation of Crop Gross Primary Production with Landsat Data.” <text:span text:style-name="T16">Remote Sensing of Environment</text:span> 121 (2012): 404–14.</text:p>
        <text:p text:style-name="P1">Gitelson, Anatoly A., Andrés Viña, Shashi B. Verma, Donald C. Rundquist, Timothy J. Arkebauer, Galina Keydan, Bryan Leavitt, Veronica Ciganda, George G. Burba, and Andrew E. Suyker. “Relationship between Gross Primary Production and Chlorophyll Content in Crops: Implications for the Synoptic Monitoring of Vegetation Productivity.” <text:span text:style-name="T16">Journal of Geophysical Research: Atmospheres</text:span> 111, no. D8 (2006).</text:p>
        <text:p text:style-name="P1">Gómez-Candón, David, Joaquim Bellvert, and Conxita Royo. “Performance of the Two-Source Energy Balance (TSEB) Model as a Tool for Monitoring the Response of Durum Wheat to Drought by High-Throughput Field Phenotyping.” <text:span text:style-name="T16">Frontiers in Plant Science</text:span> 12 (April 16, 2021): 658357. https://doi.org/10.3389/fpls.2021.658357.</text:p>
        <text:p text:style-name="P1">Holzworth, Dean P., Neil I. Huth, Peter G. deVoil, Eric J. Zurcher, Neville I. Herrmann, Greg McLean, Karine Chenu, et al. “APSIM – Evolution towards a New Generation of Agricultural Systems Simulation.” <text:span text:style-name="T16">Environmental Modelling &amp; Software</text:span> 62 (December 1, 2014): 327–50. https://doi.org/10.1016/j.envsoft.2014.07.009.</text:p>
        <text:p text:style-name="P1">Jin, Zhenong, George Azzari, and David B. Lobell. “Improving the Accuracy of Satellite-Based High-Resolution Yield Estimation: A Test of Multiple Scalable Approaches.” <text:span text:style-name="T16">Agricultural and Forest Meteorology</text:span> 247 (December 2017): 207–20. https://doi.org/10.1016/j.agrformet.2017.08.001.</text:p>
        <text:p text:style-name="P1">Johnson, David M. “An Assessment of Pre- and within-Season Remotely Sensed Variables for Forecasting Corn and Soybean Yields in the United States.” <text:span text:style-name="T16">Remote Sensing of Environment</text:span> 141 (February 5, 2014): 116–28. https://doi.org/10.1016/j.rse.2013.10.027.</text:p>
        <text:p text:style-name="P1">Jones, J. W, G Hoogenboom, C. H Porter, K. J Boote, W. D Batchelor, L. A Hunt, P. W Wilkens, U Singh, A. J Gijsman, and J. T Ritchie. “The DSSAT Cropping System Model.” <text:span text:style-name="T16">European Journal of Agronomy</text:span>, Modelling Cropping Systems: Science, Software and Applications, 18, no. 3 (January 1, 2003): 235–65. https://doi.org/10.1016/S1161-0301(02)00107-7.</text:p>
        <text:p text:style-name="P1"><text:soft-page-break/>Karthikeyan, L., Ila Chawla, and Ashok K. Mishra. “A Review of Remote Sensing Applications in Agriculture for Food Security: Crop Growth and Yield, Irrigation, and Crop Losses.” <text:span text:style-name="T16">Journal of Hydrology</text:span> 586 (July 1, 2020): 124905. https://doi.org/10.1016/j.jhydrol.2020.124905.</text:p>
        <text:p text:style-name="P1">Lobell, David B., David Thau, Christopher Seifert, Eric Engle, and Bertis Little. “A Scalable Satellite-Based Crop Yield Mapper.” <text:span text:style-name="T16">Remote Sensing of Environment</text:span> 164 (July 2015): 324–33. https://doi.org/10.1016/j.rse.2015.04.021.</text:p>
        <text:p text:style-name="P1">Monteith, J. L. “Solar Radiation and Productivity in Tropical Ecosystems.” <text:span text:style-name="T16">Journal of Applied Ecology</text:span> 9, no. 3 (1972): 747–66.</text:p>
        <text:p text:style-name="P1">Nendel, C., M. Berg, K. C. Kersebaum, W. Mirschel, X. Specka, M. Wegehenkel, K. O. Wenkel, and R. Wieland. “The MONICA Model: Testing Predictability for Crop Growth, Soil Moisture and Nitrogen Dynamics.” <text:span text:style-name="T16">Ecological Modelling</text:span> 222, no. 9 (May 10, 2011): 1614–25. https://doi.org/10.1016/j.ecolmodel.2011.02.018.</text:p>
        <text:p text:style-name="P1">Ovando, Gustavo, Silvina Sayago, and Mónica Bocco. “Evaluating Accuracy of DSSAT Model for Soybean Yield Estimation Using Satellite Weather Data.” <text:span text:style-name="T16">ISPRS Journal of Photogrammetry and Remote Sensing</text:span> 138 (April 1, 2018): 208–17. https://doi.org/10.1016/j.isprsjprs.2018.02.015.</text:p>
        <text:p text:style-name="P1">Raes, Dirk, Pasquale Steduto, Theodore C. Hsiao, and Elias Fereres. “AquaCrop—The FAO Crop Model to Simulate Yield Response to Water: II. Main Algorithms and Software Description.” <text:span text:style-name="T16">Agronomy Journal</text:span> 101, no. 3 (2009): 438–47. https://doi.org/10.2134/agronj2008.0140s.</text:p>
        <text:p text:style-name="P1">RASMUSSEN, M. S. “Assessment of Millet Yields and Production in Northern Burkina Faso Using Integrated NDVI from the AVHRR.” <text:span text:style-name="T16">International Journal of Remote Sensing</text:span> 13, no. 18 (December 1, 1992): 3431–42. https://doi.org/10.1080/01431169208904132.</text:p>
        <text:p text:style-name="P1">Rossini, M., S. Cogliati, M. Meroni, Mirco Migliavacca, M. Galvagno, L. Busetto, E. Cremonese, T. Julitta, C. Siniscalco, and U. Morra di Cella. “Remote Sensing-Based Estimation of Gross Primary Production in a Subalpine Grassland.” <text:span text:style-name="T16">Biogeosciences</text:span> 9 (2012): 2565–84.</text:p>
        <text:p text:style-name="P1">Sibley, Adam M., Patricio Grassini, Nancy E. Thomas, Kenneth G. Cassman, and David B. Lobell. “Testing Remote Sensing Approaches for Assessing Yield Variability among Maize Fields.” <text:span text:style-name="T16">Agronomy Journal</text:span> 106, no. 1 (2014): 24–32. https://doi.org/10.2134/agronj2013.0314.</text:p>
        <text:p text:style-name="P1">Wieneke, S., H. Ahrends, A. Damm, F. Pinto, A. Stadler, M. Rossini, and U. Rascher. “Airborne Based Spectroscopy of Red and Far-Red Sun-Induced Chlorophyll Fluorescence: Implications for Improved Estimates of Gross Primary Productivity.” <text:span text:style-name="T16">Remote Sensing of Environment</text:span> 184 (2016): 654–67.</text:p>
        <text:p text:style-name="P1">Wu, Shangrong, Peng Yang, Zhongxin Chen, Jianqiang Ren, He Li, and Liang Sun. “Estimating Winter Wheat Yield by Assimilation of Remote Sensing Data with a Four-Dimensional Variation Algorithm Considering Anisotropic Background Error and Time Window.” <text:span text:style-name="T16">Agricultural and Forest Meteorology</text:span> 301–302 (May 2021): 108345. https://doi.org/10.1016/j.agrformet.2021.108345.</text:p>
        <text:p text:style-name="P1">Zarco-Tejada, P. “Chlorophyll Fluorescence Effects on Vegetation Apparent Reflectance II. Laboratory and Airborne Canopy-Level Measurements with Hyperspectral Data.” <text:span text:style-name="T16">Remote Sensing of Environment</text:span> 74, no. 3 (December 2000): 596–608. https://doi.org/10.1016/S0034-4257(00)00149-8.</text:p>
      </text:section>
      <text:p text:style-name="P8"/>
      <text:p text:style-name="P11"/>
      <text:p text:style-name="P4"><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lsevierGulliver" svg:font-family="ElsevierGulliver, Georgia, 'Times New Roman', STIXGeneral, 'Cambria Math', Arial, Helvetica, 'Lucida Sans Unicode', 'Microsoft Sans Serif', 'Segoe UI Symbol', 'Arial Unicode MS', serif"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Text_20_body" style:default-outline-level="2" style:class="text">
      <style:paragraph-properties fo:margin-top="0.3335in" fo:margin-bottom="0.1665in" style:contextual-spacing="false" style:line-height-at-least="0.25in" fo:keep-together="always" fo:keep-with-next="always">
        <style:tab-stops>
          <style:tab-stop style:position="0.7874in"/>
        </style:tab-stops>
      </style:paragraph-properties>
      <style:text-properties fo:color="#4f81bd" loext:opacity="100%" fo:font-size="14pt" style:font-name-asian="F" style:font-family-generic-asian="system" style:font-pitch-asian="variable" style:font-size-asian="14pt" style:font-name-complex="F" style:font-family-generic-complex="system" style:font-pitch-complex="variable" style:font-size-complex="13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3:39:45.864261241</meta:creation-date>
    <dc:date>2023-04-27T14:13:26.829894349</dc:date>
    <meta:editing-duration>PT33M38S</meta:editing-duration>
    <meta:editing-cycles>7</meta:editing-cycles>
    <meta:generator>LibreOffice/7.5.2.2$Linux_X86_64 LibreOffice_project/2bfef170d7f209f361744ff85f6d12ef76490f7e</meta:generator>
    <meta:document-statistic meta:table-count="0" meta:image-count="0" meta:object-count="0" meta:page-count="6" meta:paragraph-count="74" meta:word-count="3690" meta:character-count="26708" meta:non-whitespace-character-count="23133"/>
    <meta:user-defined meta:name="ZOTERO_PREF_1">&lt;data data-version="3" zotero-version="6.0.23"&gt;&lt;session id="EqGWKTOS"/&gt;&lt;style id="http://www.zotero.org/styles/chicago-fullnote-bibliography" locale="en-US" hasBibliography="1" bibliographyStyleHasBeenSet="1"/&gt;&lt;prefs&gt;&lt;pref name="fieldType" value="Referenc</meta:user-defined>
    <meta:user-defined meta:name="ZOTERO_PREF_2">eMark"/&gt;&lt;pref name="automaticJournalAbbreviations" value="true"/&gt;&lt;pref name="noteType" value="1"/&gt;&lt;/prefs&gt;&lt;/data&gt;</meta:user-defined>
  </office:meta>
</office:document-meta>
</file>